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media-type="application/vnd.oasis.opendocument.formula"/>
  <manifest:file-entry manifest:full-path="manifest.rdf" manifest:media-type="application/rdf+xml"/>
  <manifest:file-entry manifest:full-path="layout-cache" manifest:media-type="application/binary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34in"/>
    </style:style>
    <style:style style:name="Table1.B" style:family="table-column">
      <style:table-column-properties style:column-width="1.2882in"/>
    </style:style>
    <style:style style:name="Table1.C" style:family="table-column">
      <style:table-column-properties style:column-width="4.302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Bitstream Vera Sans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Bitstream Vera Sans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663300" fo:font-size="11pt" fo:font-weight="bold" style:font-size-asian="11pt" style:font-size-complex="11pt"/>
    </style:style>
    <style:style style:name="P8" style:family="paragraph" style:parent-style-name="Standard">
      <style:paragraph-properties fo:margin-top="0in" fo:margin-bottom="0.1965in" style:contextual-spacing="false"/>
      <style:text-properties style:font-name="Bitstream Vera Sans" fo:font-size="11pt" style:font-size-asian="11pt" style:font-size-complex="11pt"/>
    </style:style>
    <style:style style:name="P9" style:family="paragraph" style:parent-style-name="Preformatted_20_Text">
      <style:paragraph-properties fo:margin-top="0in" fo:margin-bottom="0.1965in" style:contextual-spacing="false"/>
      <style:text-properties fo:color="#663300" style:font-name="Bitstream Vera Sans" fo:font-size="11pt" fo:font-weight="bold" style:font-size-asian="11pt" style:font-weight-asian="bold" style:font-size-complex="11pt" style:font-weight-complex="bold"/>
    </style:style>
    <style:style style:name="P10" style:family="paragraph" style:parent-style-name="Preformatted_20_Text">
      <style:paragraph-properties fo:margin-top="0in" fo:margin-bottom="0.1965in" style:contextual-spacing="false" fo:text-align="start" style:justify-single-word="false"/>
      <style:text-properties fo:color="#663300" style:font-name="Bitstream Vera Sans" fo:font-size="11pt" fo:font-weight="bold" style:font-size-asian="11pt" style:font-weight-asian="bold" style:font-size-complex="11pt" style:font-weight-complex="bold"/>
    </style:style>
    <style:style style:name="P11" style:family="paragraph" style:parent-style-name="Preformatted_20_Text">
      <style:paragraph-properties fo:margin-top="0in" fo:margin-bottom="0.1965in" style:contextual-spacing="false"/>
      <style:text-properties fo:color="#663300" fo:font-weight="bold"/>
    </style:style>
    <style:style style:name="P12" style:family="paragraph" style:parent-style-name="Preformatted_20_Text">
      <style:paragraph-properties fo:margin-top="0in" fo:margin-bottom="0.1965in" style:contextual-spacing="false" fo:text-align="start" style:justify-single-word="false"/>
      <style:text-properties fo:color="#663300" fo:font-weight="bold"/>
    </style:style>
    <style:style style:name="P13" style:family="paragraph" style:parent-style-name="Preformatted_20_Text">
      <style:paragraph-properties fo:margin-top="0in" fo:margin-bottom="0.1965in" style:contextual-spacing="false"/>
      <style:text-properties style:font-name="Bitstream Vera Sans" fo:font-size="11pt" style:font-size-asian="11pt" style:font-size-complex="11pt"/>
    </style:style>
    <style:style style:name="P14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15" style:family="paragraph" style:parent-style-name="Preformatted_20_Text">
      <style:paragraph-properties fo:margin-top="0in" fo:margin-bottom="0.1965in" style:contextual-spacing="false"/>
      <style:text-properties fo:color="#000099" fo:font-size="11pt" style:font-size-asian="11pt" style:font-size-complex="11pt"/>
    </style:style>
    <style:style style:name="P16" style:family="paragraph" style:parent-style-name="Preformatted_20_Text">
      <style:paragraph-properties fo:margin-top="0in" fo:margin-bottom="0.1965in" style:contextual-spacing="false" fo:text-align="start" style:justify-single-word="false"/>
    </style:style>
    <style:style style:name="P17" style:family="paragraph" style:parent-style-name="Text_20_body">
      <style:text-properties style:font-name="Bitstream Vera Sans" fo:font-size="11pt" style:font-size-asian="11pt" style:font-size-complex="11pt"/>
    </style:style>
    <style:style style:name="P18" style:family="paragraph" style:parent-style-name="Text_20_body">
      <style:paragraph-properties fo:text-align="start" style:justify-single-word="false"/>
      <style:text-properties style:font-name="Bitstream Vera Sans" fo:font-size="11pt" style:font-size-asian="11pt" style:font-size-complex="11pt"/>
    </style:style>
    <style:style style:name="P19" style:family="paragraph" style:parent-style-name="Table_20_Heading">
      <style:text-properties style:font-name="Bitstream Vera Sans" fo:font-size="11pt" style:font-size-asian="11pt" style:font-size-complex="11pt"/>
    </style:style>
    <style:style style:name="P20" style:family="paragraph" style:parent-style-name="Table_20_Contents">
      <style:text-properties style:font-name="Bitstream Vera Sans" fo:font-size="11pt" fo:font-style="italic" style:font-size-asian="11pt" style:font-size-complex="11pt"/>
    </style:style>
    <style:style style:name="P21" style:family="paragraph" style:parent-style-name="Table_20_Contents">
      <style:text-properties style:font-name="Bitstream Vera Sans" fo:font-size="11pt" style:font-size-asian="11pt" style:font-size-complex="11pt"/>
    </style:style>
    <style:style style:name="P22" style:family="paragraph" style:parent-style-name="Preformatted_20_Text">
      <style:text-properties style:use-window-font-color="true" style:font-name="Bitstream Vera Sans" fo:font-size="11pt" fo:font-weight="bold" style:font-size-asian="11pt" style:font-weight-asian="bold" style:font-size-complex="11pt" style:font-weight-complex="bold"/>
    </style:style>
    <style:style style:name="P23" style:family="paragraph" style:parent-style-name="Preformatted_20_Text">
      <style:text-properties fo:color="#000099"/>
    </style:style>
    <style:style style:name="P24" style:family="paragraph" style:parent-style-name="Preformatted_20_Text">
      <style:text-properties fo:color="#000099" fo:font-size="11pt" style:font-size-asian="11pt" style:font-size-complex="11pt"/>
    </style:style>
    <style:style style:name="P25" style:family="paragraph" style:parent-style-name="Preformatted_20_Text">
      <style:text-properties fo:color="#999999"/>
    </style:style>
    <style:style style:name="P26" style:family="paragraph" style:parent-style-name="Preformatted_20_Text">
      <style:text-properties fo:color="#999999" fo:font-size="11pt" fo:font-style="italic" style:font-size-asian="11pt" style:font-size-complex="11pt"/>
    </style:style>
    <style:style style:name="P27" style:family="paragraph" style:parent-style-name="Preformatted_20_Text">
      <style:text-properties fo:color="#999999" fo:font-size="11pt" style:font-size-asian="11pt" style:font-size-complex="11pt"/>
    </style:style>
    <style:style style:name="P28" style:family="paragraph" style:parent-style-name="Preformatted_20_Text">
      <style:text-properties fo:color="#999999" fo:font-style="italic"/>
    </style:style>
    <style:style style:name="P29" style:family="paragraph" style:parent-style-name="Preformatted_20_Text">
      <style:text-properties fo:color="#663300"/>
    </style:style>
    <style:style style:name="P30" style:family="paragraph" style:parent-style-name="Preformatted_20_Text">
      <style:text-properties fo:color="#663300" fo:font-size="11pt" fo:font-weight="bold" style:font-size-asian="11pt" style:font-size-complex="11pt"/>
    </style:style>
    <style:style style:name="P31" style:family="paragraph" style:parent-style-name="Preformatted_20_Text">
      <style:text-properties fo:color="#663300" fo:font-size="11pt" style:font-size-asian="11pt" style:font-size-complex="11pt"/>
    </style:style>
    <style:style style:name="P32" style:family="paragraph" style:parent-style-name="Preformatted_20_Text">
      <style:text-properties fo:color="#663300" style:font-name="Bitstream Vera Sans" fo:font-size="11pt" fo:font-weight="bold" style:font-size-asian="11pt" style:font-weight-asian="bold" style:font-size-complex="11pt" style:font-weight-complex="bold"/>
    </style:style>
    <style:style style:name="P33" style:family="paragraph" style:parent-style-name="Preformatted_20_Text">
      <style:paragraph-properties fo:text-align="center" style:justify-single-word="false"/>
      <style:text-properties fo:color="#663300" style:font-name="Bitstream Vera Sans" fo:font-size="11pt" fo:font-weight="bold" style:font-size-asian="11pt" style:font-weight-asian="bold" style:font-size-complex="11pt" style:font-weight-complex="bold"/>
    </style:style>
    <style:style style:name="P34" style:family="paragraph" style:parent-style-name="Preformatted_20_Text">
      <style:text-properties fo:color="#663300" fo:font-weight="bold"/>
    </style:style>
    <style:style style:name="P35" style:family="paragraph" style:parent-style-name="Preformatted_20_Text">
      <style:text-properties fo:color="#ff6633" fo:font-size="11pt" style:font-size-asian="11pt" style:font-size-complex="11pt"/>
    </style:style>
    <style:style style:name="P36" style:family="paragraph" style:parent-style-name="Preformatted_20_Text">
      <style:text-properties style:font-name="Bitstream Vera Sans" fo:font-size="11pt" style:font-size-asian="11pt" style:font-size-complex="11pt"/>
    </style:style>
    <style:style style:name="P37" style:family="paragraph" style:parent-style-name="Preformatted_20_Text">
      <style:text-properties fo:font-size="11pt" style:font-size-asian="11pt" style:font-size-complex="11pt"/>
    </style:style>
    <style:style style:name="P38" style:family="paragraph" style:parent-style-name="Preformatted_20_Text">
      <style:text-properties fo:color="#ff0000"/>
    </style:style>
    <style:style style:name="P39" style:family="paragraph" style:parent-style-name="Preformatted_20_Text">
      <style:text-properties fo:color="#ff6633"/>
    </style:style>
    <style:style style:name="P40" style:family="paragraph" style:parent-style-name="Preformatted_20_Text">
      <style:text-properties fo:font-size="11pt" style:font-size-asian="11pt" style:font-size-complex="11pt"/>
    </style:style>
    <style:style style:name="P41" style:family="paragraph" style:parent-style-name="Preformatted_20_Text">
      <style:paragraph-properties fo:text-align="center" style:justify-single-word="false"/>
      <style:text-properties style:use-window-font-color="true" style:font-name="Bitstream Vera Sans" fo:font-size="11pt" fo:font-weight="bold" style:font-size-asian="11pt" style:font-weight-asian="bold" style:font-size-complex="11pt" style:font-weight-complex="bold"/>
    </style:style>
    <style:style style:name="P42" style:family="paragraph" style:parent-style-name="Preformatted_20_Text">
      <style:text-properties style:use-window-font-color="true" style:font-name="Bitstream Vera Sans" fo:font-size="11pt" fo:font-weight="normal" style:font-size-asian="11pt" style:font-weight-asian="normal" style:font-size-complex="11pt" style:font-weight-complex="normal"/>
    </style:style>
    <style:style style:name="P43" style:family="paragraph" style:parent-style-name="Preformatted_20_Text">
      <style:paragraph-properties fo:text-align="center" style:justify-single-word="false"/>
      <style:text-properties officeooo:paragraph-rsid="001792c1"/>
    </style:style>
    <style:style style:name="P44" style:family="paragraph" style:parent-style-name="Preformatted_20_Text">
      <style:text-properties fo:color="#000000" style:font-name="Bitstream Vera Sans" fo:font-size="11pt" fo:font-weight="normal" style:font-size-asian="11pt" style:font-weight-asian="normal" style:font-size-complex="11pt" style:font-weight-complex="normal"/>
    </style:style>
    <style:style style:name="P45" style:family="paragraph" style:parent-style-name="Preformatted_20_Text">
      <style:text-properties fo:color="#000000" style:font-name="Bitstream Vera Sans" fo:font-size="11pt" fo:font-weight="normal" officeooo:paragraph-rsid="001792c1" style:font-size-asian="11pt" style:font-weight-asian="normal" style:font-size-complex="11pt" style:font-weight-complex="normal"/>
    </style:style>
    <style:style style:name="P46" style:family="paragraph" style:parent-style-name="Preformatted_20_Text">
      <style:text-properties fo:color="#ff0000" officeooo:paragraph-rsid="001792c1"/>
    </style:style>
    <style:style style:name="P47" style:family="paragraph" style:parent-style-name="Preformatted_20_Text">
      <style:text-properties officeooo:paragraph-rsid="001792c1"/>
    </style:style>
    <style:style style:name="P48" style:family="paragraph" style:parent-style-name="Preformatted_20_Text">
      <style:text-properties fo:color="#663300" fo:font-weight="bold" officeooo:paragraph-rsid="001792c1"/>
    </style:style>
    <style:style style:name="P49" style:family="paragraph" style:parent-style-name="Preformatted_20_Text">
      <style:paragraph-properties fo:text-align="start" style:justify-single-word="false"/>
      <style:text-properties officeooo:paragraph-rsid="001792c1"/>
    </style:style>
    <style:style style:name="P50" style:family="paragraph" style:parent-style-name="Preformatted_20_Text">
      <style:text-properties fo:color="#000099"/>
    </style:style>
    <style:style style:name="P51" style:family="paragraph" style:parent-style-name="Preformatted_20_Text">
      <style:paragraph-properties fo:margin-top="0in" fo:margin-bottom="0.1965in" style:contextual-spacing="false" fo:text-align="start" style:justify-single-word="false"/>
      <style:text-properties fo:color="#663300" fo:font-weight="bold" officeooo:paragraph-rsid="001792c1"/>
    </style:style>
    <style:style style:name="P52" style:family="paragraph" style:parent-style-name="Preformatted_20_Text">
      <style:paragraph-properties fo:margin-top="0in" fo:margin-bottom="0.1965in" style:contextual-spacing="false" fo:text-align="start" style:justify-single-word="false"/>
      <style:text-properties fo:color="#663300" officeooo:paragraph-rsid="001792c1"/>
    </style:style>
    <style:style style:name="P53" style:family="paragraph" style:parent-style-name="Preformatted_20_Text">
      <style:paragraph-properties fo:margin-top="0in" fo:margin-bottom="0.1965in" style:contextual-spacing="false" fo:text-align="start" style:justify-single-word="false"/>
      <style:text-properties officeooo:paragraph-rsid="001792c1"/>
    </style:style>
    <style:style style:name="P54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use-window-font-color="true" style:font-name="Bitstream Vera Sans" fo:font-size="11pt" fo:font-weight="normal" officeooo:paragraph-rsid="001792c1" style:font-size-asian="11pt" style:font-weight-asian="normal" style:font-size-complex="11pt" style:font-weight-complex="normal"/>
    </style:style>
    <style:style style:name="P55" style:family="paragraph" style:parent-style-name="Heading_20_1">
      <style:paragraph-properties fo:text-align="center" style:justify-single-word="false"/>
    </style:style>
    <style:style style:name="P56" style:family="paragraph" style:parent-style-name="Heading_20_1">
      <style:paragraph-properties fo:text-align="center" style:justify-single-word="false"/>
      <style:text-properties officeooo:paragraph-rsid="001a5e0c"/>
    </style:style>
    <style:style style:name="P57" style:family="paragraph" style:parent-style-name="Heading_20_1" style:master-page-name="HTML">
      <style:paragraph-properties fo:text-align="center" style:justify-single-word="false" style:page-number="auto"/>
    </style:style>
    <style:style style:name="P58" style:family="paragraph" style:parent-style-name="Heading_20_1">
      <style:paragraph-properties fo:margin-top="0.1665in" fo:margin-bottom="0.0835in" style:contextual-spacing="false" fo:text-align="center" style:justify-single-word="false" fo:keep-with-next="always"/>
      <style:text-properties style:font-name="Helvetica" style:font-name-asian="AR PL ShanHeiSun Uni" style:font-name-complex="Lucidasans"/>
    </style:style>
    <style:style style:name="P59" style:family="paragraph" style:parent-style-name="Heading_20_1">
      <style:paragraph-properties fo:margin-top="0.1665in" fo:margin-bottom="0.0835in" style:contextual-spacing="false" fo:text-align="center" style:justify-single-word="false" fo:keep-with-next="always"/>
      <style:text-properties style:font-name="Helvetica" officeooo:paragraph-rsid="001792c1" style:font-name-asian="AR PL ShanHeiSun Uni" style:font-name-complex="Lucidasans"/>
    </style:style>
    <style:style style:name="P60" style:family="paragraph" style:parent-style-name="Standard">
      <style:paragraph-properties fo:text-align="center" style:justify-single-word="false"/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Bitstream Vera Sans" fo:font-size="11pt" style:font-size-asian="11pt" style:font-size-complex="11pt"/>
    </style:style>
    <style:style style:name="T6" style:family="text">
      <style:text-properties style:font-name="Bitstream Vera Sans" fo:font-size="11pt" style:font-size-asian="11pt" style:font-weight-asian="bold" style:font-size-complex="11pt" style:font-weight-complex="bold"/>
    </style:style>
    <style:style style:name="T7" style:family="text">
      <style:text-properties style:font-name="Bitstream Vera Sans" fo:font-size="11pt" fo:font-style="italic" style:font-size-asian="11pt" style:font-size-complex="11pt"/>
    </style:style>
    <style:style style:name="T8" style:family="text">
      <style:text-properties fo:color="#000000"/>
    </style:style>
    <style:style style:name="T9" style:family="text">
      <style:text-properties fo:color="#000000" fo:font-weight="bold"/>
    </style:style>
    <style:style style:name="T10" style:family="text">
      <style:text-properties fo:color="#990000"/>
    </style:style>
    <style:style style:name="T11" style:family="text">
      <style:text-properties fo:color="#663300"/>
    </style:style>
    <style:style style:name="T12" style:family="text">
      <style:text-properties fo:color="#663300" fo:font-weight="bold"/>
    </style:style>
    <style:style style:name="T13" style:family="text">
      <style:text-properties fo:color="#999900"/>
    </style:style>
    <style:style style:name="T14" style:family="text">
      <style:text-properties fo:color="#ff6633"/>
    </style:style>
    <style:style style:name="T15" style:family="text">
      <style:text-properties fo:color="#ff0000"/>
    </style:style>
    <style:style style:name="T16" style:family="text">
      <style:text-properties fo:color="#009900"/>
    </style:style>
    <style:style style:name="T17" style:family="text">
      <style:text-properties fo:color="#000099"/>
    </style:style>
    <style:style style:name="T18" style:family="text">
      <style:text-properties fo:color="#999999"/>
    </style:style>
    <style:style style:name="T19" style:family="text">
      <style:text-properties fo:color="#999999" fo:font-style="italic"/>
    </style:style>
    <style:style style:name="T20" style:family="text">
      <style:text-properties fo:color="#996600"/>
    </style:style>
    <style:style style:name="T21" style:family="text">
      <style:text-properties style:font-name="Helvetica" style:font-name-asian="AR PL ShanHeiSun Uni" style:font-name-complex="Lucidasans"/>
    </style:style>
    <style:style style:name="T22" style:family="text">
      <style:text-properties officeooo:rsid="001792c1"/>
    </style:style>
    <style:style style:name="T23" style:family="text">
      <style:text-properties style:use-window-font-color="true" style:font-name="Bitstream Vera Sans" fo:font-size="11pt" fo:font-weight="bold" officeooo:rsid="001792c1" style:font-size-asian="11pt" style:font-weight-asian="bold" style:font-size-complex="11pt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 draw:visible-area-width="1.9685in" draw:visible-area-height="1.9685in"/>
    </style:style>
    <style:style style:name="fr2" style:family="graphic" style:parent-style-name="Formula">
      <style:graphic-properties style:vertical-pos="from-top" style:horizontal-pos="from-left" style:horizontal-rel="paragraph-content" draw:ole-draw-aspect="1" draw:visible-area-width="1.9685in" draw:visible-area-height="1.9685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1">BELLMAN FORD</text:h>
      <text:p text:style-name="P23"/>
      <text:p text:style-name="P23"><office:annotation><dc:date>2012-11-12T16:04:39</dc:date><text:p>To generate your own colored code visit http://www.bedaux.net/cpp2html/</text:p></office:annotation>#include &lt;cstdio&gt;</text:p>
      <text:p text:style-name="P23">#include &lt;climits&gt;</text:p>
      <text:p text:style-name="P23">#include &lt;vector&gt;</text:p>
      <text:p text:style-name="Preformatted_20_Text"><text:span text:style-name="T10">using namespace</text:span> std<text:span text:style-name="T12">;</text:span></text:p>
      <text:p text:style-name="Preformatted_20_Text"/>
      <text:p text:style-name="Preformatted_20_Text"><text:span text:style-name="T10">struct</text:span> node<text:span text:style-name="T11"> </text:span><text:span text:style-name="T12">{</text:span></text:p>
      <text:p text:style-name="Preformatted_20_Text"><text:span text:style-name="T14"><text:s text:c="2"/>long long int</text:span> dist<text:span text:style-name="T12">;</text:span></text:p>
      <text:p text:style-name="Preformatted_20_Text"><text:span text:style-name="T14"><text:s text:c="2"/>int</text:span> pred<text:span text:style-name="T12">;</text:span></text:p>
      <text:p text:style-name="Preformatted_20_Text"><text:span text:style-name="T14"><text:s text:c="2"/>bool</text:span> flag<text:span text:style-name="T12">;</text:span></text:p>
      <text:p text:style-name="Preformatted_20_Text"><text:span text:style-name="T14"><text:s text:c="2"/>int</text:span> id<text:span text:style-name="T12">;</text:span></text:p>
      <text:p text:style-name="P34">};</text:p>
      <text:p text:style-name="Preformatted_20_Text"/>
      <text:p text:style-name="Preformatted_20_Text"><text:span text:style-name="T10">struct</text:span> edge<text:span text:style-name="T11"> </text:span><text:span text:style-name="T12">{</text:span></text:p>
      <text:p text:style-name="Preformatted_20_Text"><text:span text:style-name="T14"><text:s text:c="2"/>int</text:span> x<text:span text:style-name="T12">;</text:span></text:p>
      <text:p text:style-name="Preformatted_20_Text"><text:span text:style-name="T14"><text:s text:c="2"/>int</text:span> y<text:span text:style-name="T12">;</text:span></text:p>
      <text:p text:style-name="Preformatted_20_Text"><text:span text:style-name="T14"><text:s text:c="2"/>int</text:span> w<text:span text:style-name="T12">;</text:span></text:p>
      <text:p text:style-name="P34">};</text:p>
      <text:p text:style-name="Preformatted_20_Text"/>
      <text:p text:style-name="P23">#define MAX_M 9000000</text:p>
      <text:p text:style-name="Preformatted_20_Text"/>
      <text:p text:style-name="Preformatted_20_Text">vector<text:span text:style-name="T12">&lt;</text:span>node<text:span text:style-name="T12">&gt;</text:span> nodes<text:span text:style-name="T12">;</text:span></text:p>
      <text:p text:style-name="Preformatted_20_Text">edge edges<text:span text:style-name="T12">[</text:span>MAX_M<text:span text:style-name="T12">];</text:span></text:p>
      <text:p text:style-name="Preformatted_20_Text"><text:span text:style-name="T14">int</text:span> e<text:span text:style-name="T12">,</text:span> v<text:span text:style-name="T12">;</text:span></text:p>
      <text:p text:style-name="Preformatted_20_Text"/>
      <text:p text:style-name="Preformatted_20_Text"><text:span text:style-name="T14">bool</text:span> BellmanFord<text:span text:style-name="T12">(</text:span><text:span text:style-name="T14">int</text:span> start<text:span text:style-name="T12">) {</text:span></text:p>
      <text:p text:style-name="Preformatted_20_Text"><text:span text:style-name="T15"><text:s text:c="2"/>for</text:span><text:span text:style-name="T11"> </text:span><text:span text:style-name="T12">(</text:span><text:span text:style-name="T14">int</text:span> i<text:span text:style-name="T11"> </text:span><text:span text:style-name="T12">=</text:span><text:span text:style-name="T13"> 0</text:span><text:span text:style-name="T12">;</text:span> i<text:span text:style-name="T11"> </text:span><text:span text:style-name="T12">&lt;</text:span> v<text:span text:style-name="T12">;</text:span> i<text:span text:style-name="T12">++) {</text:span></text:p>
      <text:p text:style-name="Preformatted_20_Text"><text:span text:style-name="T15"><text:s text:c="4"/>if</text:span><text:span text:style-name="T11"> </text:span><text:span text:style-name="T12">(</text:span>i<text:span text:style-name="T11"> </text:span><text:span text:style-name="T12">==</text:span> start<text:span text:style-name="T12">)</text:span></text:p>
      <text:p text:style-name="Preformatted_20_Text"><text:s text:c="6"/>nodes<text:span text:style-name="T12">[</text:span>i<text:span text:style-name="T12">].</text:span>dist<text:span text:style-name="T11"> </text:span><text:span text:style-name="T12">=</text:span><text:span text:style-name="T13"> 0</text:span><text:span text:style-name="T12">;</text:span></text:p>
      <text:p text:style-name="P38"><text:s text:c="4"/>else</text:p>
      <text:p text:style-name="Preformatted_20_Text"><text:s text:c="6"/>nodes<text:span text:style-name="T12">[</text:span>i<text:span text:style-name="T12">].</text:span>dist<text:span text:style-name="T11"> </text:span><text:span text:style-name="T12">=</text:span> INT_MAX<text:span text:style-name="T12">;</text:span></text:p>
      <text:p text:style-name="Preformatted_20_Text"><text:s text:c="4"/>nodes<text:span text:style-name="T12">[</text:span>i<text:span text:style-name="T12">].</text:span>pred<text:span text:style-name="T11"> </text:span><text:span text:style-name="T12">= -</text:span><text:span text:style-name="T13">1</text:span><text:span text:style-name="T12">;</text:span></text:p>
      <text:p text:style-name="Preformatted_20_Text"><text:s text:c="4"/>nodes<text:span text:style-name="T12">[</text:span>i<text:span text:style-name="T12">].</text:span>id<text:span text:style-name="T11"> </text:span><text:span text:style-name="T12">=</text:span> i<text:span text:style-name="T12">;</text:span></text:p>
      <text:p text:style-name="P29"><text:s text:c="2"/><text:span text:style-name="T1">}</text:span></text:p>
      <text:p text:style-name="Preformatted_20_Text"/>
      <text:p text:style-name="Preformatted_20_Text"><text:span text:style-name="T15"><text:s text:c="2"/>for</text:span><text:span text:style-name="T11"> </text:span><text:span text:style-name="T12">(</text:span><text:span text:style-name="T14">int</text:span> i<text:span text:style-name="T11"> </text:span><text:span text:style-name="T12">=</text:span><text:span text:style-name="T13"> 0</text:span><text:span text:style-name="T12">;</text:span> i<text:span text:style-name="T11"> </text:span><text:span text:style-name="T12">&lt;</text:span> v<text:span text:style-name="T12">-</text:span><text:span text:style-name="T13">1</text:span><text:span text:style-name="T12">;</text:span> i<text:span text:style-name="T12">++)</text:span></text:p>
      <text:p text:style-name="P29"><text:s text:c="2"/><text:span text:style-name="T1">{</text:span></text:p>
      <text:p text:style-name="Preformatted_20_Text"><text:span text:style-name="T15"><text:s text:c="4"/>for</text:span><text:span text:style-name="T11"> </text:span><text:span text:style-name="T12">(</text:span><text:span text:style-name="T14">int</text:span> j<text:span text:style-name="T11"> </text:span><text:span text:style-name="T12">=</text:span><text:span text:style-name="T13"> 0</text:span><text:span text:style-name="T12">;</text:span> j<text:span text:style-name="T11"> </text:span><text:span text:style-name="T12">&lt;</text:span> e<text:span text:style-name="T12">;</text:span> j<text:span text:style-name="T12">++) {</text:span></text:p>
      <text:p text:style-name="Preformatted_20_Text"><text:span text:style-name="T15"><text:s text:c="6"/>if</text:span><text:span text:style-name="T11"> </text:span><text:span text:style-name="T12">(</text:span>nodes<text:span text:style-name="T12">[</text:span>edges<text:span text:style-name="T12">[</text:span>j<text:span text:style-name="T12">].</text:span>y<text:span text:style-name="T12">].</text:span>dist<text:span text:style-name="T11"> </text:span><text:span text:style-name="T12">&gt;</text:span> nodes<text:span text:style-name="T12">[</text:span>edges<text:span text:style-name="T12">[</text:span>j<text:span text:style-name="T12">].</text:span>x<text:span text:style-name="T12">].</text:span>dist<text:span text:style-name="T11"> </text:span><text:span text:style-name="T12">+</text:span> edges<text:span text:style-name="T12">[</text:span>j<text:span text:style-name="T12">].</text:span>w<text:span text:style-name="T12">) {</text:span></text:p>
      <text:p text:style-name="Preformatted_20_Text"><text:s text:c="8"/>nodes<text:span text:style-name="T12">[</text:span>edges<text:span text:style-name="T12">[</text:span>j<text:span text:style-name="T12">].</text:span>y<text:span text:style-name="T12">].</text:span>dist<text:span text:style-name="T11"> </text:span><text:span text:style-name="T12">=</text:span> nodes<text:span text:style-name="T12">[</text:span>edges<text:span text:style-name="T12">[</text:span>j<text:span text:style-name="T12">].</text:span>x<text:span text:style-name="T12">].</text:span>dist<text:span text:style-name="T11"> </text:span><text:span text:style-name="T12">+</text:span> edges<text:span text:style-name="T12">[</text:span>j<text:span text:style-name="T12">].</text:span>w<text:span text:style-name="T12">;</text:span></text:p>
      <text:p text:style-name="Preformatted_20_Text"><text:s text:c="8"/>nodes<text:span text:style-name="T12">[</text:span>edges<text:span text:style-name="T12">[</text:span>j<text:span text:style-name="T12">].</text:span>y<text:span text:style-name="T12">].</text:span>pred<text:span text:style-name="T11"> </text:span><text:span text:style-name="T12">=</text:span> edges<text:span text:style-name="T12">[</text:span>j<text:span text:style-name="T12">].</text:span>x<text:span text:style-name="T12">;</text:span></text:p>
      <text:p text:style-name="P29"><text:s text:c="6"/><text:span text:style-name="T1">}</text:span></text:p>
      <text:p text:style-name="P29"><text:s text:c="4"/><text:span text:style-name="T1">}</text:span></text:p>
      <text:p text:style-name="P29"><text:s text:c="2"/><text:span text:style-name="T1">}</text:span></text:p>
      <text:p text:style-name="Preformatted_20_Text"/>
      <text:p text:style-name="Preformatted_20_Text"><text:span text:style-name="T15"><text:s text:c="2"/>for</text:span><text:span text:style-name="T11"> </text:span><text:span text:style-name="T12">(</text:span><text:span text:style-name="T14">int</text:span> j<text:span text:style-name="T11"> </text:span><text:span text:style-name="T12">=</text:span><text:span text:style-name="T13"> 0</text:span><text:span text:style-name="T12">;</text:span> j<text:span text:style-name="T11"> </text:span><text:span text:style-name="T12">&lt;</text:span> e<text:span text:style-name="T12">;</text:span> j<text:span text:style-name="T12">++)</text:span></text:p>
      <text:p text:style-name="Preformatted_20_Text"><text:span text:style-name="T15"><text:s text:c="4"/>if</text:span><text:span text:style-name="T11"> </text:span><text:span text:style-name="T12">(</text:span>nodes<text:span text:style-name="T12">[</text:span>edges<text:span text:style-name="T12">[</text:span>j<text:span text:style-name="T12">].</text:span>y<text:span text:style-name="T12">].</text:span>dist<text:span text:style-name="T11"> </text:span><text:span text:style-name="T12">&gt;</text:span> nodes<text:span text:style-name="T12">[</text:span>edges<text:span text:style-name="T12">[</text:span>j<text:span text:style-name="T12">].</text:span>x<text:span text:style-name="T12">].</text:span>dist<text:span text:style-name="T11"> </text:span><text:span text:style-name="T12">+</text:span> edges<text:span text:style-name="T12">[</text:span>j<text:span text:style-name="T12">].</text:span>w<text:span text:style-name="T12">)</text:span></text:p>
      <text:p text:style-name="Preformatted_20_Text"><text:span text:style-name="T15"><text:s text:c="6"/>return</text:span><text:span text:style-name="T8"> </text:span><text:span text:style-name="T9">false</text:span><text:span text:style-name="T12">;</text:span></text:p>
      <text:p text:style-name="Preformatted_20_Text"/>
      <text:p text:style-name="Preformatted_20_Text"><text:span text:style-name="T15"><text:s text:c="2"/>return</text:span><text:span text:style-name="T8"> </text:span><text:span text:style-name="T9">true</text:span><text:span text:style-name="T12">;</text:span></text:p>
      <text:p text:style-name="P34">}</text:p>
      <text:p text:style-name="Preformatted_20_Text"/>
      <text:p text:style-name="Preformatted_20_Text"><text:span text:style-name="T14">int</text:span><text:span text:style-name="T10"> main</text:span><text:span text:style-name="T12">() {</text:span></text:p>
      <text:p text:style-name="Preformatted_20_Text"><text:span text:style-name="T14"><text:s text:c="2"/>int</text:span> x<text:span text:style-name="T12">,</text:span> y<text:span text:style-name="T12">,</text:span> w<text:span text:style-name="T12">;</text:span></text:p>
      <text:p text:style-name="Preformatted_20_Text"><text:s text:c="2"/>scanf<text:span text:style-name="T12">(</text:span><text:span text:style-name="T16">"%d %d"</text:span><text:span text:style-name="T12">,&amp;</text:span>v<text:span text:style-name="T12">, &amp;</text:span>e<text:span text:style-name="T12">);</text:span></text:p>
      <text:p text:style-name="Preformatted_20_Text"><text:s text:c="2"/>nodes<text:span text:style-name="T12">.</text:span>resize<text:span text:style-name="T12">(</text:span>v<text:span text:style-name="T12">);</text:span></text:p>
      <text:p text:style-name="Preformatted_20_Text"><text:span text:style-name="T15"><text:s text:c="2"/>for</text:span><text:span text:style-name="T11"> </text:span><text:span text:style-name="T12">(</text:span><text:span text:style-name="T14">int</text:span> i<text:span text:style-name="T11"> </text:span><text:span text:style-name="T12">=</text:span><text:span text:style-name="T13"> 0</text:span><text:span text:style-name="T12">;</text:span> i<text:span text:style-name="T11"> </text:span><text:span text:style-name="T12">&lt;</text:span> e<text:span text:style-name="T12">;</text:span> i<text:span text:style-name="T12">++) {</text:span></text:p>
      <text:p text:style-name="Preformatted_20_Text"><text:s text:c="4"/>scanf<text:span text:style-name="T12">(</text:span><text:span text:style-name="T16">"%d %d %d"</text:span><text:span text:style-name="T12">,&amp;</text:span>x<text:span text:style-name="T12">,&amp;</text:span>y<text:span text:style-name="T12">,&amp;</text:span>w<text:span text:style-name="T12">);</text:span></text:p>
      <text:p text:style-name="Preformatted_20_Text"><text:soft-page-break/><text:s text:c="4"/>x<text:span text:style-name="T12">--;</text:span></text:p>
      <text:p text:style-name="Preformatted_20_Text"><text:s text:c="4"/>y<text:span text:style-name="T12">--;</text:span></text:p>
      <text:p text:style-name="Preformatted_20_Text"><text:s text:c="4"/>edges<text:span text:style-name="T12">[</text:span>i<text:span text:style-name="T12">].</text:span>x<text:span text:style-name="T11"> </text:span><text:span text:style-name="T12">=</text:span> x<text:span text:style-name="T12">;</text:span></text:p>
      <text:p text:style-name="Preformatted_20_Text"><text:s text:c="4"/>edges<text:span text:style-name="T12">[</text:span>i<text:span text:style-name="T12">].</text:span>y<text:span text:style-name="T11"> </text:span><text:span text:style-name="T12">=</text:span> y<text:span text:style-name="T12">;</text:span></text:p>
      <text:p text:style-name="Preformatted_20_Text"><text:s text:c="4"/>edges<text:span text:style-name="T12">[</text:span>i<text:span text:style-name="T12">].</text:span>w<text:span text:style-name="T11"> </text:span><text:span text:style-name="T12">=</text:span> w<text:span text:style-name="T12">;</text:span></text:p>
      <text:p text:style-name="P29"><text:s text:c="2"/><text:span text:style-name="T1">}</text:span></text:p>
      <text:p text:style-name="Preformatted_20_Text"/>
      <text:p text:style-name="Preformatted_20_Text"><text:span text:style-name="T15"><text:s text:c="2"/>if</text:span><text:span text:style-name="T11"> </text:span><text:span text:style-name="T12">(</text:span>BellmanFord<text:span text:style-name="T12">(</text:span><text:span text:style-name="T13">0</text:span><text:span text:style-name="T12">)) {</text:span></text:p>
      <text:p text:style-name="Preformatted_20_Text"><text:s text:c="4"/>printf<text:span text:style-name="T12">(</text:span><text:span text:style-name="T16">"%lld\n"</text:span><text:span text:style-name="T12">,</text:span>nodes<text:span text:style-name="T12">[</text:span>v<text:span text:style-name="T12">-</text:span><text:span text:style-name="T13">1</text:span><text:span text:style-name="T12">].</text:span>dist<text:span text:style-name="T12">);</text:span></text:p>
      <text:p text:style-name="P29"><text:s text:c="2"/><text:span text:style-name="T1">}</text:span></text:p>
      <text:p text:style-name="P38"><text:s text:c="2"/>else</text:p>
      <text:p text:style-name="Preformatted_20_Text"><text:s text:c="4"/>printf<text:span text:style-name="T12">(</text:span><text:span text:style-name="T16">"ERRORE! C'e` un ciclo negativo\n"</text:span><text:span text:style-name="T12">);</text:span></text:p>
      <text:p text:style-name="Preformatted_20_Text"><text:s text:c="2"/>node<text:span text:style-name="T12">*</text:span> s<text:span text:style-name="T11"> </text:span><text:span text:style-name="T12">= &amp;</text:span>nodes<text:span text:style-name="T12">[</text:span>v<text:span text:style-name="T12">-</text:span><text:span text:style-name="T13">1</text:span><text:span text:style-name="T12">];</text:span></text:p>
      <text:p text:style-name="Preformatted_20_Text"><text:span text:style-name="T15"><text:s text:c="2"/>while</text:span><text:span text:style-name="T11"> </text:span><text:span text:style-name="T12">(</text:span>s<text:span text:style-name="T12">-&gt;</text:span>pred<text:span text:style-name="T11"> </text:span><text:span text:style-name="T12">!= -</text:span><text:span text:style-name="T13">1</text:span><text:span text:style-name="T12">)</text:span></text:p>
      <text:p text:style-name="P29"><text:s text:c="2"/><text:span text:style-name="T1">{</text:span></text:p>
      <text:p text:style-name="Preformatted_20_Text"><text:s text:c="4"/>printf<text:span text:style-name="T12">(</text:span><text:span text:style-name="T16">"%d "</text:span><text:span text:style-name="T12">,</text:span>s<text:span text:style-name="T12">-&gt;</text:span>id<text:span text:style-name="T12">);</text:span></text:p>
      <text:p text:style-name="Preformatted_20_Text"><text:s text:c="4"/>s<text:span text:style-name="T11"> </text:span><text:span text:style-name="T12">= &amp;</text:span>nodes<text:span text:style-name="T12">[</text:span>s<text:span text:style-name="T12">-&gt;</text:span>pred<text:span text:style-name="T12">];</text:span></text:p>
      <text:p text:style-name="P29"><text:s text:c="2"/><text:span text:style-name="T1">}</text:span></text:p>
      <text:p text:style-name="Preformatted_20_Text"><text:s text:c="2"/>printf<text:span text:style-name="T12">(</text:span><text:span text:style-name="T16">"\n"</text:span><text:span text:style-name="T12">);</text:span></text:p>
      <text:p text:style-name="Preformatted_20_Text"><text:span text:style-name="T15"><text:s text:c="2"/>return</text:span><text:span text:style-name="T13"> 0</text:span><text:span text:style-name="T12">;</text:span></text:p>
      <text:p text:style-name="P32">}</text:p>
      <text:h text:style-name="P55" text:outline-level="1">DIJKSTRA</text:h>
      <text:p text:style-name="Preformatted_20_Text"><text:span text:style-name="T17"><office:annotation><dc:date>2012-11-12T16:05:36</dc:date><text:p>To generate your own colored code visit http://www.bedaux.net/cpp2html/</text:p></office:annotation></text:span><text:span text:style-name="T17">#include &lt;cstdio&gt;</text:span></text:p>
      <text:p text:style-name="P23">#include &lt;vector&gt;</text:p>
      <text:p text:style-name="P23">#include &lt;queue&gt;</text:p>
      <text:p text:style-name="Preformatted_20_Text"/>
      <text:p text:style-name="P23">#define DEBUG</text:p>
      <text:p text:style-name="P23">#ifdef DEBUG</text:p>
      <text:p text:style-name="P23">#define print(...) fprintf(stderr, __VA_ARGS__)</text:p>
      <text:p text:style-name="P23">#else</text:p>
      <text:p text:style-name="P23">#define print(...)</text:p>
      <text:p text:style-name="P23">#endif</text:p>
      <text:p text:style-name="Preformatted_20_Text"/>
      <text:p text:style-name="Preformatted_20_Text"><text:span text:style-name="T17">#define uint unsigned int</text:span></text:p>
      <text:p text:style-name="Preformatted_20_Text"><text:span text:style-name="T10">using namespace</text:span> std<text:span text:style-name="T12">;</text:span></text:p>
      <text:p text:style-name="Preformatted_20_Text"/>
      <text:p text:style-name="Preformatted_20_Text"><text:span text:style-name="T10">struct</text:span> node<text:span text:style-name="T11"> </text:span><text:span text:style-name="T12">{</text:span></text:p>
      <text:p text:style-name="Preformatted_20_Text"><text:span text:style-name="T14"><text:s text:c="2"/>int</text:span> id<text:span text:style-name="T12">;</text:span></text:p>
      <text:p text:style-name="Preformatted_20_Text"><text:span text:style-name="T14"><text:s text:c="2"/>int</text:span> dist<text:span text:style-name="T12">;</text:span></text:p>
      <text:p text:style-name="Preformatted_20_Text"><text:span text:style-name="T14"><text:s text:c="2"/>int</text:span> previous<text:span text:style-name="T12">;</text:span></text:p>
      <text:p text:style-name="Preformatted_20_Text"><text:span text:style-name="T14"><text:s text:c="2"/>bool</text:span> closed<text:span text:style-name="T12">;</text:span></text:p>
      <text:p text:style-name="Preformatted_20_Text"/>
      <text:p text:style-name="Preformatted_20_Text"><text:s text:c="2"/>vector<text:span text:style-name="T11"> </text:span><text:span text:style-name="T12">&lt;</text:span><text:span text:style-name="T14">int</text:span><text:span text:style-name="T12">&gt;</text:span> adjs<text:span text:style-name="T12">;</text:span></text:p>
      <text:p text:style-name="Preformatted_20_Text"><text:s text:c="2"/>vector<text:span text:style-name="T11"> </text:span><text:span text:style-name="T12">&lt;</text:span><text:span text:style-name="T14">int</text:span><text:span text:style-name="T12">&gt;</text:span> weights<text:span text:style-name="T12">;</text:span></text:p>
      <text:p text:style-name="Preformatted_20_Text"/>
      <text:p text:style-name="Preformatted_20_Text"><text:span text:style-name="T14"><text:s text:c="2"/>void</text:span> add_adj<text:span text:style-name="T12">(</text:span><text:span text:style-name="T14">int</text:span> id<text:span text:style-name="T12">,</text:span><text:span text:style-name="T14"> int</text:span> weight<text:span text:style-name="T12">) {</text:span></text:p>
      <text:p text:style-name="Preformatted_20_Text"><text:span text:style-name="T10"><text:s text:c="4"/>this</text:span><text:span text:style-name="T12">-&gt;</text:span>adjs<text:span text:style-name="T12">.</text:span>push_back<text:span text:style-name="T12">(</text:span>id<text:span text:style-name="T12">);</text:span></text:p>
      <text:p text:style-name="Preformatted_20_Text"><text:span text:style-name="T10"><text:s text:c="4"/>this</text:span><text:span text:style-name="T12">-&gt;</text:span>weights<text:span text:style-name="T12">.</text:span>push_back<text:span text:style-name="T12">(</text:span>weight<text:span text:style-name="T12">);</text:span></text:p>
      <text:p text:style-name="P29"><text:s text:c="2"/><text:span text:style-name="T1">}</text:span></text:p>
      <text:p text:style-name="Preformatted_20_Text"/>
      <text:p text:style-name="Preformatted_20_Text"><text:span text:style-name="T14"><text:s text:c="2"/>int</text:span><text:span text:style-name="T10"> operator</text:span><text:span text:style-name="T12">() (</text:span><text:span text:style-name="T10">const</text:span> node<text:span text:style-name="T12">*</text:span> a<text:span text:style-name="T12">,</text:span><text:span text:style-name="T10"> const</text:span> node<text:span text:style-name="T12">*</text:span> b<text:span text:style-name="T12">) {</text:span></text:p>
      <text:p text:style-name="Preformatted_20_Text"><text:span text:style-name="T15"><text:s text:c="4"/>return</text:span> a<text:span text:style-name="T12">-&gt;</text:span>dist<text:span text:style-name="T11"> </text:span><text:span text:style-name="T12">&gt;</text:span> b<text:span text:style-name="T12">-&gt;</text:span>dist<text:span text:style-name="T12">;</text:span></text:p>
      <text:p text:style-name="P29"><text:s text:c="2"/><text:span text:style-name="T1">}</text:span></text:p>
      <text:p text:style-name="P34">};</text:p>
      <text:p text:style-name="Preformatted_20_Text"/>
      <text:p text:style-name="Preformatted_20_Text"><text:span text:style-name="T14">int</text:span> n<text:span text:style-name="T12">;</text:span></text:p>
      <text:p text:style-name="Preformatted_20_Text">priority_queue<text:span text:style-name="T12">&lt;</text:span>node<text:span text:style-name="T12">*,</text:span>vector<text:span text:style-name="T12">&lt;</text:span>node<text:span text:style-name="T12">*&gt;,</text:span>node<text:span text:style-name="T12">&gt;</text:span> q<text:span text:style-name="T12">;</text:span></text:p>
      <text:p text:style-name="Preformatted_20_Text">vector<text:span text:style-name="T12">&lt;</text:span>node<text:span text:style-name="T12">&gt;</text:span> graph<text:span text:style-name="T12">;</text:span></text:p>
      <text:p text:style-name="Preformatted_20_Text"/>
      <text:p text:style-name="Preformatted_20_Text"><text:span text:style-name="T14">void</text:span> dijkstra<text:span text:style-name="T12">(</text:span><text:span text:style-name="T14">int</text:span> source<text:span text:style-name="T12">)</text:span></text:p>
      <text:p text:style-name="P34"><text:soft-page-break/>{</text:p>
      <text:p text:style-name="Preformatted_20_Text"><text:span text:style-name="T14"><text:s text:c="2"/>int</text:span> alt<text:span text:style-name="T12">;</text:span></text:p>
      <text:p text:style-name="Preformatted_20_Text"><text:span text:style-name="T15"><text:s text:c="2"/>for</text:span><text:span text:style-name="T11"> </text:span><text:span text:style-name="T12">(</text:span><text:span text:style-name="T14">int</text:span> i<text:span text:style-name="T12">=</text:span><text:span text:style-name="T13">0</text:span><text:span text:style-name="T12">;</text:span> i<text:span text:style-name="T12">&lt;</text:span>n<text:span text:style-name="T12">;</text:span> i<text:span text:style-name="T12">++)</text:span></text:p>
      <text:p text:style-name="P29"><text:s text:c="2"/><text:span text:style-name="T1">{</text:span></text:p>
      <text:p text:style-name="Preformatted_20_Text"><text:s text:c="4"/>graph<text:span text:style-name="T12">[</text:span>i<text:span text:style-name="T12">].</text:span>id<text:span text:style-name="T11"> </text:span><text:span text:style-name="T12">=</text:span> i<text:span text:style-name="T12">;</text:span></text:p>
      <text:p text:style-name="Preformatted_20_Text"><text:s text:c="4"/>graph<text:span text:style-name="T12">[</text:span>i<text:span text:style-name="T12">].</text:span>dist<text:span text:style-name="T11"> </text:span><text:span text:style-name="T12">= -</text:span><text:span text:style-name="T13">1</text:span><text:span text:style-name="T12">;</text:span></text:p>
      <text:p text:style-name="Preformatted_20_Text"><text:s text:c="4"/>graph<text:span text:style-name="T12">[</text:span>i<text:span text:style-name="T12">].</text:span>previous<text:span text:style-name="T11"> </text:span><text:span text:style-name="T12">= -</text:span><text:span text:style-name="T13">1</text:span><text:span text:style-name="T12">;</text:span></text:p>
      <text:p text:style-name="Preformatted_20_Text"><text:s text:c="4"/>graph<text:span text:style-name="T12">[</text:span>i<text:span text:style-name="T12">].</text:span>closed<text:span text:style-name="T11"> </text:span><text:span text:style-name="T12">=</text:span><text:span text:style-name="T8"> </text:span><text:span text:style-name="T9">false</text:span><text:span text:style-name="T12">;</text:span></text:p>
      <text:p text:style-name="P29"><text:s text:c="2"/><text:span text:style-name="T1">}</text:span></text:p>
      <text:p text:style-name="Preformatted_20_Text"><text:s text:c="2"/>graph<text:span text:style-name="T12">[</text:span>source<text:span text:style-name="T12">].</text:span>dist<text:span text:style-name="T11"> </text:span><text:span text:style-name="T12">=</text:span><text:span text:style-name="T13"> 0</text:span><text:span text:style-name="T12">;</text:span></text:p>
      <text:p text:style-name="Preformatted_20_Text"><text:s text:c="2"/>q<text:span text:style-name="T12">.</text:span>push<text:span text:style-name="T12">(&amp;</text:span>graph<text:span text:style-name="T12">[</text:span>source<text:span text:style-name="T12">]);</text:span></text:p>
      <text:p text:style-name="Preformatted_20_Text"><text:span text:style-name="T15"><text:s text:c="2"/>while</text:span><text:span text:style-name="T11"> </text:span><text:span text:style-name="T12">(!</text:span>q<text:span text:style-name="T12">.</text:span>empty<text:span text:style-name="T12">())</text:span></text:p>
      <text:p text:style-name="P29"><text:s text:c="2"/><text:span text:style-name="T1">{</text:span></text:p>
      <text:p text:style-name="Preformatted_20_Text"><text:s text:c="4"/>node<text:span text:style-name="T12">*</text:span> u<text:span text:style-name="T11"> </text:span><text:span text:style-name="T12">=</text:span> q<text:span text:style-name="T12">.</text:span>top<text:span text:style-name="T12">();</text:span></text:p>
      <text:p text:style-name="Preformatted_20_Text"><text:s text:c="4"/>q<text:span text:style-name="T12">.</text:span>pop<text:span text:style-name="T12">();</text:span></text:p>
      <text:p text:style-name="Preformatted_20_Text"><text:span text:style-name="T15"><text:s text:c="4"/>if</text:span><text:span text:style-name="T11"> </text:span><text:span text:style-name="T12">(!</text:span>u<text:span text:style-name="T12">-&gt;</text:span>closed<text:span text:style-name="T12">)</text:span></text:p>
      <text:p text:style-name="P29"><text:s text:c="4"/><text:span text:style-name="T1">{</text:span></text:p>
      <text:p text:style-name="Preformatted_20_Text"><text:s text:c="6"/>u<text:span text:style-name="T12">-&gt;</text:span>closed<text:span text:style-name="T11"> </text:span><text:span text:style-name="T12">=</text:span><text:span text:style-name="T8"> </text:span><text:span text:style-name="T9">true</text:span><text:span text:style-name="T12">;</text:span></text:p>
      <text:p text:style-name="Preformatted_20_Text"><text:span text:style-name="T15"><text:s text:c="6"/>for</text:span><text:span text:style-name="T11"> </text:span><text:span text:style-name="T12">(</text:span>uint i<text:span text:style-name="T12">=</text:span><text:span text:style-name="T13">0</text:span><text:span text:style-name="T12">;</text:span> i<text:span text:style-name="T12">&lt;</text:span>u<text:span text:style-name="T12">-&gt;</text:span>adjs<text:span text:style-name="T12">.</text:span>size<text:span text:style-name="T12">();</text:span> i<text:span text:style-name="T12">++)</text:span></text:p>
      <text:p text:style-name="P29"><text:s text:c="6"/><text:span text:style-name="T1">{</text:span></text:p>
      <text:p text:style-name="Preformatted_20_Text"><text:span text:style-name="T14"><text:s text:c="8"/>int</text:span> adj<text:span text:style-name="T11"> </text:span><text:span text:style-name="T12">=</text:span> u<text:span text:style-name="T12">-&gt;</text:span>adjs<text:span text:style-name="T12">[</text:span>i<text:span text:style-name="T12">];</text:span></text:p>
      <text:p text:style-name="Preformatted_20_Text"><text:s text:c="8"/>alt<text:span text:style-name="T11"> </text:span><text:span text:style-name="T12">=</text:span> u<text:span text:style-name="T12">-&gt;</text:span>dist<text:span text:style-name="T11"> </text:span><text:span text:style-name="T12">+</text:span> u<text:span text:style-name="T12">-&gt;</text:span>weights<text:span text:style-name="T12">[</text:span>i<text:span text:style-name="T12">];</text:span></text:p>
      <text:p text:style-name="Preformatted_20_Text"><text:span text:style-name="T15"><text:s text:c="8"/>if</text:span><text:span text:style-name="T11"> </text:span><text:span text:style-name="T12">(</text:span>alt<text:span text:style-name="T11"> </text:span><text:span text:style-name="T12">&lt;</text:span> graph<text:span text:style-name="T12">[</text:span>adj<text:span text:style-name="T12">].</text:span>dist<text:span text:style-name="T11"> </text:span><text:span text:style-name="T12">||</text:span> graph<text:span text:style-name="T12">[</text:span>adj<text:span text:style-name="T12">].</text:span>dist<text:span text:style-name="T11"> </text:span><text:span text:style-name="T12">== -</text:span><text:span text:style-name="T13">1</text:span><text:span text:style-name="T12">)</text:span></text:p>
      <text:p text:style-name="P29"><text:s text:c="8"/><text:span text:style-name="T1">{</text:span></text:p>
      <text:p text:style-name="Preformatted_20_Text"><text:s text:c="10"/>graph<text:span text:style-name="T12">[</text:span>adj<text:span text:style-name="T12">].</text:span>dist<text:span text:style-name="T11"> </text:span><text:span text:style-name="T12">=</text:span> alt<text:span text:style-name="T12">;</text:span></text:p>
      <text:p text:style-name="Preformatted_20_Text"><text:s text:c="10"/>graph<text:span text:style-name="T12">[</text:span>adj<text:span text:style-name="T12">].</text:span>previous<text:span text:style-name="T11"> </text:span><text:span text:style-name="T12">=</text:span> u<text:span text:style-name="T12">-&gt;</text:span>id<text:span text:style-name="T12">;</text:span></text:p>
      <text:p text:style-name="Preformatted_20_Text"><text:s text:c="10"/>q<text:span text:style-name="T12">.</text:span>push<text:span text:style-name="T12">(&amp;</text:span>graph<text:span text:style-name="T12">[</text:span>adj<text:span text:style-name="T12">]);</text:span></text:p>
      <text:p text:style-name="P29"><text:s text:c="8"/><text:span text:style-name="T1">}</text:span></text:p>
      <text:p text:style-name="P29"><text:s text:c="6"/><text:span text:style-name="T1">}</text:span></text:p>
      <text:p text:style-name="P29"><text:s text:c="4"/><text:span text:style-name="T1">}</text:span></text:p>
      <text:p text:style-name="P29"><text:s text:c="2"/><text:span text:style-name="T1">}</text:span></text:p>
      <text:p text:style-name="P34">}</text:p>
      <text:p text:style-name="Preformatted_20_Text"/>
      <text:p text:style-name="Preformatted_20_Text"><text:span text:style-name="T14">int</text:span><text:span text:style-name="T10"> main</text:span><text:span text:style-name="T12">()</text:span></text:p>
      <text:p text:style-name="P34">{</text:p>
      <text:p text:style-name="Preformatted_20_Text"><text:span text:style-name="T14"><text:s text:c="2"/>int</text:span> m<text:span text:style-name="T12">;</text:span></text:p>
      <text:p text:style-name="Preformatted_20_Text"><text:span text:style-name="T14"><text:s text:c="2"/>int</text:span> a<text:span text:style-name="T12">,</text:span>b<text:span text:style-name="T12">,</text:span>w<text:span text:style-name="T12">;</text:span></text:p>
      <text:p text:style-name="Preformatted_20_Text"/>
      <text:p text:style-name="Preformatted_20_Text"><text:s text:c="2"/>scanf<text:span text:style-name="T12">(</text:span><text:span text:style-name="T16">"%d"</text:span><text:span text:style-name="T12">,&amp;</text:span>n<text:span text:style-name="T12">);</text:span></text:p>
      <text:p text:style-name="Preformatted_20_Text"><text:s text:c="2"/>graph<text:span text:style-name="T12">.</text:span>erase<text:span text:style-name="T12">(</text:span>graph<text:span text:style-name="T12">.</text:span>begin<text:span text:style-name="T12">(),</text:span>graph<text:span text:style-name="T12">.</text:span>end<text:span text:style-name="T12">());</text:span></text:p>
      <text:p text:style-name="Preformatted_20_Text"><text:s text:c="2"/>graph<text:span text:style-name="T12">.</text:span>resize<text:span text:style-name="T12">(</text:span>n<text:span text:style-name="T12">);</text:span></text:p>
      <text:p text:style-name="Preformatted_20_Text"><text:s text:c="2"/>scanf<text:span text:style-name="T12">(</text:span><text:span text:style-name="T16">"%d"</text:span><text:span text:style-name="T12">,&amp;</text:span>m<text:span text:style-name="T12">);</text:span></text:p>
      <text:p text:style-name="Preformatted_20_Text"><text:span text:style-name="T15"><text:s text:c="2"/>for</text:span><text:span text:style-name="T11"> </text:span><text:span text:style-name="T12">(</text:span><text:span text:style-name="T14">int</text:span> i<text:span text:style-name="T12">=</text:span><text:span text:style-name="T13">0</text:span><text:span text:style-name="T12">;</text:span> i<text:span text:style-name="T12">&lt;</text:span>m<text:span text:style-name="T12">;</text:span> i<text:span text:style-name="T12">++)</text:span></text:p>
      <text:p text:style-name="P29"><text:s text:c="2"/><text:span text:style-name="T1">{</text:span></text:p>
      <text:p text:style-name="Preformatted_20_Text"><text:s text:c="4"/>scanf<text:span text:style-name="T12">(</text:span><text:span text:style-name="T16">"%d %d %d"</text:span><text:span text:style-name="T12">,&amp;</text:span>a<text:span text:style-name="T12">,&amp;</text:span>b<text:span text:style-name="T12">,&amp;</text:span>w<text:span text:style-name="T12">);</text:span></text:p>
      <text:p text:style-name="Preformatted_20_Text"><text:s text:c="4"/>graph<text:span text:style-name="T12">[</text:span>a<text:span text:style-name="T12">].</text:span>add_adj<text:span text:style-name="T12">(</text:span>b<text:span text:style-name="T12">,</text:span>w<text:span text:style-name="T12">);</text:span></text:p>
      <text:p text:style-name="Preformatted_20_Text"><text:s text:c="4"/>graph<text:span text:style-name="T12">[</text:span>b<text:span text:style-name="T12">].</text:span>add_adj<text:span text:style-name="T12">(</text:span>a<text:span text:style-name="T12">,</text:span>w<text:span text:style-name="T12">);</text:span></text:p>
      <text:p text:style-name="P29"><text:s text:c="2"/><text:span text:style-name="T1">}</text:span></text:p>
      <text:p text:style-name="Preformatted_20_Text"><text:s text:c="2"/>print<text:span text:style-name="T12">(</text:span><text:span text:style-name="T16">"GRAPH:\n"</text:span><text:span text:style-name="T12">);</text:span></text:p>
      <text:p text:style-name="Preformatted_20_Text"><text:span text:style-name="T15"><text:s text:c="2"/>for</text:span><text:span text:style-name="T11"> </text:span><text:span text:style-name="T12">(</text:span><text:span text:style-name="T14">int</text:span> i<text:span text:style-name="T12">=</text:span><text:span text:style-name="T13">0</text:span><text:span text:style-name="T12">;</text:span> i<text:span text:style-name="T12">&lt;</text:span>n<text:span text:style-name="T12">;</text:span> i<text:span text:style-name="T12">++)</text:span></text:p>
      <text:p text:style-name="P29"><text:s text:c="2"/><text:span text:style-name="T1">{</text:span></text:p>
      <text:p text:style-name="Preformatted_20_Text"><text:s text:c="4"/>print<text:span text:style-name="T12">(</text:span><text:span text:style-name="T16">"Neighbour node %d\n"</text:span><text:span text:style-name="T12">,</text:span>i<text:span text:style-name="T12">);</text:span></text:p>
      <text:p text:style-name="Preformatted_20_Text"><text:span text:style-name="T15"><text:s text:c="4"/>for</text:span><text:span text:style-name="T11"> </text:span><text:span text:style-name="T12">(</text:span>uint j<text:span text:style-name="T12">=</text:span><text:span text:style-name="T13">0</text:span><text:span text:style-name="T12">;</text:span> j<text:span text:style-name="T12">&lt;</text:span> graph<text:span text:style-name="T12">[</text:span>i<text:span text:style-name="T12">].</text:span>adjs<text:span text:style-name="T12">.</text:span>size<text:span text:style-name="T12">();</text:span> j<text:span text:style-name="T12">++)</text:span></text:p>
      <text:p text:style-name="Preformatted_20_Text"><text:s text:c="6"/>print<text:span text:style-name="T12">(</text:span><text:span text:style-name="T16">"(%d,%d) "</text:span><text:span text:style-name="T12">,</text:span>graph<text:span text:style-name="T12">[</text:span>i<text:span text:style-name="T12">].</text:span>adjs<text:span text:style-name="T12">[</text:span>j<text:span text:style-name="T12">],</text:span>graph<text:span text:style-name="T12">[</text:span>i<text:span text:style-name="T12">].</text:span>weights<text:span text:style-name="T12">[</text:span>j<text:span text:style-name="T12">]);</text:span></text:p>
      <text:p text:style-name="Preformatted_20_Text"><text:s text:c="4"/>print<text:span text:style-name="T12">(</text:span><text:span text:style-name="T16">"\n"</text:span><text:span text:style-name="T12">);</text:span></text:p>
      <text:p text:style-name="P29"><text:s text:c="2"/><text:span text:style-name="T1">}</text:span></text:p>
      <text:p text:style-name="Preformatted_20_Text"><text:s text:c="2"/>dijkstra<text:span text:style-name="T12">(</text:span><text:span text:style-name="T13">0</text:span><text:span text:style-name="T12">);</text:span></text:p>
      <text:p text:style-name="Preformatted_20_Text"><text:span text:style-name="T15"><text:s text:c="2"/>for</text:span><text:span text:style-name="T11"> </text:span><text:span text:style-name="T12">(</text:span><text:span text:style-name="T14">int</text:span> i<text:span text:style-name="T12">=</text:span><text:span text:style-name="T13">0</text:span><text:span text:style-name="T12">;</text:span> i<text:span text:style-name="T12">&lt;</text:span>n<text:span text:style-name="T12">;</text:span> i<text:span text:style-name="T12">++)</text:span></text:p>
      <text:p text:style-name="Preformatted_20_Text"><text:s text:c="4"/>printf<text:span text:style-name="T12">(</text:span><text:span text:style-name="T16">"nodo %d distanza %d\n"</text:span><text:span text:style-name="T12">,</text:span>i<text:span text:style-name="T12">,</text:span>graph<text:span text:style-name="T12">[</text:span>i<text:span text:style-name="T12">].</text:span>dist<text:span text:style-name="T12">);</text:span></text:p>
      <text:p text:style-name="Preformatted_20_Text"><text:span text:style-name="T15"><text:s text:c="2"/>return</text:span><text:span text:style-name="T13"> 0</text:span><text:span text:style-name="T12">;</text:span></text:p>
      <text:p text:style-name="P9">}</text:p>
      <text:h text:style-name="P56" text:outline-level="1"><text:soft-page-break/>GRAFI</text:h>
      <text:p text:style-name="P23"><text:span text:style-name="T17"><office:annotation><dc:date>2012-11-12T16:06:42</dc:date><text:p>To generate your own colored code visit http://www.bedaux.net/cpp2html/</text:p></office:annotation></text:span><text:span text:style-name="T17">#include &lt;cstdio&gt;</text:span></text:p>
      <text:p text:style-name="P23">#include &lt;vector&gt;</text:p>
      <text:p text:style-name="P23">#include &lt;utility&gt;</text:p>
      <text:p text:style-name="P23">#include &lt;queue&gt;</text:p>
      <text:p text:style-name="P23">#include &lt;vector&gt;</text:p>
      <text:p text:style-name="P23">#define DEBUG</text:p>
      <text:p text:style-name="P23">#ifdef DEBUG</text:p>
      <text:p text:style-name="P23">#define print(...) fprintf(stderr, __VA_ARGS__)</text:p>
      <text:p text:style-name="P23">#else</text:p>
      <text:p text:style-name="P23">#define print(...)</text:p>
      <text:p text:style-name="P23">#endif</text:p>
      <text:p text:style-name="Preformatted_20_Text"/>
      <text:p text:style-name="P23">#define uint unsigned int</text:p>
      <text:p text:style-name="P23">#define MAX_N 10000</text:p>
      <text:p text:style-name="Preformatted_20_Text"/>
      <text:p text:style-name="Preformatted_20_Text"><text:span text:style-name="T10">using namespace</text:span> std<text:span text:style-name="T12">;</text:span></text:p>
      <text:p text:style-name="Preformatted_20_Text"/>
      <text:p text:style-name="Preformatted_20_Text"><text:span text:style-name="T10">struct</text:span> node<text:span text:style-name="T11"> </text:span><text:span text:style-name="T12">{</text:span></text:p>
      <text:p text:style-name="Preformatted_20_Text"><text:s text:c="2"/>vector<text:span text:style-name="T11"> </text:span><text:span text:style-name="T12">&lt;</text:span><text:span text:style-name="T14">int</text:span><text:span text:style-name="T12">&gt;</text:span> adjs<text:span text:style-name="T12">;</text:span></text:p>
      <text:p text:style-name="Preformatted_20_Text"><text:s text:c="2"/>vector<text:span text:style-name="T11"> </text:span><text:span text:style-name="T12">&lt;</text:span><text:span text:style-name="T14">int</text:span><text:span text:style-name="T12">&gt;</text:span> weights<text:span text:style-name="T12">;</text:span></text:p>
      <text:p text:style-name="Preformatted_20_Text"><text:span text:style-name="T14"><text:s text:c="2"/>bool</text:span> open<text:span text:style-name="T12">;</text:span></text:p>
      <text:p text:style-name="Preformatted_20_Text"/>
      <text:p text:style-name="Preformatted_20_Text"><text:span text:style-name="T14"><text:s text:c="2"/>void</text:span> add_adj<text:span text:style-name="T12">(</text:span><text:span text:style-name="T14">int</text:span> id<text:span text:style-name="T12">,</text:span><text:span text:style-name="T14"> int</text:span> weight<text:span text:style-name="T12">) {</text:span></text:p>
      <text:p text:style-name="Preformatted_20_Text"><text:span text:style-name="T10"><text:s text:c="4"/>this</text:span><text:span text:style-name="T12">-&gt;</text:span>adjs<text:span text:style-name="T12">.</text:span>push_back<text:span text:style-name="T12">(</text:span>id<text:span text:style-name="T12">);</text:span></text:p>
      <text:p text:style-name="Preformatted_20_Text"><text:span text:style-name="T10"><text:s text:c="4"/>this</text:span><text:span text:style-name="T12">-&gt;</text:span>weights<text:span text:style-name="T12">.</text:span>push_back<text:span text:style-name="T12">(</text:span>weight<text:span text:style-name="T12">);</text:span></text:p>
      <text:p text:style-name="P29"><text:s text:c="2"/><text:span text:style-name="T1">}</text:span></text:p>
      <text:p text:style-name="P34">};</text:p>
      <text:p text:style-name="Preformatted_20_Text"/>
      <text:p text:style-name="Preformatted_20_Text">vector<text:span text:style-name="T12">&lt;</text:span>node<text:span text:style-name="T12">&gt;</text:span> graph<text:span text:style-name="T12">;</text:span></text:p>
      <text:p text:style-name="Preformatted_20_Text"><text:span text:style-name="T14">long long int</text:span> mgraph<text:span text:style-name="T12">[</text:span>MAX_N<text:span text:style-name="T12">][</text:span>MAX_N<text:span text:style-name="T12">];</text:span></text:p>
      <text:p text:style-name="Preformatted_20_Text"/>
      <text:p text:style-name="Preformatted_20_Text"><text:span text:style-name="T14">void</text:span> dfs<text:span text:style-name="T12">(</text:span><text:span text:style-name="T14">int</text:span> node<text:span text:style-name="T12">)</text:span></text:p>
      <text:p text:style-name="P28">// Only visits graph from here. Will not see unreachable nodes!</text:p>
      <text:p text:style-name="P34">{</text:p>
      <text:p text:style-name="Preformatted_20_Text"><text:span text:style-name="T14"><text:s text:c="2"/>int</text:span> adj<text:span text:style-name="T12">;</text:span></text:p>
      <text:p text:style-name="Preformatted_20_Text"><text:span text:style-name="T15"><text:s text:c="2"/>if</text:span><text:span text:style-name="T11"> </text:span><text:span text:style-name="T12">(</text:span>graph<text:span text:style-name="T12">[</text:span>node<text:span text:style-name="T12">].</text:span>open<text:span text:style-name="T12">)</text:span></text:p>
      <text:p text:style-name="P29"><text:s text:c="2"/><text:span text:style-name="T1">{</text:span></text:p>
      <text:p text:style-name="Preformatted_20_Text"><text:s text:c="4"/>graph<text:span text:style-name="T12">[</text:span>node<text:span text:style-name="T12">].</text:span>open<text:span text:style-name="T11"> </text:span><text:span text:style-name="T12">=</text:span><text:span text:style-name="T8"> </text:span><text:span text:style-name="T9">false</text:span><text:span text:style-name="T12">;</text:span></text:p>
      <text:p text:style-name="P25"><text:s text:c="4"/><text:span text:style-name="T3">// visiting code</text:span></text:p>
      <text:p text:style-name="Preformatted_20_Text"><text:s text:c="4"/>print<text:span text:style-name="T12">(</text:span><text:span text:style-name="T16">"Visiting node %d\n"</text:span><text:span text:style-name="T12">,</text:span> node<text:span text:style-name="T12">);</text:span></text:p>
      <text:p text:style-name="Preformatted_20_Text"><text:span text:style-name="T15"><text:s text:c="4"/>for</text:span><text:span text:style-name="T11"> </text:span><text:span text:style-name="T12">(</text:span>uint i<text:span text:style-name="T12">=</text:span><text:span text:style-name="T13">0</text:span><text:span text:style-name="T12">;</text:span> i<text:span text:style-name="T12">&lt;</text:span>graph<text:span text:style-name="T12">[</text:span>node<text:span text:style-name="T12">].</text:span>adjs<text:span text:style-name="T12">.</text:span>size<text:span text:style-name="T12">();</text:span> i<text:span text:style-name="T12">++)</text:span></text:p>
      <text:p text:style-name="P29"><text:s text:c="4"/><text:span text:style-name="T1">{</text:span></text:p>
      <text:p text:style-name="Preformatted_20_Text"><text:s text:c="6"/>adj<text:span text:style-name="T11"> </text:span><text:span text:style-name="T12">=</text:span> graph<text:span text:style-name="T12">[</text:span>node<text:span text:style-name="T12">].</text:span>adjs<text:span text:style-name="T12">[</text:span>i<text:span text:style-name="T12">];</text:span></text:p>
      <text:p text:style-name="Preformatted_20_Text"><text:s text:c="6"/>dfs<text:span text:style-name="T12">(</text:span>adj<text:span text:style-name="T12">);</text:span></text:p>
      <text:p text:style-name="P29"><text:s text:c="4"/><text:span text:style-name="T1">}</text:span></text:p>
      <text:p text:style-name="P29"><text:s text:c="2"/><text:span text:style-name="T1">}</text:span></text:p>
      <text:p text:style-name="P34">}</text:p>
      <text:p text:style-name="Preformatted_20_Text"/>
      <text:p text:style-name="Preformatted_20_Text"><text:span text:style-name="T14">void</text:span> bfs<text:span text:style-name="T12">(</text:span><text:span text:style-name="T14">int</text:span> start_node<text:span text:style-name="T12">)</text:span></text:p>
      <text:p text:style-name="P28">// Only visits graph from here. Will not see unreachable nodes!</text:p>
      <text:p text:style-name="P34">{</text:p>
      <text:p text:style-name="Preformatted_20_Text"><text:span text:style-name="T14"><text:s text:c="2"/>int</text:span> node<text:span text:style-name="T12">;</text:span></text:p>
      <text:p text:style-name="Preformatted_20_Text"><text:s text:c="2"/>queue<text:span text:style-name="T12">&lt;</text:span><text:span text:style-name="T14">int</text:span><text:span text:style-name="T12">&gt;</text:span> q<text:span text:style-name="T12">;</text:span></text:p>
      <text:p text:style-name="Preformatted_20_Text"><text:span text:style-name="T15"><text:s text:c="2"/>if</text:span><text:span text:style-name="T11"> </text:span><text:span text:style-name="T12">(</text:span>graph<text:span text:style-name="T12">[</text:span>start_node<text:span text:style-name="T12">].</text:span>open<text:span text:style-name="T12">)</text:span></text:p>
      <text:p text:style-name="P29"><text:s text:c="2"/><text:span text:style-name="T1">{</text:span></text:p>
      <text:p text:style-name="Preformatted_20_Text"><text:s text:c="4"/>graph<text:span text:style-name="T12">[</text:span>start_node<text:span text:style-name="T12">].</text:span>open<text:span text:style-name="T11"> </text:span><text:span text:style-name="T12">=</text:span><text:span text:style-name="T8"> </text:span><text:span text:style-name="T9">false</text:span><text:span text:style-name="T12">;</text:span></text:p>
      <text:p text:style-name="Preformatted_20_Text"><text:s text:c="4"/>q<text:span text:style-name="T12">.</text:span>push<text:span text:style-name="T12">(</text:span>start_node<text:span text:style-name="T12">);</text:span></text:p>
      <text:p text:style-name="P29"><text:s text:c="2"/><text:span text:style-name="T1">}</text:span></text:p>
      <text:p text:style-name="Preformatted_20_Text"><text:span text:style-name="T15"><text:s text:c="2"/>while</text:span><text:span text:style-name="T12">(!</text:span>q<text:span text:style-name="T12">.</text:span>empty<text:span text:style-name="T12">())</text:span></text:p>
      <text:p text:style-name="P29"><text:s text:c="2"/><text:span text:style-name="T1">{</text:span></text:p>
      <text:p text:style-name="Preformatted_20_Text"><text:soft-page-break/><text:s text:c="4"/>node<text:span text:style-name="T11"> </text:span><text:span text:style-name="T12">=</text:span> q<text:span text:style-name="T12">.</text:span>front<text:span text:style-name="T12">();</text:span></text:p>
      <text:p text:style-name="Preformatted_20_Text"><text:s text:c="4"/>q<text:span text:style-name="T12">.</text:span>pop<text:span text:style-name="T12">();</text:span></text:p>
      <text:p text:style-name="P25"><text:s text:c="4"/><text:span text:style-name="T3">// visiting code</text:span></text:p>
      <text:p text:style-name="Preformatted_20_Text"><text:s text:c="4"/>print<text:span text:style-name="T12">(</text:span><text:span text:style-name="T16">"Visiting node %d\n"</text:span><text:span text:style-name="T12">,</text:span> node<text:span text:style-name="T12">);</text:span></text:p>
      <text:p text:style-name="Preformatted_20_Text"><text:span text:style-name="T15"><text:s text:c="4"/>for</text:span><text:span text:style-name="T11"> </text:span><text:span text:style-name="T12">(</text:span>uint i<text:span text:style-name="T12">=</text:span><text:span text:style-name="T13">0</text:span><text:span text:style-name="T12">;</text:span> i<text:span text:style-name="T12">&lt;</text:span>graph<text:span text:style-name="T12">[</text:span>node<text:span text:style-name="T12">].</text:span>adjs<text:span text:style-name="T12">.</text:span>size<text:span text:style-name="T12">();</text:span> i<text:span text:style-name="T12">++)</text:span></text:p>
      <text:p text:style-name="P29"><text:s text:c="4"/><text:span text:style-name="T1">{</text:span></text:p>
      <text:p text:style-name="Preformatted_20_Text"><text:span text:style-name="T14"><text:s text:c="8"/>int</text:span> adj<text:span text:style-name="T11"> </text:span><text:span text:style-name="T12">=</text:span> graph<text:span text:style-name="T12">[</text:span>node<text:span text:style-name="T12">].</text:span>adjs<text:span text:style-name="T12">[</text:span>i<text:span text:style-name="T12">];</text:span></text:p>
      <text:p text:style-name="Preformatted_20_Text"><text:span text:style-name="T15"><text:s text:c="8"/>if</text:span><text:span text:style-name="T11"> </text:span><text:span text:style-name="T12">(</text:span>graph<text:span text:style-name="T12">[</text:span>adj<text:span text:style-name="T12">].</text:span>open<text:span text:style-name="T12">)</text:span></text:p>
      <text:p text:style-name="P29"><text:s text:c="8"/><text:span text:style-name="T1">{</text:span></text:p>
      <text:p text:style-name="Preformatted_20_Text"><text:s text:c="10"/>graph<text:span text:style-name="T12">[</text:span>adj<text:span text:style-name="T12">].</text:span>open<text:span text:style-name="T11"> </text:span><text:span text:style-name="T12">=</text:span><text:span text:style-name="T8"> </text:span><text:span text:style-name="T9">false</text:span><text:span text:style-name="T12">;</text:span></text:p>
      <text:p text:style-name="Preformatted_20_Text"><text:s text:c="10"/>q<text:span text:style-name="T12">.</text:span>push<text:span text:style-name="T12">(</text:span>adj<text:span text:style-name="T12">);</text:span></text:p>
      <text:p text:style-name="P29"><text:s text:c="8"/><text:span text:style-name="T1">}</text:span></text:p>
      <text:p text:style-name="P29"><text:s text:c="4"/><text:span text:style-name="T1">}</text:span></text:p>
      <text:p text:style-name="P29"><text:s text:c="2"/><text:span text:style-name="T1">}</text:span></text:p>
      <text:p text:style-name="P34">}</text:p>
      <text:p text:style-name="Preformatted_20_Text"/>
      <text:p text:style-name="Preformatted_20_Text"><text:span text:style-name="T14">void</text:span> full_dfs<text:span text:style-name="T12">(){</text:span></text:p>
      <text:p text:style-name="P25"><text:s text:c="2"/><text:span text:style-name="T3">//dfs call</text:span></text:p>
      <text:p text:style-name="Preformatted_20_Text"><text:span text:style-name="T15"><text:s text:c="2"/>for</text:span><text:span text:style-name="T11"> </text:span><text:span text:style-name="T12">(</text:span>uint i<text:span text:style-name="T12">=</text:span><text:span text:style-name="T13">0</text:span><text:span text:style-name="T12">;</text:span> i<text:span text:style-name="T12">&lt;</text:span>graph<text:span text:style-name="T12">.</text:span>size<text:span text:style-name="T12">();</text:span> i<text:span text:style-name="T12">++)</text:span></text:p>
      <text:p text:style-name="Preformatted_20_Text"><text:s text:c="4"/>graph<text:span text:style-name="T12">[</text:span>i<text:span text:style-name="T12">].</text:span>open<text:span text:style-name="T11"> </text:span><text:span text:style-name="T12">=</text:span><text:span text:style-name="T8"> </text:span><text:span text:style-name="T9">true</text:span><text:span text:style-name="T12">;</text:span></text:p>
      <text:p text:style-name="Preformatted_20_Text"><text:s text:c="2"/>print<text:span text:style-name="T12">(</text:span><text:span text:style-name="T16">"DFS\n"</text:span><text:span text:style-name="T12">);</text:span></text:p>
      <text:p text:style-name="Preformatted_20_Text"><text:span text:style-name="T15"><text:s text:c="2"/>for</text:span><text:span text:style-name="T11"> </text:span><text:span text:style-name="T12">(</text:span>uint i<text:span text:style-name="T12">=</text:span><text:span text:style-name="T13">0</text:span><text:span text:style-name="T12">;</text:span> i<text:span text:style-name="T12">&lt;</text:span>graph<text:span text:style-name="T12">.</text:span>size<text:span text:style-name="T12">();</text:span> i<text:span text:style-name="T12">++)</text:span></text:p>
      <text:p text:style-name="Preformatted_20_Text"><text:s text:c="4"/>dfs<text:span text:style-name="T12">(</text:span>i<text:span text:style-name="T12">);</text:span></text:p>
      <text:p text:style-name="P34">}</text:p>
      <text:p text:style-name="Preformatted_20_Text"/>
      <text:p text:style-name="Preformatted_20_Text"><text:span text:style-name="T14">void</text:span> full_bfs<text:span text:style-name="T12">(){</text:span></text:p>
      <text:p text:style-name="P25"><text:s text:c="2"/><text:span text:style-name="T3">// bfs call</text:span></text:p>
      <text:p text:style-name="Preformatted_20_Text"><text:span text:style-name="T15"><text:s text:c="2"/>for</text:span><text:span text:style-name="T11"> </text:span><text:span text:style-name="T12">(</text:span>uint i<text:span text:style-name="T12">=</text:span><text:span text:style-name="T13">0</text:span><text:span text:style-name="T12">;</text:span> i<text:span text:style-name="T12">&lt;</text:span>graph<text:span text:style-name="T12">.</text:span>size<text:span text:style-name="T12">();</text:span> i<text:span text:style-name="T12">++)</text:span></text:p>
      <text:p text:style-name="Preformatted_20_Text"><text:s text:c="4"/>graph<text:span text:style-name="T12">[</text:span>i<text:span text:style-name="T12">].</text:span>open<text:span text:style-name="T11"> </text:span><text:span text:style-name="T12">=</text:span><text:span text:style-name="T8"> </text:span><text:span text:style-name="T9">true</text:span><text:span text:style-name="T12">;</text:span></text:p>
      <text:p text:style-name="Preformatted_20_Text"><text:s text:c="2"/>print<text:span text:style-name="T12">(</text:span><text:span text:style-name="T16">"BFS\n"</text:span><text:span text:style-name="T12">);</text:span></text:p>
      <text:p text:style-name="Preformatted_20_Text"><text:span text:style-name="T15"><text:s text:c="2"/>for</text:span><text:span text:style-name="T11"> </text:span><text:span text:style-name="T12">(</text:span>uint i<text:span text:style-name="T12">=</text:span><text:span text:style-name="T13">0</text:span><text:span text:style-name="T12">;</text:span> i<text:span text:style-name="T12">&lt;</text:span>graph<text:span text:style-name="T12">.</text:span>size<text:span text:style-name="T12">();</text:span> i<text:span text:style-name="T12">++)</text:span></text:p>
      <text:p text:style-name="Preformatted_20_Text"><text:s text:c="4"/>bfs<text:span text:style-name="T12">(</text:span>i<text:span text:style-name="T12">);</text:span></text:p>
      <text:p text:style-name="P34">}</text:p>
      <text:p text:style-name="Preformatted_20_Text"/>
      <text:p text:style-name="Preformatted_20_Text"><text:span text:style-name="T14">int</text:span> tree_test<text:span text:style-name="T12">()</text:span></text:p>
      <text:p text:style-name="P34">{</text:p>
      <text:p text:style-name="Preformatted_20_Text"><text:span text:style-name="T14"><text:s text:c="2"/>bool</text:span> archi<text:span text:style-name="T12">=</text:span><text:span text:style-name="T9">true</text:span><text:span text:style-name="T12">;</text:span><text:span text:style-name="T18"> </text:span><text:span text:style-name="T19">// da non copiare</text:span></text:p>
      <text:p text:style-name="Preformatted_20_Text"><text:span text:style-name="T14"><text:s text:c="2"/>int</text:span> n<text:span text:style-name="T12">,</text:span> m<text:span text:style-name="T12">;</text:span></text:p>
      <text:p text:style-name="Preformatted_20_Text"><text:span text:style-name="T14"><text:s text:c="2"/>int</text:span> a<text:span text:style-name="T12">,</text:span>b<text:span text:style-name="T12">,</text:span>w<text:span text:style-name="T12">;</text:span></text:p>
      <text:p text:style-name="Preformatted_20_Text"/>
      <text:p text:style-name="Preformatted_20_Text"><text:s text:c="2"/>scanf<text:span text:style-name="T12">(</text:span><text:span text:style-name="T16">"%d"</text:span><text:span text:style-name="T12">,&amp;</text:span>n<text:span text:style-name="T12">);</text:span></text:p>
      <text:p text:style-name="Preformatted_20_Text"><text:s text:c="2"/>graph<text:span text:style-name="T12">.</text:span>erase<text:span text:style-name="T12">(</text:span>graph<text:span text:style-name="T12">.</text:span>begin<text:span text:style-name="T12">(),</text:span>graph<text:span text:style-name="T12">.</text:span>end<text:span text:style-name="T12">());</text:span></text:p>
      <text:p text:style-name="Preformatted_20_Text"><text:s text:c="2"/>graph<text:span text:style-name="T12">.</text:span>resize<text:span text:style-name="T12">(</text:span>n<text:span text:style-name="T12">);</text:span></text:p>
      <text:p text:style-name="Preformatted_20_Text"><text:span text:style-name="T15"><text:s text:c="2"/>if</text:span><text:span text:style-name="T11"> </text:span><text:span text:style-name="T12">(</text:span>archi<text:span text:style-name="T12">)</text:span><text:span text:style-name="T18"> </text:span><text:span text:style-name="T19">//parsa input con archi</text:span></text:p>
      <text:p text:style-name="P29"><text:s text:c="2"/><text:span text:style-name="T1">{</text:span></text:p>
      <text:p text:style-name="Preformatted_20_Text"><text:s text:c="4"/>scanf<text:span text:style-name="T12">(</text:span><text:span text:style-name="T16">"%d"</text:span><text:span text:style-name="T12">,&amp;</text:span>m<text:span text:style-name="T12">);</text:span></text:p>
      <text:p text:style-name="Preformatted_20_Text"><text:span text:style-name="T15"><text:s text:c="4"/>for</text:span><text:span text:style-name="T11"> </text:span><text:span text:style-name="T12">(</text:span><text:span text:style-name="T14">int</text:span> i<text:span text:style-name="T12">=</text:span><text:span text:style-name="T13">0</text:span><text:span text:style-name="T12">;</text:span> i<text:span text:style-name="T12">&lt;</text:span>m<text:span text:style-name="T12">;</text:span> i<text:span text:style-name="T12">++)</text:span></text:p>
      <text:p text:style-name="P29"><text:s text:c="4"/><text:span text:style-name="T1">{</text:span></text:p>
      <text:p text:style-name="Preformatted_20_Text"><text:s text:c="6"/>scanf<text:span text:style-name="T12">(</text:span><text:span text:style-name="T16">"%d %d %d"</text:span><text:span text:style-name="T12">,&amp;</text:span>a<text:span text:style-name="T12">,&amp;</text:span>b<text:span text:style-name="T12">,&amp;</text:span>w<text:span text:style-name="T12">);</text:span></text:p>
      <text:p text:style-name="Preformatted_20_Text"><text:s text:c="6"/>graph<text:span text:style-name="T12">[</text:span>a<text:span text:style-name="T12">].</text:span>add_adj<text:span text:style-name="T12">(</text:span>b<text:span text:style-name="T12">,</text:span>w<text:span text:style-name="T12">);</text:span></text:p>
      <text:p text:style-name="P29"><text:s text:c="4"/><text:span text:style-name="T1">}</text:span></text:p>
      <text:p text:style-name="P29"><text:s text:c="2"/><text:span text:style-name="T1">}</text:span></text:p>
      <text:p text:style-name="Preformatted_20_Text"><text:span text:style-name="T15"><text:s text:c="2"/>else</text:span><text:span text:style-name="T18"> </text:span><text:span text:style-name="T19">//parsa input con matrice di pesi positivi</text:span></text:p>
      <text:p text:style-name="P29"><text:s text:c="2"/><text:span text:style-name="T1">{</text:span></text:p>
      <text:p text:style-name="Preformatted_20_Text"><text:span text:style-name="T15"><text:s text:c="4"/>for</text:span><text:span text:style-name="T11"> </text:span><text:span text:style-name="T12">(</text:span><text:span text:style-name="T14">int</text:span> i<text:span text:style-name="T12">=</text:span><text:span text:style-name="T13">0</text:span><text:span text:style-name="T12">;</text:span> i<text:span text:style-name="T12">&lt;</text:span>n<text:span text:style-name="T12">;</text:span> i<text:span text:style-name="T12">++)</text:span></text:p>
      <text:p text:style-name="P29"><text:s text:c="4"/><text:span text:style-name="T1">{</text:span></text:p>
      <text:p text:style-name="Preformatted_20_Text"><text:span text:style-name="T15"><text:s text:c="6"/>for</text:span><text:span text:style-name="T11"> </text:span><text:span text:style-name="T12">(</text:span><text:span text:style-name="T14">int</text:span> j<text:span text:style-name="T12">=</text:span><text:span text:style-name="T13">0</text:span><text:span text:style-name="T12">;</text:span> j<text:span text:style-name="T12">&lt;</text:span>n<text:span text:style-name="T12">;</text:span> j<text:span text:style-name="T12">++)</text:span></text:p>
      <text:p text:style-name="P29"><text:s text:c="6"/><text:span text:style-name="T1">{</text:span></text:p>
      <text:p text:style-name="Preformatted_20_Text"><text:s text:c="8"/>scanf<text:span text:style-name="T12">(</text:span><text:span text:style-name="T16">"%d"</text:span><text:span text:style-name="T12">,&amp;</text:span>w<text:span text:style-name="T12">);</text:span></text:p>
      <text:p text:style-name="Preformatted_20_Text"><text:span text:style-name="T15"><text:s text:c="8"/>if</text:span><text:span text:style-name="T11"> </text:span><text:span text:style-name="T12">(</text:span>w<text:span text:style-name="T12">!=-</text:span><text:span text:style-name="T13">1</text:span><text:span text:style-name="T12">)</text:span><text:span text:style-name="T18"> </text:span><text:span text:style-name="T19">//-1 null value</text:span></text:p>
      <text:p text:style-name="Preformatted_20_Text"><text:s text:c="10"/>graph<text:span text:style-name="T12">[</text:span>i<text:span text:style-name="T12">].</text:span>add_adj<text:span text:style-name="T12">(</text:span>j<text:span text:style-name="T12">,</text:span>w<text:span text:style-name="T12">);</text:span></text:p>
      <text:p text:style-name="P29"><text:soft-page-break/><text:s text:c="6"/><text:span text:style-name="T1">}</text:span></text:p>
      <text:p text:style-name="P25"><text:s text:c="6"/><text:span text:style-name="T3">//scanf("\n"); // serve se scansiono con %c</text:span></text:p>
      <text:p text:style-name="P29"><text:s text:c="4"/><text:span text:style-name="T1">}</text:span></text:p>
      <text:p text:style-name="P29"><text:s text:c="2"/><text:span text:style-name="T1">}</text:span></text:p>
      <text:p text:style-name="Preformatted_20_Text"><text:s text:c="2"/>print<text:span text:style-name="T12">(</text:span><text:span text:style-name="T16">"GRAPH:\n"</text:span><text:span text:style-name="T12">);</text:span></text:p>
      <text:p text:style-name="Preformatted_20_Text"><text:span text:style-name="T15"><text:s text:c="2"/>for</text:span><text:span text:style-name="T11"> </text:span><text:span text:style-name="T12">(</text:span><text:span text:style-name="T14">int</text:span> i<text:span text:style-name="T12">=</text:span><text:span text:style-name="T13">0</text:span><text:span text:style-name="T12">;</text:span> i<text:span text:style-name="T12">&lt;</text:span>n<text:span text:style-name="T12">;</text:span> i<text:span text:style-name="T12">++)</text:span></text:p>
      <text:p text:style-name="P29"><text:s text:c="2"/><text:span text:style-name="T1">{</text:span></text:p>
      <text:p text:style-name="Preformatted_20_Text"><text:s text:c="4"/>print<text:span text:style-name="T12">(</text:span><text:span text:style-name="T16">"Neighbour node %d\n"</text:span><text:span text:style-name="T12">,</text:span>i<text:span text:style-name="T12">);</text:span></text:p>
      <text:p text:style-name="Preformatted_20_Text"><text:span text:style-name="T15"><text:s text:c="4"/>for</text:span><text:span text:style-name="T11"> </text:span><text:span text:style-name="T12">(</text:span>uint j<text:span text:style-name="T12">=</text:span><text:span text:style-name="T13">0</text:span><text:span text:style-name="T12">;</text:span> j<text:span text:style-name="T12">&lt;</text:span> graph<text:span text:style-name="T12">[</text:span>i<text:span text:style-name="T12">].</text:span>adjs<text:span text:style-name="T12">.</text:span>size<text:span text:style-name="T12">();</text:span> j<text:span text:style-name="T12">++)</text:span></text:p>
      <text:p text:style-name="Preformatted_20_Text"><text:s text:c="6"/>print<text:span text:style-name="T12">(</text:span><text:span text:style-name="T16">"(%d,%d) "</text:span><text:span text:style-name="T12">,</text:span>graph<text:span text:style-name="T12">[</text:span>i<text:span text:style-name="T12">].</text:span>adjs<text:span text:style-name="T12">[</text:span>j<text:span text:style-name="T12">],</text:span>graph<text:span text:style-name="T12">[</text:span>i<text:span text:style-name="T12">].</text:span>weights<text:span text:style-name="T12">[</text:span>j<text:span text:style-name="T12">]);</text:span></text:p>
      <text:p text:style-name="Preformatted_20_Text"><text:s text:c="4"/>print<text:span text:style-name="T12">(</text:span><text:span text:style-name="T16">"\n"</text:span><text:span text:style-name="T12">);</text:span></text:p>
      <text:p text:style-name="P29"><text:s text:c="2"/><text:span text:style-name="T1">}</text:span></text:p>
      <text:p text:style-name="Preformatted_20_Text"/>
      <text:p text:style-name="Preformatted_20_Text"><text:s text:c="2"/>full_dfs<text:span text:style-name="T12">();</text:span></text:p>
      <text:p text:style-name="Preformatted_20_Text"><text:s text:c="2"/>full_bfs<text:span text:style-name="T12">();</text:span></text:p>
      <text:p text:style-name="Preformatted_20_Text"/>
      <text:p text:style-name="Preformatted_20_Text"><text:span text:style-name="T15"><text:s text:c="2"/>return</text:span><text:span text:style-name="T13"> 0</text:span><text:span text:style-name="T12">;</text:span></text:p>
      <text:p text:style-name="P12">}</text:p>
      <text:h text:style-name="P55" text:outline-level="1">FLUSSO<office:annotation><dc:date>2012-11-12T16:07:25</dc:date><text:p>To generate your own colored code visit http://www.bedaux.net/cpp2html/</text:p></office:annotation></text:h>
      <text:p text:style-name="P23">#include &lt;cassert&gt;</text:p>
      <text:p text:style-name="P23">#include &lt;stack&gt;</text:p>
      <text:p text:style-name="P23">#include &lt;queue&gt;</text:p>
      <text:p text:style-name="P23">#include &lt;vector&gt;</text:p>
      <text:p text:style-name="P23">#include &lt;stdio.h&gt;</text:p>
      <text:p text:style-name="Preformatted_20_Text"/>
      <text:p text:style-name="Preformatted_20_Text"><text:span text:style-name="T10">using namespace</text:span> std<text:span text:style-name="T12">;</text:span></text:p>
      <text:p text:style-name="Preformatted_20_Text"/>
      <text:p text:style-name="P23">#define DEBUG</text:p>
      <text:p text:style-name="P23">#ifdef DEBUG</text:p>
      <text:p text:style-name="P23">#define print(...) fprintf(stderr, __VA_ARGS__)</text:p>
      <text:p text:style-name="P23">#else</text:p>
      <text:p text:style-name="P23">#define print(...)</text:p>
      <text:p text:style-name="P23">#endif</text:p>
      <text:p text:style-name="Preformatted_20_Text"/>
      <text:p text:style-name="P23">#define uint unsigned int</text:p>
      <text:p text:style-name="P23">#define MAX_N 1000</text:p>
      <text:p text:style-name="Preformatted_20_Text"/>
      <text:p text:style-name="Preformatted_20_Text"><text:span text:style-name="T10">struct</text:span> node<text:span text:style-name="T11"> </text:span><text:span text:style-name="T12">{</text:span></text:p>
      <text:p text:style-name="Preformatted_20_Text"><text:s text:c="2"/>vector<text:span text:style-name="T11"> </text:span><text:span text:style-name="T12">&lt;</text:span><text:span text:style-name="T14">int</text:span><text:span text:style-name="T12">&gt;</text:span> adjs<text:span text:style-name="T12">;</text:span></text:p>
      <text:p text:style-name="Preformatted_20_Text"><text:s text:c="2"/>vector<text:span text:style-name="T11"> </text:span><text:span text:style-name="T12">&lt;</text:span><text:span text:style-name="T14">int</text:span><text:span text:style-name="T12">&gt;</text:span> weights<text:span text:style-name="T12">;</text:span></text:p>
      <text:p text:style-name="Preformatted_20_Text"><text:span text:style-name="T14"><text:s text:c="2"/>bool</text:span> open<text:span text:style-name="T12">;</text:span></text:p>
      <text:p text:style-name="Preformatted_20_Text"/>
      <text:p text:style-name="Preformatted_20_Text"><text:span text:style-name="T14"><text:s text:c="2"/>void</text:span> add_adj<text:span text:style-name="T12">(</text:span><text:span text:style-name="T14">int</text:span> id<text:span text:style-name="T12">,</text:span><text:span text:style-name="T14"> int</text:span> weight<text:span text:style-name="T12">) {</text:span></text:p>
      <text:p text:style-name="Preformatted_20_Text"><text:span text:style-name="T10"><text:s text:c="4"/>this</text:span><text:span text:style-name="T12">-&gt;</text:span>adjs<text:span text:style-name="T12">.</text:span>push_back<text:span text:style-name="T12">(</text:span>id<text:span text:style-name="T12">);</text:span></text:p>
      <text:p text:style-name="Preformatted_20_Text"><text:span text:style-name="T10"><text:s text:c="4"/>this</text:span><text:span text:style-name="T12">-&gt;</text:span>weights<text:span text:style-name="T12">.</text:span>push_back<text:span text:style-name="T12">(</text:span>weight<text:span text:style-name="T12">);</text:span></text:p>
      <text:p text:style-name="P29"><text:s text:c="2"/><text:span text:style-name="T1">}</text:span></text:p>
      <text:p text:style-name="P34">};</text:p>
      <text:p text:style-name="Preformatted_20_Text"/>
      <text:p text:style-name="Preformatted_20_Text"><text:span text:style-name="T14">int</text:span> n<text:span text:style-name="T12">;</text:span></text:p>
      <text:p text:style-name="Preformatted_20_Text">vector<text:span text:style-name="T12">&lt;</text:span>node<text:span text:style-name="T12">&gt;</text:span> graph<text:span text:style-name="T12">;</text:span></text:p>
      <text:p text:style-name="Preformatted_20_Text"><text:span text:style-name="T14">int</text:span> weights<text:span text:style-name="T12">[</text:span>MAX_N<text:span text:style-name="T12">][</text:span>MAX_N<text:span text:style-name="T12">];</text:span></text:p>
      <text:p text:style-name="Preformatted_20_Text"/>
      <text:p text:style-name="Preformatted_20_Text"><text:span text:style-name="T14">int</text:span> bfs_walk<text:span text:style-name="T12">(</text:span><text:span text:style-name="T14">int</text:span> source<text:span text:style-name="T12">,</text:span><text:span text:style-name="T14"> int</text:span> dest<text:span text:style-name="T12">,</text:span> stack<text:span text:style-name="T12">&lt;</text:span><text:span text:style-name="T14">int</text:span><text:span text:style-name="T12">&gt;*</text:span> path<text:span text:style-name="T12">)</text:span></text:p>
      <text:p text:style-name="P28">// true if dest is reachable</text:p>
      <text:p text:style-name="P28">// if true, path is erased and properly filled</text:p>
      <text:p text:style-name="P34">{</text:p>
      <text:p text:style-name="Preformatted_20_Text"><text:span text:style-name="T14"><text:s text:c="2"/>bool</text:span> finished<text:span text:style-name="T11"> </text:span><text:span text:style-name="T12">=</text:span><text:span text:style-name="T8"> </text:span><text:span text:style-name="T9">false</text:span><text:span text:style-name="T12">;</text:span></text:p>
      <text:p text:style-name="Preformatted_20_Text"><text:span text:style-name="T14"><text:s text:c="2"/>int</text:span> node<text:span text:style-name="T12">,</text:span> min<text:span text:style-name="T12">;</text:span></text:p>
      <text:p text:style-name="Preformatted_20_Text"><text:span text:style-name="T14"><text:s text:c="2"/>int</text:span> previous<text:span text:style-name="T12">[</text:span>MAX_N<text:span text:style-name="T12">];</text:span></text:p>
      <text:p text:style-name="Preformatted_20_Text"><text:soft-page-break/><text:s text:c="2"/>queue<text:span text:style-name="T12">&lt;</text:span><text:span text:style-name="T14">int</text:span><text:span text:style-name="T12">&gt;</text:span> q<text:span text:style-name="T12">;</text:span></text:p>
      <text:p text:style-name="Preformatted_20_Text"><text:span text:style-name="T15"><text:s text:c="2"/>for</text:span><text:span text:style-name="T11"> </text:span><text:span text:style-name="T12">(</text:span><text:span text:style-name="T14">int</text:span> i<text:span text:style-name="T12">=</text:span><text:span text:style-name="T13">0</text:span><text:span text:style-name="T12">;</text:span> i<text:span text:style-name="T12">&lt;</text:span>n<text:span text:style-name="T12">;</text:span> i<text:span text:style-name="T12">++)</text:span></text:p>
      <text:p text:style-name="Preformatted_20_Text"><text:s text:c="4"/>graph<text:span text:style-name="T12">[</text:span>i<text:span text:style-name="T12">].</text:span>open<text:span text:style-name="T11"> </text:span><text:span text:style-name="T12">=</text:span><text:span text:style-name="T8"> </text:span><text:span text:style-name="T9">true</text:span><text:span text:style-name="T12">;</text:span></text:p>
      <text:p text:style-name="Preformatted_20_Text"><text:s text:c="2"/>graph<text:span text:style-name="T12">[</text:span>source<text:span text:style-name="T12">].</text:span>open<text:span text:style-name="T11"> </text:span><text:span text:style-name="T12">=</text:span><text:span text:style-name="T8"> </text:span><text:span text:style-name="T9">false</text:span><text:span text:style-name="T12">;</text:span></text:p>
      <text:p text:style-name="Preformatted_20_Text"><text:s text:c="2"/>previous<text:span text:style-name="T12">[</text:span>source<text:span text:style-name="T12">] = -</text:span><text:span text:style-name="T13">1</text:span><text:span text:style-name="T12">;</text:span></text:p>
      <text:p text:style-name="Preformatted_20_Text"><text:s text:c="2"/>q<text:span text:style-name="T12">.</text:span>push<text:span text:style-name="T12">(</text:span>source<text:span text:style-name="T12">);</text:span></text:p>
      <text:p text:style-name="Preformatted_20_Text"><text:span text:style-name="T15"><text:s text:c="2"/>while</text:span><text:span text:style-name="T12">(!</text:span>q<text:span text:style-name="T12">.</text:span>empty<text:span text:style-name="T12">() &amp;&amp; !</text:span>finished<text:span text:style-name="T12">)</text:span></text:p>
      <text:p text:style-name="P29"><text:s text:c="2"/><text:span text:style-name="T1">{</text:span></text:p>
      <text:p text:style-name="Preformatted_20_Text"><text:s text:c="4"/>node<text:span text:style-name="T11"> </text:span><text:span text:style-name="T12">=</text:span> q<text:span text:style-name="T12">.</text:span>front<text:span text:style-name="T12">();</text:span></text:p>
      <text:p text:style-name="Preformatted_20_Text"><text:s text:c="4"/>q<text:span text:style-name="T12">.</text:span>pop<text:span text:style-name="T12">();</text:span></text:p>
      <text:p text:style-name="Preformatted_20_Text"><text:s text:c="4"/>print<text:span text:style-name="T12">(</text:span><text:span text:style-name="T16">"Visiting node %d\n"</text:span><text:span text:style-name="T12">,</text:span> node<text:span text:style-name="T12">);</text:span></text:p>
      <text:p text:style-name="Preformatted_20_Text"><text:span text:style-name="T15"><text:s text:c="4"/>for</text:span><text:span text:style-name="T11"> </text:span><text:span text:style-name="T12">(</text:span>uint i<text:span text:style-name="T12">=</text:span><text:span text:style-name="T13">0</text:span><text:span text:style-name="T12">;</text:span> i<text:span text:style-name="T12">&lt;</text:span>graph<text:span text:style-name="T12">[</text:span>node<text:span text:style-name="T12">].</text:span>adjs<text:span text:style-name="T12">.</text:span>size<text:span text:style-name="T12">() &amp;&amp; !</text:span>finished<text:span text:style-name="T12">;</text:span> i<text:span text:style-name="T12">++)</text:span></text:p>
      <text:p text:style-name="P29"><text:s text:c="4"/><text:span text:style-name="T1">{</text:span></text:p>
      <text:p text:style-name="Preformatted_20_Text"><text:span text:style-name="T14"><text:s text:c="6"/>int</text:span> adj<text:span text:style-name="T11"> </text:span><text:span text:style-name="T12">=</text:span> graph<text:span text:style-name="T12">[</text:span>node<text:span text:style-name="T12">].</text:span>adjs<text:span text:style-name="T12">[</text:span>i<text:span text:style-name="T12">];</text:span></text:p>
      <text:p text:style-name="Preformatted_20_Text"><text:s text:c="6"/>assert<text:span text:style-name="T12">(</text:span>weights<text:span text:style-name="T12">[</text:span>node<text:span text:style-name="T12">][</text:span>adj<text:span text:style-name="T12">] &gt;=</text:span><text:span text:style-name="T13"> 0</text:span><text:span text:style-name="T12">);</text:span></text:p>
      <text:p text:style-name="Preformatted_20_Text"><text:span text:style-name="T15"><text:s text:c="6"/>if</text:span><text:span text:style-name="T11"> </text:span><text:span text:style-name="T12">(</text:span>weights<text:span text:style-name="T12">[</text:span>node<text:span text:style-name="T12">][</text:span>adj<text:span text:style-name="T12">] !=</text:span><text:span text:style-name="T13"> 0</text:span><text:span text:style-name="T12">) {</text:span><text:span text:style-name="T18"> </text:span><text:span text:style-name="T19">// NB even if adj is here, this does not</text:span></text:p>
      <text:p text:style-name="P25"><text:s text:c="36"/><text:span text:style-name="T3">// mean the edge actually exists</text:span></text:p>
      <text:p text:style-name="Preformatted_20_Text"><text:span text:style-name="T15"><text:s text:c="8"/>if</text:span><text:span text:style-name="T11"> </text:span><text:span text:style-name="T12">(</text:span>graph<text:span text:style-name="T12">[</text:span>adj<text:span text:style-name="T12">].</text:span>open<text:span text:style-name="T12">)</text:span></text:p>
      <text:p text:style-name="P29"><text:s text:c="8"/><text:span text:style-name="T1">{</text:span></text:p>
      <text:p text:style-name="Preformatted_20_Text"><text:s text:c="10"/>graph<text:span text:style-name="T12">[</text:span>adj<text:span text:style-name="T12">].</text:span>open<text:span text:style-name="T11"> </text:span><text:span text:style-name="T12">=</text:span><text:span text:style-name="T8"> </text:span><text:span text:style-name="T9">false</text:span><text:span text:style-name="T12">;</text:span></text:p>
      <text:p text:style-name="Preformatted_20_Text"><text:s text:c="10"/>previous<text:span text:style-name="T12">[</text:span>adj<text:span text:style-name="T12">] =</text:span> node<text:span text:style-name="T12">;</text:span></text:p>
      <text:p text:style-name="Preformatted_20_Text"><text:s text:c="10"/>q<text:span text:style-name="T12">.</text:span>push<text:span text:style-name="T12">(</text:span>adj<text:span text:style-name="T12">);</text:span></text:p>
      <text:p text:style-name="Preformatted_20_Text"><text:span text:style-name="T15"><text:s text:c="10"/>if</text:span><text:span text:style-name="T11"> </text:span><text:span text:style-name="T12">(</text:span>adj<text:span text:style-name="T12">==</text:span>dest<text:span text:style-name="T12">)</text:span></text:p>
      <text:p text:style-name="Preformatted_20_Text"><text:s text:c="12"/>finished<text:span text:style-name="T11"> </text:span><text:span text:style-name="T12">=</text:span><text:span text:style-name="T8"> </text:span><text:span text:style-name="T9">true</text:span><text:span text:style-name="T12">;</text:span></text:p>
      <text:p text:style-name="P29"><text:s text:c="8"/><text:span text:style-name="T1">}</text:span></text:p>
      <text:p text:style-name="P29"><text:s text:c="6"/><text:span text:style-name="T1">}</text:span></text:p>
      <text:p text:style-name="P29"><text:s text:c="4"/><text:span text:style-name="T1">}</text:span></text:p>
      <text:p text:style-name="P29"><text:s text:c="2"/><text:span text:style-name="T1">}</text:span></text:p>
      <text:p text:style-name="Preformatted_20_Text"><text:span text:style-name="T15"><text:s text:c="2"/>if</text:span><text:span text:style-name="T11"> </text:span><text:span text:style-name="T12">(</text:span>finished<text:span text:style-name="T12">) {</text:span></text:p>
      <text:p text:style-name="Preformatted_20_Text"><text:s text:c="4"/>min<text:span text:style-name="T11"> </text:span><text:span text:style-name="T12">=</text:span> weights<text:span text:style-name="T12">[</text:span>previous<text:span text:style-name="T12">[</text:span>dest<text:span text:style-name="T12">]][</text:span>dest<text:span text:style-name="T12">];</text:span></text:p>
      <text:p text:style-name="Preformatted_20_Text"><text:s text:c="4"/>node<text:span text:style-name="T11"> </text:span><text:span text:style-name="T12">=</text:span> dest<text:span text:style-name="T12">;</text:span></text:p>
      <text:p text:style-name="Preformatted_20_Text"><text:span text:style-name="T15"><text:s text:c="4"/>while</text:span><text:span text:style-name="T11"> </text:span><text:span text:style-name="T12">(</text:span>node<text:span text:style-name="T11"> </text:span><text:span text:style-name="T12">!=</text:span> source<text:span text:style-name="T12">) {</text:span></text:p>
      <text:p text:style-name="Preformatted_20_Text"><text:s text:c="6"/>path<text:span text:style-name="T12">-&gt;</text:span>push<text:span text:style-name="T12">(</text:span>node<text:span text:style-name="T12">);</text:span></text:p>
      <text:p text:style-name="Preformatted_20_Text"><text:span text:style-name="T15"><text:s text:c="6"/>if</text:span><text:span text:style-name="T11"> </text:span><text:span text:style-name="T12">(</text:span>weights<text:span text:style-name="T12">[</text:span>previous<text:span text:style-name="T12">[</text:span>node<text:span text:style-name="T12">]][</text:span>node<text:span text:style-name="T12">] &lt;</text:span> min<text:span text:style-name="T12">)</text:span></text:p>
      <text:p text:style-name="Preformatted_20_Text"><text:s text:c="8"/>min<text:span text:style-name="T11"> </text:span><text:span text:style-name="T12">=</text:span> weights<text:span text:style-name="T12">[</text:span>previous<text:span text:style-name="T12">[</text:span>node<text:span text:style-name="T12">]][</text:span>node<text:span text:style-name="T12">];</text:span></text:p>
      <text:p text:style-name="Preformatted_20_Text"><text:s text:c="6"/>node<text:span text:style-name="T11"> </text:span><text:span text:style-name="T12">=</text:span> previous<text:span text:style-name="T12">[</text:span>node<text:span text:style-name="T12">];</text:span></text:p>
      <text:p text:style-name="P29"><text:s text:c="4"/><text:span text:style-name="T1">}</text:span></text:p>
      <text:p text:style-name="Preformatted_20_Text"><text:s text:c="4"/>path<text:span text:style-name="T12">-&gt;</text:span>push<text:span text:style-name="T12">(</text:span>source<text:span text:style-name="T12">);</text:span></text:p>
      <text:p text:style-name="Preformatted_20_Text"><text:span text:style-name="T15"><text:s text:c="4"/>return</text:span> min<text:span text:style-name="T12">;</text:span></text:p>
      <text:p text:style-name="P29"><text:s text:c="2"/><text:span text:style-name="T1">}</text:span></text:p>
      <text:p text:style-name="Preformatted_20_Text"><text:span text:style-name="T15"><text:s text:c="2"/>return</text:span><text:span text:style-name="T13"> 0</text:span><text:span text:style-name="T12">;</text:span></text:p>
      <text:p text:style-name="P34">}</text:p>
      <text:p text:style-name="Preformatted_20_Text"/>
      <text:p text:style-name="Preformatted_20_Text"><text:span text:style-name="T14">int</text:span> max_flow<text:span text:style-name="T12">(</text:span><text:span text:style-name="T14">int</text:span> source<text:span text:style-name="T12">,</text:span><text:span text:style-name="T14"> int</text:span> sink<text:span text:style-name="T12">)</text:span></text:p>
      <text:p text:style-name="P34">{</text:p>
      <text:p text:style-name="Preformatted_20_Text"><text:s text:c="2"/>stack<text:span text:style-name="T12">&lt;</text:span><text:span text:style-name="T14">int</text:span><text:span text:style-name="T12">&gt;</text:span> s<text:span text:style-name="T12">;</text:span></text:p>
      <text:p text:style-name="Preformatted_20_Text"><text:span text:style-name="T14"><text:s text:c="2"/>int</text:span> prev<text:span text:style-name="T12">,</text:span> next<text:span text:style-name="T12">,</text:span> val<text:span text:style-name="T12">,</text:span> flow<text:span text:style-name="T12">;</text:span></text:p>
      <text:p text:style-name="Preformatted_20_Text"><text:span text:style-name="T15"><text:s text:c="2"/>while</text:span><text:span text:style-name="T12">((</text:span>val<text:span text:style-name="T12">=</text:span>bfs_walk<text:span text:style-name="T12">(</text:span>source<text:span text:style-name="T12">,</text:span>sink<text:span text:style-name="T12">,&amp;</text:span>s<text:span text:style-name="T12">)) &gt;</text:span><text:span text:style-name="T13"> 0</text:span><text:span text:style-name="T12">)</text:span></text:p>
      <text:p text:style-name="P29"><text:s text:c="2"/><text:span text:style-name="T1">{</text:span></text:p>
      <text:p text:style-name="Preformatted_20_Text"><text:s text:c="4"/>prev<text:span text:style-name="T11"> </text:span><text:span text:style-name="T12">=</text:span> s<text:span text:style-name="T12">.</text:span>top<text:span text:style-name="T12">();</text:span></text:p>
      <text:p text:style-name="Preformatted_20_Text"><text:s text:c="4"/>s<text:span text:style-name="T12">.</text:span>pop<text:span text:style-name="T12">();</text:span></text:p>
      <text:p text:style-name="Preformatted_20_Text"><text:span text:style-name="T15"><text:s text:c="4"/>while</text:span><text:span text:style-name="T12">(!</text:span>s<text:span text:style-name="T12">.</text:span>empty<text:span text:style-name="T12">())</text:span></text:p>
      <text:p text:style-name="P29"><text:s text:c="4"/><text:span text:style-name="T1">{</text:span></text:p>
      <text:p text:style-name="Preformatted_20_Text"><text:s text:c="6"/>next<text:span text:style-name="T11"> </text:span><text:span text:style-name="T12">=</text:span> s<text:span text:style-name="T12">.</text:span>top<text:span text:style-name="T12">();</text:span></text:p>
      <text:p text:style-name="Preformatted_20_Text"><text:s text:c="6"/>s<text:span text:style-name="T12">.</text:span>pop<text:span text:style-name="T12">();</text:span></text:p>
      <text:p text:style-name="Preformatted_20_Text"><text:s text:c="6"/>weights<text:span text:style-name="T12">[</text:span>prev<text:span text:style-name="T12">][</text:span>next<text:span text:style-name="T12">] -=</text:span> val<text:span text:style-name="T12">;</text:span></text:p>
      <text:p text:style-name="P25"><text:s text:c="6"/><text:span text:style-name="T3">//se l'arco all'indietro non esiste ancora lo aggiungo</text:span></text:p>
      <text:p text:style-name="Preformatted_20_Text"><text:span text:style-name="T15"><text:s text:c="6"/>if</text:span><text:span text:style-name="T11"> </text:span><text:span text:style-name="T12">(</text:span>weights<text:span text:style-name="T12">[</text:span>next<text:span text:style-name="T12">][</text:span>prev<text:span text:style-name="T12">] ==</text:span><text:span text:style-name="T13"> 0</text:span><text:span text:style-name="T12">)</text:span></text:p>
      <text:p text:style-name="Preformatted_20_Text"><text:s text:c="8"/>graph<text:span text:style-name="T12">[</text:span>next<text:span text:style-name="T12">].</text:span>add_adj<text:span text:style-name="T12">(</text:span>prev<text:span text:style-name="T12">,</text:span><text:span text:style-name="T13">0</text:span><text:span text:style-name="T12">);</text:span></text:p>
      <text:p text:style-name="Preformatted_20_Text"><text:s text:c="6"/>weights<text:span text:style-name="T12">[</text:span>next<text:span text:style-name="T12">][</text:span>prev<text:span text:style-name="T12">] +=</text:span> val<text:span text:style-name="T12">;</text:span></text:p>
      <text:p text:style-name="Preformatted_20_Text"><text:s text:c="6"/>prev<text:span text:style-name="T11"> </text:span><text:span text:style-name="T12">=</text:span> next<text:span text:style-name="T12">;</text:span></text:p>
      <text:p text:style-name="P29"><text:soft-page-break/><text:s text:c="4"/><text:span text:style-name="T1">}</text:span></text:p>
      <text:p text:style-name="P29"><text:s text:c="2"/><text:span text:style-name="T1">}</text:span></text:p>
      <text:p text:style-name="P25"><text:s text:c="2"/><text:span text:style-name="T3">// compute max flow, basing on weight of newly-created edges</text:span></text:p>
      <text:p text:style-name="P25"><text:s text:c="2"/><text:span text:style-name="T3">// towards the source in the residual capacity graph</text:span></text:p>
      <text:p text:style-name="Preformatted_20_Text"><text:s text:c="2"/>flow<text:span text:style-name="T11"> </text:span><text:span text:style-name="T12">=</text:span><text:span text:style-name="T13"> 0</text:span><text:span text:style-name="T12">;</text:span></text:p>
      <text:p text:style-name="Preformatted_20_Text"><text:span text:style-name="T15"><text:s text:c="2"/>for</text:span><text:span text:style-name="T11"> </text:span><text:span text:style-name="T12">(</text:span>uint i<text:span text:style-name="T12">=</text:span><text:span text:style-name="T13">0</text:span><text:span text:style-name="T12">;</text:span> i<text:span text:style-name="T12">&lt;</text:span>graph<text:span text:style-name="T12">[</text:span>source<text:span text:style-name="T12">].</text:span>adjs<text:span text:style-name="T12">.</text:span>size<text:span text:style-name="T12">();</text:span> i<text:span text:style-name="T12">++)</text:span></text:p>
      <text:p text:style-name="P29"><text:s text:c="2"/><text:span text:style-name="T1">{</text:span></text:p>
      <text:p text:style-name="Preformatted_20_Text"><text:span text:style-name="T14"><text:s text:c="4"/>int</text:span> adj<text:span text:style-name="T11"> </text:span><text:span text:style-name="T12">=</text:span> graph<text:span text:style-name="T12">[</text:span>source<text:span text:style-name="T12">].</text:span>adjs<text:span text:style-name="T12">[</text:span>i<text:span text:style-name="T12">];</text:span></text:p>
      <text:p text:style-name="P25"><text:s text:c="4"/><text:span text:style-name="T3">//versione senza archi entranti nella sorgente</text:span></text:p>
      <text:p text:style-name="P25"><text:s text:c="4"/><text:span text:style-name="T3">//flow += weights[adj][source];</text:span></text:p>
      <text:p text:style-name="P25"><text:s text:c="4"/><text:span text:style-name="T3">//versione con archi entranti nella sorgente</text:span></text:p>
      <text:p text:style-name="Preformatted_20_Text"><text:s text:c="4"/>flow<text:span text:style-name="T11"> </text:span><text:span text:style-name="T12">+=</text:span> graph<text:span text:style-name="T12">[</text:span>source<text:span text:style-name="T12">].</text:span>weights<text:span text:style-name="T12">[</text:span>i<text:span text:style-name="T12">] -</text:span> weights<text:span text:style-name="T12">[</text:span>source<text:span text:style-name="T12">][</text:span>adj<text:span text:style-name="T12">];</text:span></text:p>
      <text:p text:style-name="P29"><text:s text:c="2"/><text:span text:style-name="T1">}</text:span></text:p>
      <text:p text:style-name="Preformatted_20_Text"><text:span text:style-name="T15"><text:s text:c="2"/>return</text:span> flow<text:span text:style-name="T12">;</text:span></text:p>
      <text:p text:style-name="P34">}</text:p>
      <text:p text:style-name="Preformatted_20_Text"/>
      <text:p text:style-name="Preformatted_20_Text"><text:span text:style-name="T14">int</text:span><text:span text:style-name="T10"> main</text:span><text:span text:style-name="T12">()</text:span></text:p>
      <text:p text:style-name="P34">{</text:p>
      <text:p text:style-name="Preformatted_20_Text"><text:span text:style-name="T14"><text:s text:c="2"/>int</text:span> w<text:span text:style-name="T12">;</text:span></text:p>
      <text:p text:style-name="Preformatted_20_Text"><text:span text:style-name="T14"><text:s text:c="2"/>int</text:span> flusso<text:span text:style-name="T12">;</text:span></text:p>
      <text:p text:style-name="Preformatted_20_Text"/>
      <text:p text:style-name="Preformatted_20_Text"><text:s text:c="2"/>scanf<text:span text:style-name="T12">(</text:span><text:span text:style-name="T16">"%d"</text:span><text:span text:style-name="T12">,&amp;</text:span>n<text:span text:style-name="T12">);</text:span></text:p>
      <text:p text:style-name="Preformatted_20_Text"><text:s text:c="2"/>graph<text:span text:style-name="T12">.</text:span>erase<text:span text:style-name="T12">(</text:span>graph<text:span text:style-name="T12">.</text:span>begin<text:span text:style-name="T12">(),</text:span>graph<text:span text:style-name="T12">.</text:span>end<text:span text:style-name="T12">());</text:span></text:p>
      <text:p text:style-name="Preformatted_20_Text"><text:s text:c="2"/>graph<text:span text:style-name="T12">.</text:span>resize<text:span text:style-name="T12">(</text:span>n<text:span text:style-name="T12">);</text:span></text:p>
      <text:p text:style-name="Preformatted_20_Text"><text:span text:style-name="T15"><text:s text:c="2"/>for</text:span><text:span text:style-name="T11"> </text:span><text:span text:style-name="T12">(</text:span><text:span text:style-name="T14">int</text:span> i<text:span text:style-name="T12">=</text:span><text:span text:style-name="T13">0</text:span><text:span text:style-name="T12">;</text:span> i<text:span text:style-name="T12">&lt;</text:span>n<text:span text:style-name="T12">;</text:span> i<text:span text:style-name="T12">++)</text:span></text:p>
      <text:p text:style-name="P29"><text:s text:c="2"/><text:span text:style-name="T1">{</text:span></text:p>
      <text:p text:style-name="Preformatted_20_Text"><text:span text:style-name="T15"><text:s text:c="4"/>for</text:span><text:span text:style-name="T11"> </text:span><text:span text:style-name="T12">(</text:span><text:span text:style-name="T14">int</text:span> j<text:span text:style-name="T12">=</text:span><text:span text:style-name="T13">0</text:span><text:span text:style-name="T12">;</text:span> j<text:span text:style-name="T12">&lt;</text:span>n<text:span text:style-name="T12">;</text:span> j<text:span text:style-name="T12">++)</text:span></text:p>
      <text:p text:style-name="P29"><text:s text:c="4"/><text:span text:style-name="T1">{</text:span></text:p>
      <text:p text:style-name="Preformatted_20_Text"><text:s text:c="6"/>scanf<text:span text:style-name="T12">(</text:span><text:span text:style-name="T16">"%d"</text:span><text:span text:style-name="T12">,&amp;</text:span>w<text:span text:style-name="T12">);</text:span></text:p>
      <text:p text:style-name="Preformatted_20_Text"><text:s text:c="6"/>weights<text:span text:style-name="T12">[</text:span>i<text:span text:style-name="T12">][</text:span>j<text:span text:style-name="T12">] =</text:span> w<text:span text:style-name="T12">;</text:span></text:p>
      <text:p text:style-name="Preformatted_20_Text"><text:span text:style-name="T15"><text:s text:c="6"/>if</text:span><text:span text:style-name="T11"> </text:span><text:span text:style-name="T12">(</text:span>w<text:span text:style-name="T11"> </text:span><text:span text:style-name="T12">!=</text:span><text:span text:style-name="T13"> 0</text:span><text:span text:style-name="T12">)</text:span></text:p>
      <text:p text:style-name="Preformatted_20_Text"><text:s text:c="8"/>graph<text:span text:style-name="T12">[</text:span>i<text:span text:style-name="T12">].</text:span>add_adj<text:span text:style-name="T12">(</text:span>j<text:span text:style-name="T12">,</text:span> w<text:span text:style-name="T12">);</text:span></text:p>
      <text:p text:style-name="P29"><text:s text:c="4"/><text:span text:style-name="T1">}</text:span></text:p>
      <text:p text:style-name="P29"><text:s text:c="2"/><text:span text:style-name="T1">}</text:span></text:p>
      <text:p text:style-name="Preformatted_20_Text"><text:s text:c="2"/>print<text:span text:style-name="T12">(</text:span><text:span text:style-name="T16">"GRAPH:\n"</text:span><text:span text:style-name="T12">);</text:span></text:p>
      <text:p text:style-name="Preformatted_20_Text"><text:span text:style-name="T15"><text:s text:c="2"/>for</text:span><text:span text:style-name="T11"> </text:span><text:span text:style-name="T12">(</text:span><text:span text:style-name="T14">int</text:span> i<text:span text:style-name="T12">=</text:span><text:span text:style-name="T13">0</text:span><text:span text:style-name="T12">;</text:span> i<text:span text:style-name="T12">&lt;</text:span>n<text:span text:style-name="T12">;</text:span> i<text:span text:style-name="T12">++)</text:span></text:p>
      <text:p text:style-name="P29"><text:s text:c="2"/><text:span text:style-name="T1">{</text:span></text:p>
      <text:p text:style-name="Preformatted_20_Text"><text:s text:c="4"/>print<text:span text:style-name="T12">(</text:span><text:span text:style-name="T16">"Neighbour node %d\n"</text:span><text:span text:style-name="T12">,</text:span>i<text:span text:style-name="T12">);</text:span></text:p>
      <text:p text:style-name="Preformatted_20_Text"><text:span text:style-name="T15"><text:s text:c="4"/>for</text:span><text:span text:style-name="T11"> </text:span><text:span text:style-name="T12">(</text:span><text:span text:style-name="T14">int</text:span> j<text:span text:style-name="T12">=</text:span><text:span text:style-name="T13">0</text:span><text:span text:style-name="T12">;</text:span> j<text:span text:style-name="T12">&lt;</text:span> n<text:span text:style-name="T12">;</text:span> j<text:span text:style-name="T12">++)</text:span></text:p>
      <text:p text:style-name="Preformatted_20_Text"><text:s text:c="6"/>print<text:span text:style-name="T12">(</text:span><text:span text:style-name="T16">"%d "</text:span><text:span text:style-name="T12">,</text:span>weights<text:span text:style-name="T12">[</text:span>i<text:span text:style-name="T12">][</text:span>j<text:span text:style-name="T12">]);</text:span></text:p>
      <text:p text:style-name="Preformatted_20_Text"><text:s text:c="4"/>print<text:span text:style-name="T12">(</text:span><text:span text:style-name="T16">"\n"</text:span><text:span text:style-name="T12">);</text:span></text:p>
      <text:p text:style-name="P29"><text:s text:c="2"/><text:span text:style-name="T1">}</text:span></text:p>
      <text:p text:style-name="Preformatted_20_Text"/>
      <text:p text:style-name="Preformatted_20_Text"><text:s text:c="2"/>flusso<text:span text:style-name="T11"> </text:span><text:span text:style-name="T12">=</text:span> max_flow<text:span text:style-name="T12">(</text:span><text:span text:style-name="T13">0</text:span><text:span text:style-name="T12">,</text:span> n<text:span text:style-name="T12">-</text:span><text:span text:style-name="T13">1</text:span><text:span text:style-name="T12">);</text:span></text:p>
      <text:p text:style-name="Preformatted_20_Text"><text:s text:c="2"/>printf<text:span text:style-name="T12">(</text:span><text:span text:style-name="T16">"Flusso massimo %d\n"</text:span><text:span text:style-name="T12">,</text:span>flusso<text:span text:style-name="T12">);</text:span></text:p>
      <text:p text:style-name="Preformatted_20_Text"/>
      <text:p text:style-name="Preformatted_20_Text"><text:span text:style-name="T15"><text:s text:c="2"/>return</text:span><text:span text:style-name="T13"> 0</text:span><text:span text:style-name="T12">;</text:span></text:p>
      <text:p text:style-name="P12">}</text:p>
      <text:h text:style-name="P55" text:outline-level="1">MFSET<office:annotation><dc:date>2012-11-12T16:08:16</dc:date><text:p>To generate your own colored code visit http://www.bedaux.net/cpp2html/</text:p></office:annotation></text:h>
      <text:p text:style-name="P23">#include &lt;cstdio&gt;</text:p>
      <text:p text:style-name="P23">#include &lt;vector&gt;</text:p>
      <text:p text:style-name="Preformatted_20_Text"/>
      <text:p text:style-name="Preformatted_20_Text"><text:span text:style-name="T10">using namespace</text:span> std<text:span text:style-name="T12">;</text:span></text:p>
      <text:p text:style-name="Preformatted_20_Text"/>
      <text:p text:style-name="Preformatted_20_Text"><text:span text:style-name="T10">struct</text:span> node<text:span text:style-name="T11"> </text:span><text:span text:style-name="T12">{</text:span></text:p>
      <text:p text:style-name="Preformatted_20_Text"><text:span text:style-name="T14"><text:s text:c="2"/>int</text:span> parent<text:span text:style-name="T12">;</text:span></text:p>
      <text:p text:style-name="Preformatted_20_Text"><text:span text:style-name="T14"><text:s text:c="2"/>int</text:span> rank<text:span text:style-name="T12">;</text:span></text:p>
      <text:p text:style-name="P34">};</text:p>
      <text:p text:style-name="Preformatted_20_Text"><text:soft-page-break/></text:p>
      <text:p text:style-name="P23">#define uint unsigned int</text:p>
      <text:p text:style-name="Preformatted_20_Text"><text:span text:style-name="T10">struct</text:span> mfset<text:span text:style-name="T11"> </text:span><text:span text:style-name="T12">{</text:span></text:p>
      <text:p text:style-name="Preformatted_20_Text"><text:s text:c="2"/>vector<text:span text:style-name="T12">&lt;</text:span>node<text:span text:style-name="T12">&gt; *</text:span>nodes<text:span text:style-name="T12">;</text:span></text:p>
      <text:p text:style-name="Preformatted_20_Text"/>
      <text:p text:style-name="Preformatted_20_Text"><text:s text:c="2"/>mfset<text:span text:style-name="T12">(</text:span>vector<text:span text:style-name="T12">&lt;</text:span>node<text:span text:style-name="T12">&gt; *</text:span>nodes<text:span text:style-name="T12">) {</text:span></text:p>
      <text:p text:style-name="Preformatted_20_Text"><text:span text:style-name="T10"><text:s text:c="4"/>this</text:span><text:span text:style-name="T12">-&gt;</text:span>nodes<text:span text:style-name="T11"> </text:span><text:span text:style-name="T12">=</text:span> nodes<text:span text:style-name="T12">;</text:span></text:p>
      <text:p text:style-name="Preformatted_20_Text"><text:span text:style-name="T15"><text:s text:c="4"/>for</text:span><text:span text:style-name="T11"> </text:span><text:span text:style-name="T12">(</text:span>uint i<text:span text:style-name="T12">=</text:span><text:span text:style-name="T13">0</text:span><text:span text:style-name="T12">;</text:span> i<text:span text:style-name="T12">&lt;</text:span>nodes<text:span text:style-name="T12">-&gt;</text:span>size<text:span text:style-name="T12">();</text:span> i<text:span text:style-name="T12">++)</text:span></text:p>
      <text:p text:style-name="P29"><text:s text:c="4"/><text:span text:style-name="T1">{</text:span></text:p>
      <text:p text:style-name="Preformatted_20_Text"><text:span text:style-name="T11"><text:s text:c="6"/></text:span><text:span text:style-name="T12">(*</text:span><text:span text:style-name="T10">this</text:span><text:span text:style-name="T12">-&gt;</text:span>nodes<text:span text:style-name="T12">)[</text:span>i<text:span text:style-name="T12">].</text:span>parent<text:span text:style-name="T11"> </text:span><text:span text:style-name="T12">=</text:span> i<text:span text:style-name="T12">;</text:span></text:p>
      <text:p text:style-name="Preformatted_20_Text"><text:span text:style-name="T11"><text:s text:c="6"/></text:span><text:span text:style-name="T12">(*</text:span><text:span text:style-name="T10">this</text:span><text:span text:style-name="T12">-&gt;</text:span>nodes<text:span text:style-name="T12">)[</text:span>i<text:span text:style-name="T12">].</text:span>rank<text:span text:style-name="T11"> </text:span><text:span text:style-name="T12">=</text:span><text:span text:style-name="T13"> 0</text:span><text:span text:style-name="T12">;</text:span></text:p>
      <text:p text:style-name="P29"><text:s text:c="4"/><text:span text:style-name="T1">}</text:span></text:p>
      <text:p text:style-name="P29"><text:s text:c="2"/><text:span text:style-name="T1">}</text:span></text:p>
      <text:p text:style-name="Preformatted_20_Text"/>
      <text:p text:style-name="Preformatted_20_Text"><text:span text:style-name="T14"><text:s text:c="2"/>int</text:span> find<text:span text:style-name="T12">(</text:span><text:span text:style-name="T14">int</text:span> x<text:span text:style-name="T12">) {</text:span></text:p>
      <text:p text:style-name="Preformatted_20_Text"><text:span text:style-name="T15"><text:s text:c="4"/>if</text:span><text:span text:style-name="T11"> </text:span><text:span text:style-name="T12">((*</text:span>nodes<text:span text:style-name="T12">)[</text:span>x<text:span text:style-name="T12">].</text:span>parent<text:span text:style-name="T11"> </text:span><text:span text:style-name="T12">!=</text:span> x<text:span text:style-name="T12">)</text:span></text:p>
      <text:p text:style-name="Preformatted_20_Text"><text:span text:style-name="T11"><text:s text:c="6"/></text:span><text:span text:style-name="T12">(*</text:span>nodes<text:span text:style-name="T12">)[</text:span>x<text:span text:style-name="T12">].</text:span>parent<text:span text:style-name="T11"> </text:span><text:span text:style-name="T12">=</text:span><text:span text:style-name="T10"> this</text:span><text:span text:style-name="T12">-&gt;</text:span>find<text:span text:style-name="T12">((*</text:span>nodes<text:span text:style-name="T12">)[</text:span>x<text:span text:style-name="T12">].</text:span>parent<text:span text:style-name="T12">);</text:span></text:p>
      <text:p text:style-name="Preformatted_20_Text"><text:span text:style-name="T15"><text:s text:c="4"/>return</text:span><text:span text:style-name="T11"> </text:span><text:span text:style-name="T12">(*</text:span>nodes<text:span text:style-name="T12">)[</text:span>x<text:span text:style-name="T12">].</text:span>parent<text:span text:style-name="T12">;</text:span></text:p>
      <text:p text:style-name="P29"><text:s text:c="2"/><text:span text:style-name="T1">}</text:span></text:p>
      <text:p text:style-name="Preformatted_20_Text"/>
      <text:p text:style-name="Preformatted_20_Text"><text:span text:style-name="T14"><text:s text:c="2"/>void</text:span> merge<text:span text:style-name="T12">(</text:span><text:span text:style-name="T14">int</text:span> x<text:span text:style-name="T12">,</text:span><text:span text:style-name="T14"> int</text:span> y<text:span text:style-name="T12">) {</text:span></text:p>
      <text:p text:style-name="Preformatted_20_Text"><text:span text:style-name="T14"><text:s text:c="4"/>int</text:span> xRoot<text:span text:style-name="T11"> </text:span><text:span text:style-name="T12">=</text:span><text:span text:style-name="T10"> this</text:span><text:span text:style-name="T12">-&gt;</text:span>find<text:span text:style-name="T12">(</text:span>x<text:span text:style-name="T12">);</text:span></text:p>
      <text:p text:style-name="Preformatted_20_Text"><text:span text:style-name="T14"><text:s text:c="4"/>int</text:span> yRoot<text:span text:style-name="T11"> </text:span><text:span text:style-name="T12">=</text:span><text:span text:style-name="T10"> this</text:span><text:span text:style-name="T12">-&gt;</text:span>find<text:span text:style-name="T12">(</text:span>y<text:span text:style-name="T12">);</text:span></text:p>
      <text:p text:style-name="Preformatted_20_Text"><text:span text:style-name="T15"><text:s text:c="4"/>if</text:span><text:span text:style-name="T11"> </text:span><text:span text:style-name="T12">(</text:span>xRoot<text:span text:style-name="T11"> </text:span><text:span text:style-name="T12">==</text:span> yRoot<text:span text:style-name="T12">)</text:span></text:p>
      <text:p text:style-name="Preformatted_20_Text"><text:span text:style-name="T15"><text:s text:c="6"/>return</text:span><text:span text:style-name="T12">;</text:span></text:p>
      <text:p text:style-name="Preformatted_20_Text"/>
      <text:p text:style-name="Preformatted_20_Text"><text:span text:style-name="T15"><text:s text:c="4"/>if</text:span><text:span text:style-name="T11"> </text:span><text:span text:style-name="T12">((*</text:span>nodes<text:span text:style-name="T12">)[</text:span>xRoot<text:span text:style-name="T12">].</text:span>rank<text:span text:style-name="T11"> </text:span><text:span text:style-name="T12">&lt; (*</text:span>nodes<text:span text:style-name="T12">)[</text:span>yRoot<text:span text:style-name="T12">].</text:span>rank<text:span text:style-name="T12">)</text:span></text:p>
      <text:p text:style-name="Preformatted_20_Text"><text:span text:style-name="T11"><text:s text:c="6"/></text:span><text:span text:style-name="T12">(*</text:span>nodes<text:span text:style-name="T12">)[</text:span>xRoot<text:span text:style-name="T12">].</text:span>parent<text:span text:style-name="T11"> </text:span><text:span text:style-name="T12">=</text:span> yRoot<text:span text:style-name="T12">;</text:span></text:p>
      <text:p text:style-name="Preformatted_20_Text"><text:span text:style-name="T15"><text:s text:c="4"/>else if</text:span><text:span text:style-name="T11"> </text:span><text:span text:style-name="T12">((*</text:span>nodes<text:span text:style-name="T12">)[</text:span>xRoot<text:span text:style-name="T12">].</text:span>rank<text:span text:style-name="T11"> </text:span><text:span text:style-name="T12">&gt; (*</text:span>nodes<text:span text:style-name="T12">)[</text:span>yRoot<text:span text:style-name="T12">].</text:span>rank<text:span text:style-name="T12">)</text:span></text:p>
      <text:p text:style-name="Preformatted_20_Text"><text:span text:style-name="T11"><text:s text:c="6"/></text:span><text:span text:style-name="T12">(*</text:span>nodes<text:span text:style-name="T12">)[</text:span>yRoot<text:span text:style-name="T12">].</text:span>parent<text:span text:style-name="T11"> </text:span><text:span text:style-name="T12">=</text:span> xRoot<text:span text:style-name="T12">;</text:span></text:p>
      <text:p text:style-name="P38"><text:s text:c="4"/>else</text:p>
      <text:p text:style-name="P29"><text:s text:c="4"/><text:span text:style-name="T1">{</text:span></text:p>
      <text:p text:style-name="Preformatted_20_Text"><text:span text:style-name="T11"><text:s text:c="6"/></text:span><text:span text:style-name="T12">(*</text:span>nodes<text:span text:style-name="T12">)[</text:span>yRoot<text:span text:style-name="T12">].</text:span>parent<text:span text:style-name="T11"> </text:span><text:span text:style-name="T12">=</text:span> xRoot<text:span text:style-name="T12">;</text:span></text:p>
      <text:p text:style-name="Preformatted_20_Text"><text:span text:style-name="T11"><text:s text:c="6"/></text:span><text:span text:style-name="T12">(*</text:span>nodes<text:span text:style-name="T12">)[</text:span>xRoot<text:span text:style-name="T12">].</text:span>rank<text:span text:style-name="T11"> </text:span><text:span text:style-name="T12">= (*</text:span>nodes<text:span text:style-name="T12">)[</text:span>xRoot<text:span text:style-name="T12">].</text:span>rank<text:span text:style-name="T11"> </text:span><text:span text:style-name="T12">+</text:span><text:span text:style-name="T13"> 1</text:span><text:span text:style-name="T12">;</text:span></text:p>
      <text:p text:style-name="P29"><text:s text:c="4"/><text:span text:style-name="T1">}</text:span></text:p>
      <text:p text:style-name="P29"><text:s text:c="2"/><text:span text:style-name="T1">}</text:span></text:p>
      <text:p text:style-name="P34">};</text:p>
      <text:p text:style-name="Preformatted_20_Text"/>
      <text:p text:style-name="Preformatted_20_Text"><text:span text:style-name="T10">using namespace</text:span> std<text:span text:style-name="T12">;</text:span></text:p>
      <text:p text:style-name="Preformatted_20_Text">vector<text:span text:style-name="T12">&lt;</text:span>node<text:span text:style-name="T12">&gt;</text:span> graph<text:span text:style-name="T12">;</text:span></text:p>
      <text:p text:style-name="Preformatted_20_Text"/>
      <text:p text:style-name="Preformatted_20_Text"><text:span text:style-name="T14">int</text:span><text:span text:style-name="T10"> main</text:span><text:span text:style-name="T12">()</text:span></text:p>
      <text:p text:style-name="P34">{</text:p>
      <text:p text:style-name="Preformatted_20_Text"><text:span text:style-name="T14"><text:s text:c="2"/>int</text:span> a<text:span text:style-name="T12">,</text:span>b<text:span text:style-name="T12">,</text:span>n<text:span text:style-name="T12">,</text:span>choice<text:span text:style-name="T12">;</text:span></text:p>
      <text:p text:style-name="Preformatted_20_Text"><text:s text:c="2"/>mfset<text:span text:style-name="T11"> </text:span><text:span text:style-name="T12">*</text:span>m<text:span text:style-name="T12">;</text:span></text:p>
      <text:p text:style-name="Preformatted_20_Text"><text:s text:c="2"/>printf<text:span text:style-name="T12">(</text:span><text:span text:style-name="T16">"Number of nodes?\n"</text:span><text:span text:style-name="T12">);</text:span></text:p>
      <text:p text:style-name="Preformatted_20_Text"><text:s text:c="2"/>scanf<text:span text:style-name="T12">(</text:span><text:span text:style-name="T16">"%d"</text:span><text:span text:style-name="T12">,&amp;</text:span>n<text:span text:style-name="T12">);</text:span></text:p>
      <text:p text:style-name="Preformatted_20_Text"><text:s text:c="2"/>graph<text:span text:style-name="T12">.</text:span>resize<text:span text:style-name="T12">(</text:span>n<text:span text:style-name="T12">);</text:span></text:p>
      <text:p text:style-name="Preformatted_20_Text"><text:s text:c="2"/>m<text:span text:style-name="T11"> </text:span><text:span text:style-name="T12">=</text:span><text:span text:style-name="T10"> new</text:span> mfset<text:span text:style-name="T12">(&amp;</text:span>graph<text:span text:style-name="T12">);</text:span></text:p>
      <text:p text:style-name="Preformatted_20_Text"><text:span text:style-name="T15"><text:s text:c="2"/>while</text:span><text:span text:style-name="T11"> </text:span><text:span text:style-name="T12">(</text:span><text:span text:style-name="T9">true</text:span><text:span text:style-name="T12">)</text:span></text:p>
      <text:p text:style-name="P29"><text:s text:c="2"/><text:span text:style-name="T1">{</text:span></text:p>
      <text:p text:style-name="Preformatted_20_Text"><text:s text:c="4"/>printf<text:span text:style-name="T12">(</text:span><text:span text:style-name="T16">"1 -&gt; merge\n2 -&gt; find\n"</text:span><text:span text:style-name="T12">);</text:span></text:p>
      <text:p text:style-name="Preformatted_20_Text"><text:s text:c="4"/>scanf<text:span text:style-name="T12">(</text:span><text:span text:style-name="T16">"%d"</text:span><text:span text:style-name="T12">,&amp;</text:span>choice<text:span text:style-name="T12">);</text:span></text:p>
      <text:p text:style-name="Preformatted_20_Text"><text:span text:style-name="T15"><text:s text:c="4"/>if</text:span><text:span text:style-name="T11"> </text:span><text:span text:style-name="T12">(</text:span>choice<text:span text:style-name="T12">==</text:span><text:span text:style-name="T13">1</text:span><text:span text:style-name="T12">)</text:span></text:p>
      <text:p text:style-name="P29"><text:s text:c="4"/><text:span text:style-name="T1">{</text:span></text:p>
      <text:p text:style-name="Preformatted_20_Text"><text:s text:c="6"/>printf<text:span text:style-name="T12">(</text:span><text:span text:style-name="T16">"elementi da mergiare?\n"</text:span><text:span text:style-name="T12">);</text:span></text:p>
      <text:p text:style-name="Preformatted_20_Text"><text:s text:c="6"/>scanf<text:span text:style-name="T12">(</text:span><text:span text:style-name="T16">"%d %d"</text:span><text:span text:style-name="T12">,&amp;</text:span>a<text:span text:style-name="T12">,&amp;</text:span>b<text:span text:style-name="T12">);</text:span></text:p>
      <text:p text:style-name="Preformatted_20_Text"><text:s text:c="6"/>m<text:span text:style-name="T12">-&gt;</text:span>merge<text:span text:style-name="T12">(</text:span>a<text:span text:style-name="T12">,</text:span>b<text:span text:style-name="T12">);</text:span></text:p>
      <text:p text:style-name="P29"><text:s text:c="4"/><text:span text:style-name="T1">}</text:span></text:p>
      <text:p text:style-name="P38"><text:s text:c="4"/>else</text:p>
      <text:p text:style-name="P29"><text:s text:c="4"/><text:span text:style-name="T1">{</text:span></text:p>
      <text:p text:style-name="Preformatted_20_Text"><text:soft-page-break/><text:s text:c="6"/>printf<text:span text:style-name="T12">(</text:span><text:span text:style-name="T16">"elemento di cui cercare rappresentatnte?\n"</text:span><text:span text:style-name="T12">);</text:span></text:p>
      <text:p text:style-name="Preformatted_20_Text"><text:s text:c="6"/>scanf<text:span text:style-name="T12">(</text:span><text:span text:style-name="T16">"%d"</text:span><text:span text:style-name="T12">,&amp;</text:span>a<text:span text:style-name="T12">);</text:span></text:p>
      <text:p text:style-name="Preformatted_20_Text"><text:s text:c="6"/>b<text:span text:style-name="T11"> </text:span><text:span text:style-name="T12">=</text:span> m<text:span text:style-name="T12">-&gt;</text:span>find<text:span text:style-name="T12">(</text:span>a<text:span text:style-name="T12">);</text:span></text:p>
      <text:p text:style-name="Preformatted_20_Text"><text:s text:c="6"/>printf<text:span text:style-name="T12">(</text:span><text:span text:style-name="T16">"è %d\n"</text:span><text:span text:style-name="T12">,</text:span>b<text:span text:style-name="T12">);</text:span></text:p>
      <text:p text:style-name="P29"><text:s text:c="4"/><text:span text:style-name="T1">}</text:span></text:p>
      <text:p text:style-name="P29"><text:s text:c="2"/><text:span text:style-name="T1">}</text:span></text:p>
      <text:p text:style-name="Preformatted_20_Text"><text:span text:style-name="T15"><text:s text:c="2"/>return</text:span><text:span text:style-name="T13"> 0</text:span><text:span text:style-name="T12">;</text:span></text:p>
      <text:p text:style-name="P12">}</text:p>
      <text:h text:style-name="P55" text:outline-level="1">OVERLOADING</text:h>
      <text:p text:style-name="P16"><text:span text:style-name="T10"><office:annotation><dc:date>2012-11-12T16:08:43</dc:date><text:p>To generate your own colored code visit http://www.bedaux.net/cpp2html/</text:p></office:annotation></text:span><text:span text:style-name="T10">struct</text:span> sell_order<text:span text:style-name="T11"> </text:span><text:span text:style-name="T12">{</text:span></text:p>
      <text:p text:style-name="Preformatted_20_Text"><text:span text:style-name="T14"><text:s text:c="2"/>int</text:span> price<text:span text:style-name="T12">;</text:span></text:p>
      <text:p text:style-name="Preformatted_20_Text"><text:span text:style-name="T14"><text:s text:c="2"/>int</text:span><text:span text:style-name="T11"> </text:span><text:span text:style-name="T12">*</text:span>num<text:span text:style-name="T12">;</text:span></text:p>
      <text:p text:style-name="P34">};</text:p>
      <text:p text:style-name="Preformatted_20_Text"/>
      <text:p text:style-name="Preformatted_20_Text"><text:span text:style-name="T14">bool</text:span><text:span text:style-name="T10"> operator</text:span><text:span text:style-name="T12">==(</text:span><text:span text:style-name="T10">const</text:span> sell_order<text:span text:style-name="T12">&amp;</text:span> so1<text:span text:style-name="T12">,</text:span><text:span text:style-name="T10"> const</text:span> sell_order<text:span text:style-name="T12">&amp;</text:span> so2<text:span text:style-name="T12">) {</text:span></text:p>
      <text:p text:style-name="Preformatted_20_Text"><text:span text:style-name="T15"><text:s text:c="2"/>return</text:span> so1<text:span text:style-name="T12">.</text:span>price<text:span text:style-name="T12">==</text:span>so2<text:span text:style-name="T12">.</text:span>price<text:span text:style-name="T12">;</text:span></text:p>
      <text:p text:style-name="P34">}</text:p>
      <text:p text:style-name="Preformatted_20_Text"><text:span text:style-name="T14">bool</text:span><text:span text:style-name="T10"> operator</text:span><text:span text:style-name="T12">&lt;(</text:span><text:span text:style-name="T10">const</text:span> sell_order<text:span text:style-name="T12">&amp;</text:span> so1<text:span text:style-name="T12">,</text:span><text:span text:style-name="T10"> const</text:span> sell_order<text:span text:style-name="T12">&amp;</text:span> so2<text:span text:style-name="T12">) {</text:span></text:p>
      <text:p text:style-name="Preformatted_20_Text"><text:span text:style-name="T15"><text:s text:c="2"/>return</text:span> so1<text:span text:style-name="T12">.</text:span>price<text:span text:style-name="T12">&gt;</text:span>so2<text:span text:style-name="T12">.</text:span>price<text:span text:style-name="T12">;</text:span></text:p>
      <text:p text:style-name="P53"><text:span text:style-name="T12">}</text:span></text:p>
      <text:h text:style-name="P58" text:outline-level="1"><text:span text:style-name="T21">RANGE TREE</text:span></text:h>
      <text:p text:style-name="Preformatted_20_Text"><text:span text:style-name="T17"><office:annotation><dc:date>2012-11-12T16:09:47</dc:date><text:p>To generate your own colored code visit http://www.bedaux.net/cpp2html/</text:p></office:annotation></text:span><text:span text:style-name="T17">#include &lt;cstdio&gt;</text:span></text:p>
      <text:p text:style-name="P23">#include &lt;vector&gt;</text:p>
      <text:p text:style-name="P23">#include &lt;algorithm&gt;</text:p>
      <text:p text:style-name="P23">#include &lt;cstdlib&gt;</text:p>
      <text:p text:style-name="P23">#include &lt;time.h&gt;</text:p>
      <text:p text:style-name="Preformatted_20_Text"/>
      <text:p text:style-name="P23">#define left(n) ((n+1)*2-1)</text:p>
      <text:p text:style-name="P23">#define right(n) ((n+1)*2)</text:p>
      <text:p text:style-name="Preformatted_20_Text"/>
      <text:p text:style-name="Preformatted_20_Text"><text:span text:style-name="T10">using namespace</text:span> std<text:span text:style-name="T12">;</text:span></text:p>
      <text:p text:style-name="Preformatted_20_Text"/>
      <text:p text:style-name="Preformatted_20_Text"><text:span text:style-name="T10">struct</text:span> point<text:span text:style-name="T11"> </text:span><text:span text:style-name="T12">{</text:span></text:p>
      <text:p text:style-name="Preformatted_20_Text"><text:span text:style-name="T14"><text:s text:c="2"/>int</text:span> x<text:span text:style-name="T12">,</text:span> y<text:span text:style-name="T12">;</text:span></text:p>
      <text:p text:style-name="Preformatted_20_Text"/>
      <text:p text:style-name="Preformatted_20_Text"><text:s text:c="2"/>point<text:span text:style-name="T12">(</text:span><text:span text:style-name="T14">int</text:span> x<text:span text:style-name="T12">,</text:span><text:span text:style-name="T14"> int</text:span> y<text:span text:style-name="T12">) {</text:span></text:p>
      <text:p text:style-name="Preformatted_20_Text"><text:span text:style-name="T10"><text:s text:c="4"/>this</text:span><text:span text:style-name="T12">-&gt;</text:span>x<text:span text:style-name="T11"> </text:span><text:span text:style-name="T12">=</text:span> x<text:span text:style-name="T12">;</text:span></text:p>
      <text:p text:style-name="Preformatted_20_Text"><text:span text:style-name="T10"><text:s text:c="4"/>this</text:span><text:span text:style-name="T12">-&gt;</text:span>y<text:span text:style-name="T11"> </text:span><text:span text:style-name="T12">=</text:span> y<text:span text:style-name="T12">;</text:span></text:p>
      <text:p text:style-name="P29"><text:s text:c="2"/><text:span text:style-name="T1">}</text:span></text:p>
      <text:p text:style-name="Preformatted_20_Text"/>
      <text:p text:style-name="Preformatted_20_Text"><text:s text:c="2"/>point<text:span text:style-name="T12">() {}</text:span></text:p>
      <text:p text:style-name="P34">};</text:p>
      <text:p text:style-name="Preformatted_20_Text"/>
      <text:p text:style-name="Preformatted_20_Text"><text:span text:style-name="T14">bool</text:span> by_x<text:span text:style-name="T12">(</text:span><text:span text:style-name="T10">const</text:span> point<text:span text:style-name="T12">&amp;</text:span> a<text:span text:style-name="T12">,</text:span><text:span text:style-name="T10"> const</text:span> point<text:span text:style-name="T12">&amp;</text:span> b<text:span text:style-name="T12">)</text:span></text:p>
      <text:p text:style-name="P34">{</text:p>
      <text:p text:style-name="Preformatted_20_Text"><text:span text:style-name="T15"><text:s text:c="8"/>return</text:span> a<text:span text:style-name="T12">.</text:span>x<text:span text:style-name="T11"> </text:span><text:span text:style-name="T12">&lt;</text:span> b<text:span text:style-name="T12">.</text:span>x<text:span text:style-name="T12">;</text:span></text:p>
      <text:p text:style-name="P34">}</text:p>
      <text:p text:style-name="Preformatted_20_Text"/>
      <text:p text:style-name="Preformatted_20_Text"><text:span text:style-name="T14">bool</text:span> by_y<text:span text:style-name="T12">(</text:span><text:span text:style-name="T10">const</text:span> point<text:span text:style-name="T12">&amp;</text:span> a<text:span text:style-name="T12">,</text:span><text:span text:style-name="T10"> const</text:span> point<text:span text:style-name="T12">&amp;</text:span> b<text:span text:style-name="T12">)</text:span></text:p>
      <text:p text:style-name="P34">{</text:p>
      <text:p text:style-name="Preformatted_20_Text"><text:span text:style-name="T15"><text:s text:c="8"/>return</text:span> a<text:span text:style-name="T12">.</text:span>y<text:span text:style-name="T11"> </text:span><text:span text:style-name="T12">&lt;</text:span> b<text:span text:style-name="T12">.</text:span>y<text:span text:style-name="T12">;</text:span></text:p>
      <text:p text:style-name="P34">}</text:p>
      <text:p text:style-name="Preformatted_20_Text"/>
      <text:p text:style-name="Preformatted_20_Text"><text:span text:style-name="T10">struct</text:span> node<text:span text:style-name="T11"> </text:span><text:span text:style-name="T12">{</text:span></text:p>
      <text:p text:style-name="P25"><text:soft-page-break/><text:s text:c="2"/><text:span text:style-name="T3">//intervallo (l,r) ricoperto sull'asse x</text:span></text:p>
      <text:p text:style-name="Preformatted_20_Text"><text:span text:style-name="T14"><text:s text:c="2"/>int</text:span> l<text:span text:style-name="T12">,</text:span> r<text:span text:style-name="T12">;</text:span></text:p>
      <text:p text:style-name="P25"><text:s text:c="2"/><text:span text:style-name="T3">//punti ordinati secondo asse y</text:span></text:p>
      <text:p text:style-name="Preformatted_20_Text"><text:s text:c="2"/>vector<text:span text:style-name="T12">&lt;</text:span>point<text:span text:style-name="T12">&gt;</text:span> points<text:span text:style-name="T12">;</text:span></text:p>
      <text:p text:style-name="Preformatted_20_Text"><text:span text:style-name="T14"><text:s text:c="2"/>bool</text:span> leave<text:span text:style-name="T12">;</text:span></text:p>
      <text:p text:style-name="P34">};</text:p>
      <text:p text:style-name="Preformatted_20_Text"/>
      <text:p text:style-name="Preformatted_20_Text"/>
      <text:p text:style-name="Preformatted_20_Text"><text:span text:style-name="T10">class</text:span> range_tree<text:span text:style-name="T11"> </text:span><text:span text:style-name="T12">{</text:span></text:p>
      <text:p text:style-name="Preformatted_20_Text"><text:s text:c="2"/>vector<text:span text:style-name="T12">&lt;</text:span>node<text:span text:style-name="T12">*&gt;</text:span> tree<text:span text:style-name="T12">;</text:span></text:p>
      <text:p text:style-name="Preformatted_20_Text"/>
      <text:p text:style-name="Preformatted_20_Text"><text:span text:style-name="T14"><text:s text:c="2"/>void</text:span> build_node<text:span text:style-name="T12">(</text:span><text:span text:style-name="T14">int</text:span> l<text:span text:style-name="T12">,</text:span><text:span text:style-name="T14"> int</text:span> r<text:span text:style-name="T12">,</text:span> point<text:span text:style-name="T12">*</text:span> points<text:span text:style-name="T12">,</text:span><text:span text:style-name="T14"> int</text:span> pos<text:span text:style-name="T12">) {</text:span></text:p>
      <text:p text:style-name="Preformatted_20_Text"><text:s text:c="4"/>node<text:span text:style-name="T12">*</text:span> nodo<text:span text:style-name="T11"> </text:span><text:span text:style-name="T12">=</text:span><text:span text:style-name="T10"> new</text:span> node<text:span text:style-name="T12">();</text:span></text:p>
      <text:p text:style-name="Preformatted_20_Text"/>
      <text:p text:style-name="Preformatted_20_Text"><text:s text:c="4"/>nodo<text:span text:style-name="T12">-&gt;</text:span>l<text:span text:style-name="T11"> </text:span><text:span text:style-name="T12">=</text:span> points<text:span text:style-name="T12">[</text:span>l<text:span text:style-name="T12">].</text:span>x<text:span text:style-name="T12">;</text:span></text:p>
      <text:p text:style-name="Preformatted_20_Text"><text:s text:c="4"/>nodo<text:span text:style-name="T12">-&gt;</text:span>r<text:span text:style-name="T11"> </text:span><text:span text:style-name="T12">=</text:span> points<text:span text:style-name="T12">[</text:span>r<text:span text:style-name="T12">].</text:span>x<text:span text:style-name="T12">;</text:span></text:p>
      <text:p text:style-name="Preformatted_20_Text"><text:span text:style-name="T15"><text:s text:c="4"/>if</text:span><text:span text:style-name="T11"> </text:span><text:span text:style-name="T12">(</text:span>nodo<text:span text:style-name="T12">-&gt;</text:span>l<text:span text:style-name="T11"> </text:span><text:span text:style-name="T12">==</text:span> nodo<text:span text:style-name="T12">-&gt;</text:span>r<text:span text:style-name="T12">)</text:span></text:p>
      <text:p text:style-name="P29"><text:s text:c="4"/><text:span text:style-name="T1">{</text:span></text:p>
      <text:p text:style-name="Preformatted_20_Text"><text:s text:c="6"/>nodo<text:span text:style-name="T12">-&gt;</text:span>leave<text:span text:style-name="T11"> </text:span><text:span text:style-name="T12">=</text:span><text:span text:style-name="T8"> </text:span><text:span text:style-name="T9">true</text:span><text:span text:style-name="T12">;</text:span></text:p>
      <text:p text:style-name="Preformatted_20_Text"><text:span text:style-name="T15"><text:s text:c="6"/>for</text:span><text:span text:style-name="T11"> </text:span><text:span text:style-name="T12">(</text:span><text:span text:style-name="T14">int</text:span> i<text:span text:style-name="T12">=</text:span>l<text:span text:style-name="T12">;</text:span> i<text:span text:style-name="T12">&lt;=</text:span>r<text:span text:style-name="T12">;</text:span> i<text:span text:style-name="T12">++)</text:span></text:p>
      <text:p text:style-name="Preformatted_20_Text"><text:s text:c="8"/>nodo<text:span text:style-name="T12">-&gt;</text:span>points<text:span text:style-name="T12">.</text:span>push_back<text:span text:style-name="T12">(</text:span>points<text:span text:style-name="T12">[</text:span>i<text:span text:style-name="T12">]);</text:span></text:p>
      <text:p text:style-name="Preformatted_20_Text"><text:s text:c="6"/>sort<text:span text:style-name="T12">(</text:span>nodo<text:span text:style-name="T12">-&gt;</text:span>points<text:span text:style-name="T12">.</text:span>begin<text:span text:style-name="T12">(),</text:span>nodo<text:span text:style-name="T12">-&gt;</text:span>points<text:span text:style-name="T12">.</text:span>end<text:span text:style-name="T12">(),</text:span>by_y<text:span text:style-name="T12">);</text:span></text:p>
      <text:p text:style-name="P29"><text:s text:c="4"/><text:span text:style-name="T1">}</text:span></text:p>
      <text:p text:style-name="P38"><text:s text:c="4"/>else</text:p>
      <text:p text:style-name="P29"><text:s text:c="4"/><text:span text:style-name="T1">{</text:span></text:p>
      <text:p text:style-name="Preformatted_20_Text"><text:s text:c="6"/>nodo<text:span text:style-name="T12">-&gt;</text:span>leave<text:span text:style-name="T11"> </text:span><text:span text:style-name="T12">=</text:span><text:span text:style-name="T8"> </text:span><text:span text:style-name="T9">false</text:span><text:span text:style-name="T12">;</text:span></text:p>
      <text:p text:style-name="Preformatted_20_Text"><text:span text:style-name="T14"><text:s text:c="6"/>int</text:span> m<text:span text:style-name="T11"> </text:span><text:span text:style-name="T12">= (</text:span>l<text:span text:style-name="T12">+</text:span>r<text:span text:style-name="T12">)/</text:span><text:span text:style-name="T13">2</text:span><text:span text:style-name="T12">;</text:span></text:p>
      <text:p text:style-name="Preformatted_20_Text"><text:s text:c="6"/>build_node<text:span text:style-name="T12">(</text:span>l<text:span text:style-name="T12">,</text:span>m<text:span text:style-name="T12">,</text:span>points<text:span text:style-name="T12">,</text:span>left<text:span text:style-name="T12">(</text:span>pos<text:span text:style-name="T12">));</text:span></text:p>
      <text:p text:style-name="Preformatted_20_Text"><text:s text:c="6"/>build_node<text:span text:style-name="T12">(</text:span>m<text:span text:style-name="T12">+</text:span><text:span text:style-name="T13">1</text:span><text:span text:style-name="T12">,</text:span>r<text:span text:style-name="T12">,</text:span>points<text:span text:style-name="T12">,</text:span>right<text:span text:style-name="T12">(</text:span>pos<text:span text:style-name="T12">));</text:span></text:p>
      <text:p text:style-name="Preformatted_20_Text"><text:s text:c="6"/>nodo<text:span text:style-name="T12">-&gt;</text:span>points<text:span text:style-name="T12">.</text:span>resize<text:span text:style-name="T12">(</text:span>tree<text:span text:style-name="T12">[</text:span>left<text:span text:style-name="T12">(</text:span>pos<text:span text:style-name="T12">)]-&gt;</text:span>points<text:span text:style-name="T12">.</text:span>size<text:span text:style-name="T12">()+</text:span></text:p>
      <text:p text:style-name="Preformatted_20_Text"><text:s text:c="26"/>tree<text:span text:style-name="T12">[</text:span>right<text:span text:style-name="T12">(</text:span>pos<text:span text:style-name="T12">)]-&gt;</text:span>points<text:span text:style-name="T12">.</text:span>size<text:span text:style-name="T12">());</text:span></text:p>
      <text:p text:style-name="Preformatted_20_Text"><text:s text:c="6"/>merge<text:span text:style-name="T12">(</text:span>tree<text:span text:style-name="T12">[</text:span>left<text:span text:style-name="T12">(</text:span>pos<text:span text:style-name="T12">)]-&gt;</text:span>points<text:span text:style-name="T12">.</text:span>begin<text:span text:style-name="T12">(),</text:span></text:p>
      <text:p text:style-name="Preformatted_20_Text"><text:s text:c="12"/>tree<text:span text:style-name="T12">[</text:span>left<text:span text:style-name="T12">(</text:span>pos<text:span text:style-name="T12">)]-&gt;</text:span>points<text:span text:style-name="T12">.</text:span>end<text:span text:style-name="T12">(),</text:span></text:p>
      <text:p text:style-name="Preformatted_20_Text"><text:s text:c="12"/>tree<text:span text:style-name="T12">[</text:span>right<text:span text:style-name="T12">(</text:span>pos<text:span text:style-name="T12">)]-&gt;</text:span>points<text:span text:style-name="T12">.</text:span>begin<text:span text:style-name="T12">(),</text:span></text:p>
      <text:p text:style-name="Preformatted_20_Text"><text:s text:c="12"/>tree<text:span text:style-name="T12">[</text:span>right<text:span text:style-name="T12">(</text:span>pos<text:span text:style-name="T12">)]-&gt;</text:span>points<text:span text:style-name="T12">.</text:span>end<text:span text:style-name="T12">(),</text:span></text:p>
      <text:p text:style-name="Preformatted_20_Text"><text:s text:c="12"/>nodo<text:span text:style-name="T12">-&gt;</text:span>points<text:span text:style-name="T12">.</text:span>begin<text:span text:style-name="T12">(),</text:span></text:p>
      <text:p text:style-name="Preformatted_20_Text"><text:s text:c="12"/>by_y<text:span text:style-name="T12">);</text:span></text:p>
      <text:p text:style-name="P29"><text:s text:c="4"/><text:span text:style-name="T1">}</text:span></text:p>
      <text:p text:style-name="Preformatted_20_Text"><text:span text:style-name="T15"><text:s text:c="4"/>if</text:span><text:span text:style-name="T11"> </text:span><text:span text:style-name="T12">((</text:span><text:span text:style-name="T14">int</text:span><text:span text:style-name="T12">)</text:span> tree<text:span text:style-name="T12">.</text:span>size<text:span text:style-name="T12">() &lt;</text:span> pos<text:span text:style-name="T12">+</text:span><text:span text:style-name="T13">1</text:span><text:span text:style-name="T12">)</text:span></text:p>
      <text:p text:style-name="Preformatted_20_Text"><text:s text:c="6"/>tree<text:span text:style-name="T12">.</text:span>resize<text:span text:style-name="T12">(</text:span>pos<text:span text:style-name="T12">+</text:span><text:span text:style-name="T13">2</text:span><text:span text:style-name="T12">);</text:span></text:p>
      <text:p text:style-name="Preformatted_20_Text"><text:s text:c="4"/>tree<text:span text:style-name="T12">[</text:span>pos<text:span text:style-name="T12">] =</text:span> nodo<text:span text:style-name="T12">;</text:span></text:p>
      <text:p text:style-name="P29"><text:s text:c="2"/><text:span text:style-name="T1">}</text:span></text:p>
      <text:p text:style-name="Preformatted_20_Text"/>
      <text:p text:style-name="Preformatted_20_Text"><text:span text:style-name="T14"><text:s text:c="2"/>void</text:span> find_recursive<text:span text:style-name="T12">(</text:span><text:span text:style-name="T14">int</text:span> pos<text:span text:style-name="T12">,</text:span><text:span text:style-name="T14"> int</text:span> x1<text:span text:style-name="T12">,</text:span><text:span text:style-name="T14"> int</text:span> x2<text:span text:style-name="T12">,</text:span><text:span text:style-name="T14"> int</text:span> y1<text:span text:style-name="T12">,</text:span><text:span text:style-name="T14"> int</text:span> y2<text:span text:style-name="T12">,</text:span> vector<text:span text:style-name="T12">&lt;</text:span>point<text:span text:style-name="T12">&gt;*</text:span> output<text:span text:style-name="T12">){</text:span></text:p>
      <text:p text:style-name="Preformatted_20_Text"><text:s text:c="4"/>node<text:span text:style-name="T12">*</text:span> nodo<text:span text:style-name="T11"> </text:span><text:span text:style-name="T12">=</text:span> tree<text:span text:style-name="T12">[</text:span>pos<text:span text:style-name="T12">];</text:span></text:p>
      <text:p text:style-name="P25"><text:s text:c="4"/><text:span text:style-name="T3">//se l'intervallo del nodo è contenuto nell'intervallo cercato</text:span></text:p>
      <text:p text:style-name="P25"><text:s text:c="4"/><text:span text:style-name="T3">//predi tutti</text:span></text:p>
      <text:p text:style-name="Preformatted_20_Text"><text:span text:style-name="T15"><text:s text:c="4"/>if</text:span><text:span text:style-name="T11"> </text:span><text:span text:style-name="T12">(</text:span>nodo<text:span text:style-name="T12">-&gt;</text:span>l<text:span text:style-name="T11"> </text:span><text:span text:style-name="T12">&gt;=</text:span> x1<text:span text:style-name="T11"> </text:span><text:span text:style-name="T12">&amp;&amp;</text:span> <text:s/>nodo<text:span text:style-name="T12">-&gt;</text:span>r<text:span text:style-name="T11"> </text:span><text:span text:style-name="T12">&lt;=</text:span> x2<text:span text:style-name="T12">) {</text:span></text:p>
      <text:p text:style-name="Preformatted_20_Text"><text:s text:c="6"/>vector<text:span text:style-name="T12">&lt;</text:span>point<text:span text:style-name="T12">&gt;::</text:span>iterator a<text:span text:style-name="T11"> </text:span><text:span text:style-name="T12">=</text:span> lower_bound<text:span text:style-name="T12">(</text:span>nodo<text:span text:style-name="T12">-&gt;</text:span>points<text:span text:style-name="T12">.</text:span>begin<text:span text:style-name="T12">(),</text:span></text:p>
      <text:p text:style-name="Preformatted_20_Text"><text:s text:c="46"/>nodo<text:span text:style-name="T12">-&gt;</text:span>points<text:span text:style-name="T12">.</text:span>end<text:span text:style-name="T12">(),</text:span></text:p>
      <text:p text:style-name="Preformatted_20_Text"><text:s text:c="46"/>point<text:span text:style-name="T12">(</text:span><text:span text:style-name="T13">0</text:span><text:span text:style-name="T12">,</text:span>y1<text:span text:style-name="T12">),</text:span></text:p>
      <text:p text:style-name="Preformatted_20_Text"><text:s text:c="46"/>by_y<text:span text:style-name="T12">);</text:span></text:p>
      <text:p text:style-name="Preformatted_20_Text"><text:s text:c="6"/>vector<text:span text:style-name="T12">&lt;</text:span>point<text:span text:style-name="T12">&gt;::</text:span>iterator b<text:span text:style-name="T11"> </text:span><text:span text:style-name="T12">=</text:span> upper_bound<text:span text:style-name="T12">(</text:span>nodo<text:span text:style-name="T12">-&gt;</text:span>points<text:span text:style-name="T12">.</text:span>begin<text:span text:style-name="T12">(),</text:span></text:p>
      <text:p text:style-name="Preformatted_20_Text"><text:s text:c="46"/>nodo<text:span text:style-name="T12">-&gt;</text:span>points<text:span text:style-name="T12">.</text:span>end<text:span text:style-name="T12">(),</text:span></text:p>
      <text:p text:style-name="Preformatted_20_Text"><text:s text:c="46"/>point<text:span text:style-name="T12">(</text:span><text:span text:style-name="T13">0</text:span><text:span text:style-name="T12">,</text:span>y2<text:span text:style-name="T12">),</text:span></text:p>
      <text:p text:style-name="Preformatted_20_Text"><text:s text:c="46"/>by_y<text:span text:style-name="T12">) --;</text:span></text:p>
      <text:p text:style-name="Preformatted_20_Text"><text:span text:style-name="T15"><text:s text:c="6"/>while</text:span><text:span text:style-name="T11"> </text:span><text:span text:style-name="T12">(</text:span>a<text:span text:style-name="T12">!=</text:span>b<text:span text:style-name="T12">) {</text:span></text:p>
      <text:p text:style-name="Preformatted_20_Text"><text:s text:c="8"/>output<text:span text:style-name="T12">-&gt;</text:span>push_back<text:span text:style-name="T12">(*</text:span>a<text:span text:style-name="T12">);</text:span></text:p>
      <text:p text:style-name="Preformatted_20_Text"><text:s text:c="8"/>a<text:span text:style-name="T12">++;</text:span></text:p>
      <text:p text:style-name="P29"><text:s text:c="6"/><text:span text:style-name="T1">}</text:span></text:p>
      <text:p text:style-name="P29"><text:s text:c="4"/><text:span text:style-name="T1">}</text:span></text:p>
      <text:p text:style-name="P25"><text:soft-page-break/><text:s text:c="4"/><text:span text:style-name="T3">//se l'intervallo del nodo interseca l'intervallo cercato</text:span></text:p>
      <text:p text:style-name="P25"><text:s text:c="4"/><text:span text:style-name="T3">//cerca nel figlio destro e nel sinistro</text:span></text:p>
      <text:p text:style-name="Preformatted_20_Text"><text:span text:style-name="T15"><text:s text:c="4"/>else if</text:span><text:span text:style-name="T11"> </text:span><text:span text:style-name="T12">(</text:span>nodo<text:span text:style-name="T12">-&gt;</text:span>l<text:span text:style-name="T11"> </text:span><text:span text:style-name="T12">&lt;=</text:span> x2<text:span text:style-name="T11"> </text:span><text:span text:style-name="T12">&amp;&amp;</text:span> x1<text:span text:style-name="T11"> </text:span><text:span text:style-name="T12">&lt;=</text:span> nodo<text:span text:style-name="T12">-&gt;</text:span>r<text:span text:style-name="T12">) {</text:span></text:p>
      <text:p text:style-name="Preformatted_20_Text"><text:s text:c="6"/>find_recursive<text:span text:style-name="T12">(</text:span>left<text:span text:style-name="T12">(</text:span>pos<text:span text:style-name="T12">),</text:span>x1<text:span text:style-name="T12">,</text:span>x2<text:span text:style-name="T12">,</text:span>y1<text:span text:style-name="T12">,</text:span>y2<text:span text:style-name="T12">,</text:span>output<text:span text:style-name="T12">);</text:span></text:p>
      <text:p text:style-name="Preformatted_20_Text"><text:s text:c="6"/>find_recursive<text:span text:style-name="T12">(</text:span>right<text:span text:style-name="T12">(</text:span>pos<text:span text:style-name="T12">),</text:span>x1<text:span text:style-name="T12">,</text:span>x2<text:span text:style-name="T12">,</text:span>y1<text:span text:style-name="T12">,</text:span>y2<text:span text:style-name="T12">,</text:span>output<text:span text:style-name="T12">);</text:span></text:p>
      <text:p text:style-name="P29"><text:s text:c="4"/><text:span text:style-name="T1">}</text:span></text:p>
      <text:p text:style-name="P25"><text:s text:c="4"/><text:span text:style-name="T3">//se sono disgiunti non fai niente</text:span></text:p>
      <text:p text:style-name="P29"><text:s text:c="2"/><text:span text:style-name="T1">}</text:span></text:p>
      <text:p text:style-name="Preformatted_20_Text"/>
      <text:p text:style-name="Preformatted_20_Text"><text:span text:style-name="T10">public</text:span><text:span text:style-name="T12">:</text:span></text:p>
      <text:p text:style-name="P25"><text:s text:c="2"/><text:span text:style-name="T3">//points array di punti, n numero di punti</text:span></text:p>
      <text:p text:style-name="Preformatted_20_Text"><text:s text:c="2"/>range_tree<text:span text:style-name="T12">(</text:span>point<text:span text:style-name="T12">*</text:span> points<text:span text:style-name="T12">,</text:span><text:span text:style-name="T14"> int</text:span> n<text:span text:style-name="T12">) {</text:span></text:p>
      <text:p text:style-name="Preformatted_20_Text"><text:s text:c="4"/>sort<text:span text:style-name="T12">(</text:span>points<text:span text:style-name="T12">,</text:span>points<text:span text:style-name="T12">+</text:span>n<text:span text:style-name="T12">,</text:span>by_x<text:span text:style-name="T12">);</text:span></text:p>
      <text:p text:style-name="Preformatted_20_Text"><text:s text:c="4"/>tree<text:span text:style-name="T12">.</text:span>resize<text:span text:style-name="T12">(</text:span>n<text:span text:style-name="T12">);</text:span></text:p>
      <text:p text:style-name="Preformatted_20_Text"><text:s text:c="4"/>build_node<text:span text:style-name="T12">(</text:span><text:span text:style-name="T13">0</text:span><text:span text:style-name="T12">,</text:span>n<text:span text:style-name="T12">-</text:span><text:span text:style-name="T13">1</text:span><text:span text:style-name="T12">,</text:span>points<text:span text:style-name="T12">,</text:span><text:span text:style-name="T13">0</text:span><text:span text:style-name="T12">);</text:span></text:p>
      <text:p text:style-name="P29"><text:s text:c="2"/><text:span text:style-name="T1">}</text:span></text:p>
      <text:p text:style-name="Preformatted_20_Text"/>
      <text:p text:style-name="Preformatted_20_Text"><text:span text:style-name="T11"><text:s text:c="2"/></text:span><text:span text:style-name="T12">~</text:span>range_tree<text:span text:style-name="T12">() {</text:span></text:p>
      <text:p text:style-name="Preformatted_20_Text"><text:span text:style-name="T15"><text:s text:c="4"/>for</text:span><text:span text:style-name="T11"> </text:span><text:span text:style-name="T12">(</text:span><text:span text:style-name="T14">unsigned int</text:span> i<text:span text:style-name="T12">=</text:span><text:span text:style-name="T13">0</text:span><text:span text:style-name="T12">;</text:span> i<text:span text:style-name="T12">&lt;</text:span>tree<text:span text:style-name="T12">.</text:span>size<text:span text:style-name="T12">();</text:span> i<text:span text:style-name="T12">++)</text:span></text:p>
      <text:p text:style-name="Preformatted_20_Text"><text:span text:style-name="T10"><text:s text:c="6"/>delete</text:span> tree<text:span text:style-name="T12">[</text:span>i<text:span text:style-name="T12">];</text:span></text:p>
      <text:p text:style-name="Preformatted_20_Text"><text:s text:c="4"/>tree<text:span text:style-name="T12">.</text:span>erase<text:span text:style-name="T12">(</text:span>tree<text:span text:style-name="T12">.</text:span>begin<text:span text:style-name="T12">(),</text:span>tree<text:span text:style-name="T12">.</text:span>end<text:span text:style-name="T12">());</text:span></text:p>
      <text:p text:style-name="P29"><text:s text:c="2"/><text:span text:style-name="T1">}</text:span></text:p>
      <text:p text:style-name="Preformatted_20_Text"/>
      <text:p text:style-name="Preformatted_20_Text"><text:span text:style-name="T14"><text:s text:c="2"/>void</text:span> find<text:span text:style-name="T12">(</text:span><text:span text:style-name="T14">int</text:span> x1<text:span text:style-name="T12">,</text:span><text:span text:style-name="T14"> int</text:span> x2<text:span text:style-name="T12">,</text:span><text:span text:style-name="T14"> int</text:span> y1<text:span text:style-name="T12">,</text:span><text:span text:style-name="T14"> int</text:span> y2<text:span text:style-name="T12">,</text:span> vector<text:span text:style-name="T12">&lt;</text:span>point<text:span text:style-name="T12">&gt;*</text:span> output<text:span text:style-name="T12">) {</text:span></text:p>
      <text:p text:style-name="Preformatted_20_Text"><text:s text:c="4"/>find_recursive<text:span text:style-name="T12">(</text:span><text:span text:style-name="T13">0</text:span><text:span text:style-name="T12">,</text:span>x1<text:span text:style-name="T12">,</text:span>x2<text:span text:style-name="T12">,</text:span>y1<text:span text:style-name="T12">,</text:span>y2<text:span text:style-name="T12">,</text:span>output<text:span text:style-name="T12">);</text:span></text:p>
      <text:p text:style-name="P29"><text:s text:c="2"/><text:span text:style-name="T1">}</text:span></text:p>
      <text:p text:style-name="Preformatted_20_Text"/>
      <text:p text:style-name="Preformatted_20_Text"><text:span text:style-name="T14"><text:s text:c="2"/>void</text:span> print<text:span text:style-name="T12">(</text:span><text:span text:style-name="T14">int</text:span> pos<text:span text:style-name="T12">,</text:span><text:span text:style-name="T14"> int</text:span> lev<text:span text:style-name="T12">) {</text:span></text:p>
      <text:p text:style-name="Preformatted_20_Text"><text:span text:style-name="T15"><text:s text:c="4"/>if</text:span><text:span text:style-name="T11"> </text:span><text:span text:style-name="T12">(</text:span>tree<text:span text:style-name="T12">[</text:span>pos<text:span text:style-name="T12">]-&gt;</text:span>leave<text:span text:style-name="T12">) {</text:span></text:p>
      <text:p text:style-name="Preformatted_20_Text"><text:span text:style-name="T15"><text:s text:c="6"/>for</text:span><text:span text:style-name="T11"> </text:span><text:span text:style-name="T12">(</text:span><text:span text:style-name="T14">int</text:span> i<text:span text:style-name="T12">=</text:span><text:span text:style-name="T13">0</text:span><text:span text:style-name="T12">;</text:span> i<text:span text:style-name="T12">&lt;</text:span>lev<text:span text:style-name="T12">;</text:span> i<text:span text:style-name="T12">++)</text:span> printf<text:span text:style-name="T12">(</text:span><text:span text:style-name="T16">" <text:s text:c="2"/>"</text:span><text:span text:style-name="T12">);</text:span></text:p>
      <text:p text:style-name="Preformatted_20_Text"><text:s text:c="6"/>printf<text:span text:style-name="T12">(</text:span><text:span text:style-name="T16">"Intervallo %d %d -&gt; "</text:span><text:span text:style-name="T12">,</text:span>tree<text:span text:style-name="T12">[</text:span>pos<text:span text:style-name="T12">]-&gt;</text:span>l<text:span text:style-name="T12">,</text:span>tree<text:span text:style-name="T12">[</text:span>pos<text:span text:style-name="T12">]-&gt;</text:span>r<text:span text:style-name="T12">);</text:span></text:p>
      <text:p text:style-name="Preformatted_20_Text"><text:span text:style-name="T15"><text:s text:c="6"/>for</text:span><text:span text:style-name="T11"> </text:span><text:span text:style-name="T12">(</text:span><text:span text:style-name="T14">int</text:span> i<text:span text:style-name="T12">=</text:span><text:span text:style-name="T13">0</text:span><text:span text:style-name="T12">;</text:span> i<text:span text:style-name="T12">&lt;(</text:span><text:span text:style-name="T14">int</text:span><text:span text:style-name="T12">)</text:span>tree<text:span text:style-name="T12">[</text:span>pos<text:span text:style-name="T12">]-&gt;</text:span>points<text:span text:style-name="T12">.</text:span>size<text:span text:style-name="T12">();</text:span>i<text:span text:style-name="T12">++)</text:span></text:p>
      <text:p text:style-name="Preformatted_20_Text"><text:s text:c="8"/>printf<text:span text:style-name="T12">(</text:span><text:span text:style-name="T16">" (%d,%d)"</text:span><text:span text:style-name="T12">,</text:span>tree<text:span text:style-name="T12">[</text:span>pos<text:span text:style-name="T12">]-&gt;</text:span>points<text:span text:style-name="T12">[</text:span>i<text:span text:style-name="T12">].</text:span>x<text:span text:style-name="T12">,</text:span>tree<text:span text:style-name="T12">[</text:span>pos<text:span text:style-name="T12">]-&gt;</text:span>points<text:span text:style-name="T12">[</text:span>i<text:span text:style-name="T12">].</text:span>y<text:span text:style-name="T12">);</text:span></text:p>
      <text:p text:style-name="Preformatted_20_Text"><text:s text:c="6"/>printf<text:span text:style-name="T12">(</text:span><text:span text:style-name="T16">"\n"</text:span><text:span text:style-name="T12">);</text:span></text:p>
      <text:p text:style-name="P29"><text:s text:c="4"/><text:span text:style-name="T1">}</text:span></text:p>
      <text:p text:style-name="Preformatted_20_Text"><text:span text:style-name="T15"><text:s text:c="4"/>else</text:span><text:span text:style-name="T11"> </text:span><text:span text:style-name="T12">{</text:span></text:p>
      <text:p text:style-name="Preformatted_20_Text"><text:s text:c="6"/>print<text:span text:style-name="T12">(</text:span>left<text:span text:style-name="T12">(</text:span>pos<text:span text:style-name="T12">),</text:span>lev<text:span text:style-name="T12">+</text:span><text:span text:style-name="T13">1</text:span><text:span text:style-name="T12">);</text:span></text:p>
      <text:p text:style-name="Preformatted_20_Text"><text:span text:style-name="T15"><text:s text:c="6"/>for</text:span><text:span text:style-name="T11"> </text:span><text:span text:style-name="T12">(</text:span><text:span text:style-name="T14">int</text:span> i<text:span text:style-name="T12">=</text:span><text:span text:style-name="T13">0</text:span><text:span text:style-name="T12">;</text:span> i<text:span text:style-name="T12">&lt;</text:span>lev<text:span text:style-name="T12">;</text:span> i<text:span text:style-name="T12">++)</text:span> printf<text:span text:style-name="T12">(</text:span><text:span text:style-name="T16">" <text:s text:c="2"/>"</text:span><text:span text:style-name="T12">);</text:span></text:p>
      <text:p text:style-name="Preformatted_20_Text"><text:s text:c="6"/>printf<text:span text:style-name="T12">(</text:span><text:span text:style-name="T16">"Intervallo %d %d -&gt; "</text:span><text:span text:style-name="T12">,</text:span>tree<text:span text:style-name="T12">[</text:span>pos<text:span text:style-name="T12">]-&gt;</text:span>l<text:span text:style-name="T12">,</text:span>tree<text:span text:style-name="T12">[</text:span>pos<text:span text:style-name="T12">]-&gt;</text:span>r<text:span text:style-name="T12">);</text:span></text:p>
      <text:p text:style-name="Preformatted_20_Text"><text:span text:style-name="T15"><text:s text:c="6"/>for</text:span><text:span text:style-name="T11"> </text:span><text:span text:style-name="T12">(</text:span><text:span text:style-name="T14">int</text:span> i<text:span text:style-name="T12">=</text:span><text:span text:style-name="T13">0</text:span><text:span text:style-name="T12">;</text:span> i<text:span text:style-name="T12">&lt;(</text:span><text:span text:style-name="T14">int</text:span><text:span text:style-name="T12">)</text:span>tree<text:span text:style-name="T12">[</text:span>pos<text:span text:style-name="T12">]-&gt;</text:span>points<text:span text:style-name="T12">.</text:span>size<text:span text:style-name="T12">();</text:span>i<text:span text:style-name="T12">++)</text:span></text:p>
      <text:p text:style-name="Preformatted_20_Text"><text:s text:c="8"/>printf<text:span text:style-name="T12">(</text:span><text:span text:style-name="T16">" (%d,%d)"</text:span><text:span text:style-name="T12">,</text:span>tree<text:span text:style-name="T12">[</text:span>pos<text:span text:style-name="T12">]-&gt;</text:span>points<text:span text:style-name="T12">[</text:span>i<text:span text:style-name="T12">].</text:span>x<text:span text:style-name="T12">,</text:span>tree<text:span text:style-name="T12">[</text:span>pos<text:span text:style-name="T12">]-&gt;</text:span>points<text:span text:style-name="T12">[</text:span>i<text:span text:style-name="T12">].</text:span>y<text:span text:style-name="T12">);</text:span></text:p>
      <text:p text:style-name="Preformatted_20_Text"><text:s text:c="6"/>printf<text:span text:style-name="T12">(</text:span><text:span text:style-name="T16">"\n"</text:span><text:span text:style-name="T12">);</text:span></text:p>
      <text:p text:style-name="Preformatted_20_Text"><text:s text:c="6"/>print<text:span text:style-name="T12">(</text:span>right<text:span text:style-name="T12">(</text:span>pos<text:span text:style-name="T12">),</text:span>lev<text:span text:style-name="T12">+</text:span><text:span text:style-name="T13">1</text:span><text:span text:style-name="T12">);</text:span></text:p>
      <text:p text:style-name="P29"><text:s text:c="4"/><text:span text:style-name="T1">}</text:span></text:p>
      <text:p text:style-name="P29"><text:s text:c="2"/><text:span text:style-name="T1">}</text:span></text:p>
      <text:p text:style-name="P34">};</text:p>
      <text:p text:style-name="Preformatted_20_Text"/>
      <text:p text:style-name="Preformatted_20_Text">range_tree<text:span text:style-name="T12">*</text:span> rt<text:span text:style-name="T12">;</text:span></text:p>
      <text:p text:style-name="Preformatted_20_Text"/>
      <text:p text:style-name="P23">#define N 30</text:p>
      <text:p text:style-name="Preformatted_20_Text"/>
      <text:p text:style-name="Preformatted_20_Text"><text:span text:style-name="T14">int</text:span><text:span text:style-name="T10"> main</text:span><text:span text:style-name="T12">()</text:span></text:p>
      <text:p text:style-name="P34">{</text:p>
      <text:p text:style-name="Preformatted_20_Text"><text:span text:style-name="T14"><text:s text:c="2"/>int</text:span> a<text:span text:style-name="T12">,</text:span> b<text:span text:style-name="T12">,</text:span> c<text:span text:style-name="T12">,</text:span> d<text:span text:style-name="T12">,</text:span> t<text:span text:style-name="T12">;</text:span></text:p>
      <text:p text:style-name="Preformatted_20_Text"><text:s text:c="2"/>point points<text:span text:style-name="T12">[</text:span>N<text:span text:style-name="T12">];</text:span></text:p>
      <text:p text:style-name="Preformatted_20_Text"><text:s text:c="2"/>vector<text:span text:style-name="T12">&lt;</text:span>point<text:span text:style-name="T12">&gt;</text:span> output<text:span text:style-name="T12">;</text:span></text:p>
      <text:p text:style-name="Preformatted_20_Text"><text:s text:c="2"/>srand<text:span text:style-name="T11"> </text:span><text:span text:style-name="T12">(</text:span> time<text:span text:style-name="T12">(</text:span>NULL<text:span text:style-name="T12">) );</text:span></text:p>
      <text:p text:style-name="Preformatted_20_Text"><text:span text:style-name="T15"><text:s text:c="2"/>while</text:span><text:span text:style-name="T11"> </text:span><text:span text:style-name="T12">(</text:span><text:span text:style-name="T9">true</text:span><text:span text:style-name="T12">)</text:span></text:p>
      <text:p text:style-name="P29"><text:s text:c="2"/><text:span text:style-name="T1">{</text:span></text:p>
      <text:p text:style-name="Preformatted_20_Text"><text:s text:c="4"/>printf<text:span text:style-name="T12">(</text:span><text:span text:style-name="T16">"point\n"</text:span><text:span text:style-name="T12">);</text:span></text:p>
      <text:p text:style-name="Preformatted_20_Text"><text:span text:style-name="T15"><text:s text:c="4"/>for</text:span><text:span text:style-name="T11"> </text:span><text:span text:style-name="T12">(</text:span><text:span text:style-name="T14">int</text:span> i<text:span text:style-name="T12">=</text:span><text:span text:style-name="T13">0</text:span><text:span text:style-name="T12">;</text:span> i<text:span text:style-name="T12">&lt;</text:span>N<text:span text:style-name="T12">;</text:span> i<text:span text:style-name="T12">++)</text:span></text:p>
      <text:p text:style-name="P29"><text:s text:c="4"/><text:span text:style-name="T1">{</text:span></text:p>
      <text:p text:style-name="Preformatted_20_Text"><text:soft-page-break/><text:s text:c="6"/>points<text:span text:style-name="T12">[</text:span>i<text:span text:style-name="T12">].</text:span>x<text:span text:style-name="T11"> </text:span><text:span text:style-name="T12">=</text:span> rand<text:span text:style-name="T12">() %</text:span><text:span text:style-name="T13"> 20</text:span><text:span text:style-name="T11"> </text:span><text:span text:style-name="T12">-</text:span><text:span text:style-name="T13">10</text:span><text:span text:style-name="T12">;</text:span></text:p>
      <text:p text:style-name="Preformatted_20_Text"><text:s text:c="6"/>points<text:span text:style-name="T12">[</text:span>i<text:span text:style-name="T12">].</text:span>y<text:span text:style-name="T11"> </text:span><text:span text:style-name="T12">=</text:span> rand<text:span text:style-name="T12">() %</text:span><text:span text:style-name="T13"> 20</text:span><text:span text:style-name="T11"> </text:span><text:span text:style-name="T12">-</text:span><text:span text:style-name="T13">10</text:span><text:span text:style-name="T12">;</text:span></text:p>
      <text:p text:style-name="Preformatted_20_Text"><text:s text:c="6"/>printf<text:span text:style-name="T11"> </text:span><text:span text:style-name="T12">(</text:span><text:span text:style-name="T16">"(%d,%d) "</text:span><text:span text:style-name="T12">,</text:span>points<text:span text:style-name="T12">[</text:span>i<text:span text:style-name="T12">].</text:span>x<text:span text:style-name="T12">,</text:span>points<text:span text:style-name="T12">[</text:span>i<text:span text:style-name="T12">].</text:span>y<text:span text:style-name="T12">);</text:span></text:p>
      <text:p text:style-name="P29"><text:s text:c="4"/><text:span text:style-name="T1">}</text:span></text:p>
      <text:p text:style-name="Preformatted_20_Text"><text:s text:c="4"/>printf<text:span text:style-name="T12">(</text:span><text:span text:style-name="T16">"\n"</text:span><text:span text:style-name="T12">);</text:span></text:p>
      <text:p text:style-name="Preformatted_20_Text"><text:s text:c="4"/>rt<text:span text:style-name="T11"> </text:span><text:span text:style-name="T12">=</text:span><text:span text:style-name="T10"> new</text:span> range_tree<text:span text:style-name="T12">(</text:span>points<text:span text:style-name="T12">,</text:span>N<text:span text:style-name="T12">);</text:span></text:p>
      <text:p text:style-name="P25"><text:s text:c="4"/><text:span text:style-name="T3">//rt-&gt;print(0,0);</text:span></text:p>
      <text:p text:style-name="Preformatted_20_Text"><text:s text:c="4"/>a<text:span text:style-name="T11"> </text:span><text:span text:style-name="T12">=</text:span> rand<text:span text:style-name="T12">()%</text:span><text:span text:style-name="T13">20</text:span><text:span text:style-name="T12">-</text:span><text:span text:style-name="T13">10</text:span><text:span text:style-name="T12">;</text:span> b<text:span text:style-name="T11"> </text:span><text:span text:style-name="T12">=</text:span> rand<text:span text:style-name="T12">()%</text:span><text:span text:style-name="T13">20</text:span><text:span text:style-name="T12">-</text:span><text:span text:style-name="T13">10</text:span><text:span text:style-name="T12">;</text:span></text:p>
      <text:p text:style-name="Preformatted_20_Text"><text:span text:style-name="T15"><text:s text:c="4"/>if</text:span><text:span text:style-name="T11"> </text:span><text:span text:style-name="T12">(</text:span>a<text:span text:style-name="T12">&gt;</text:span>b<text:span text:style-name="T12">) {</text:span>t<text:span text:style-name="T12">=</text:span>a<text:span text:style-name="T12">;</text:span> a<text:span text:style-name="T12">=</text:span>b<text:span text:style-name="T12">;</text:span> b<text:span text:style-name="T12">=</text:span>t<text:span text:style-name="T12">;}</text:span></text:p>
      <text:p text:style-name="Preformatted_20_Text"><text:s text:c="4"/>c<text:span text:style-name="T11"> </text:span><text:span text:style-name="T12">=</text:span> rand<text:span text:style-name="T12">()%</text:span><text:span text:style-name="T13">20</text:span><text:span text:style-name="T12">-</text:span><text:span text:style-name="T13">10</text:span><text:span text:style-name="T12">;</text:span> d<text:span text:style-name="T11"> </text:span><text:span text:style-name="T12">=</text:span> rand<text:span text:style-name="T12">()%</text:span><text:span text:style-name="T13">20</text:span><text:span text:style-name="T12">-</text:span><text:span text:style-name="T13">10</text:span><text:span text:style-name="T12">;</text:span></text:p>
      <text:p text:style-name="Preformatted_20_Text"><text:span text:style-name="T15"><text:s text:c="4"/>if</text:span><text:span text:style-name="T11"> </text:span><text:span text:style-name="T12">(</text:span>c<text:span text:style-name="T12">&gt;</text:span>d<text:span text:style-name="T12">) {</text:span>t<text:span text:style-name="T12">=</text:span>c<text:span text:style-name="T12">;</text:span> c<text:span text:style-name="T12">=</text:span>d<text:span text:style-name="T12">;</text:span> d<text:span text:style-name="T12">=</text:span>t<text:span text:style-name="T12">;}</text:span></text:p>
      <text:p text:style-name="Preformatted_20_Text"><text:s text:c="4"/>printf<text:span text:style-name="T12">(</text:span><text:span text:style-name="T16">"search [%d,%d]x[%d,%d]\n"</text:span><text:span text:style-name="T12">,</text:span>a<text:span text:style-name="T12">,</text:span>b<text:span text:style-name="T12">,</text:span>c<text:span text:style-name="T12">,</text:span>d<text:span text:style-name="T12">);</text:span></text:p>
      <text:p text:style-name="Preformatted_20_Text"><text:s text:c="4"/>rt<text:span text:style-name="T12">-&gt;</text:span>find<text:span text:style-name="T12">(</text:span>a<text:span text:style-name="T12">,</text:span>b<text:span text:style-name="T12">,</text:span>c<text:span text:style-name="T12">,</text:span>d<text:span text:style-name="T12">,&amp;</text:span>output<text:span text:style-name="T12">);</text:span></text:p>
      <text:p text:style-name="Preformatted_20_Text"><text:s text:c="4"/>printf<text:span text:style-name="T12">(</text:span><text:span text:style-name="T16">"result:\n"</text:span><text:span text:style-name="T12">);</text:span></text:p>
      <text:p text:style-name="Preformatted_20_Text"><text:span text:style-name="T15"><text:s text:c="4"/>for</text:span><text:span text:style-name="T11"> </text:span><text:span text:style-name="T12">(</text:span><text:span text:style-name="T14">int</text:span> i<text:span text:style-name="T12">=</text:span><text:span text:style-name="T13">0</text:span><text:span text:style-name="T12">;</text:span> i<text:span text:style-name="T12">&lt;(</text:span><text:span text:style-name="T14">int</text:span><text:span text:style-name="T12">)</text:span>output<text:span text:style-name="T12">.</text:span>size<text:span text:style-name="T12">();</text:span> i<text:span text:style-name="T12">++)</text:span></text:p>
      <text:p text:style-name="Preformatted_20_Text"><text:s text:c="6"/>printf<text:span text:style-name="T12">(</text:span><text:span text:style-name="T16">"(%d,%d) "</text:span><text:span text:style-name="T12">,</text:span>output<text:span text:style-name="T12">[</text:span>i<text:span text:style-name="T12">].</text:span>x<text:span text:style-name="T12">,</text:span>output<text:span text:style-name="T12">[</text:span>i<text:span text:style-name="T12">].</text:span>y<text:span text:style-name="T12">);</text:span></text:p>
      <text:p text:style-name="Preformatted_20_Text"><text:s text:c="4"/>printf<text:span text:style-name="T12">(</text:span><text:span text:style-name="T16">"\n"</text:span><text:span text:style-name="T12">);</text:span></text:p>
      <text:p text:style-name="Preformatted_20_Text"><text:span text:style-name="T10"><text:s text:c="4"/>delete</text:span> rt<text:span text:style-name="T12">;</text:span></text:p>
      <text:p text:style-name="Preformatted_20_Text"><text:s text:c="4"/>output<text:span text:style-name="T12">.</text:span>erase<text:span text:style-name="T12">(</text:span>output<text:span text:style-name="T12">.</text:span>begin<text:span text:style-name="T12">(),</text:span>output<text:span text:style-name="T12">.</text:span>end<text:span text:style-name="T12">());</text:span></text:p>
      <text:p text:style-name="Preformatted_20_Text"><text:s text:c="4"/>getchar<text:span text:style-name="T12">();</text:span></text:p>
      <text:p text:style-name="P29"><text:s text:c="2"/><text:span text:style-name="T1">}</text:span></text:p>
      <text:p text:style-name="Preformatted_20_Text"><text:span text:style-name="T15"><text:s text:c="2"/>return</text:span><text:span text:style-name="T13"> 0</text:span><text:span text:style-name="T12">;</text:span></text:p>
      <text:p text:style-name="P11">}</text:p>
      <text:h text:style-name="P58" text:outline-level="1">SISTEMA LINEARE</text:h>
      <text:p text:style-name="P39">//numero equazioni</text:p>
      <text:p text:style-name="P39">#define MAX_N 1600</text:p>
      <text:p text:style-name="P39"/>
      <text:p text:style-name="P39">int n;</text:p>
      <text:p text:style-name="P39">double matrix[MAX_N][MAX_N+1];</text:p>
      <text:p text:style-name="P39"/>
      <text:p text:style-name="Preformatted_20_Text"><text:span text:style-name="T14">void</text:span> annulla<text:span text:style-name="T12">(</text:span><text:span text:style-name="T14">int</text:span> riga<text:span text:style-name="T12">,</text:span><text:span text:style-name="T14"> int</text:span> part<text:span text:style-name="T12">)</text:span></text:p>
      <text:p text:style-name="P34">{</text:p>
      <text:p text:style-name="Preformatted_20_Text"><text:span text:style-name="T14"><text:s text:c="2"/>double</text:span> rapp<text:span text:style-name="T12">;</text:span></text:p>
      <text:p text:style-name="P25"><text:s text:c="2"/><text:span text:style-name="T3">//printf("azzero riga %d con %d\n",riga,part);</text:span></text:p>
      <text:p text:style-name="Preformatted_20_Text"><text:s text:c="2"/>rapp<text:span text:style-name="T11"> </text:span><text:span text:style-name="T12">=</text:span> matrix<text:span text:style-name="T12">[</text:span>riga<text:span text:style-name="T12">][</text:span>part<text:span text:style-name="T12">] /</text:span> matrix<text:span text:style-name="T12">[</text:span>part<text:span text:style-name="T12">][</text:span>part<text:span text:style-name="T12">] * -</text:span><text:span text:style-name="T13">1</text:span><text:span text:style-name="T12">;</text:span></text:p>
      <text:p text:style-name="Preformatted_20_Text"><text:span text:style-name="T15"><text:s text:c="2"/>for</text:span><text:span text:style-name="T11"> </text:span><text:span text:style-name="T12">(</text:span><text:span text:style-name="T14">int</text:span> j<text:span text:style-name="T12">=</text:span>part<text:span text:style-name="T12">;</text:span> j<text:span text:style-name="T12">&lt;=</text:span>n<text:span text:style-name="T12">;</text:span> j<text:span text:style-name="T12">++)</text:span></text:p>
      <text:p text:style-name="Preformatted_20_Text"><text:s text:c="4"/>matrix<text:span text:style-name="T12">[</text:span>riga<text:span text:style-name="T12">][</text:span>j<text:span text:style-name="T12">] +=</text:span> matrix<text:span text:style-name="T12">[</text:span>part<text:span text:style-name="T12">][</text:span>j<text:span text:style-name="T12">] *</text:span> rapp<text:span text:style-name="T12">;</text:span></text:p>
      <text:p text:style-name="P34">}</text:p>
      <text:p text:style-name="Preformatted_20_Text"/>
      <text:p text:style-name="Preformatted_20_Text"><text:span text:style-name="T14">void</text:span> triangola<text:span text:style-name="T12">()</text:span></text:p>
      <text:p text:style-name="P34">{</text:p>
      <text:p text:style-name="Preformatted_20_Text"><text:span text:style-name="T15"><text:s text:c="2"/>for</text:span><text:span text:style-name="T11"> </text:span><text:span text:style-name="T12">(</text:span><text:span text:style-name="T14">int</text:span> i<text:span text:style-name="T12">=</text:span><text:span text:style-name="T13">0</text:span><text:span text:style-name="T12">;</text:span> i<text:span text:style-name="T12">&lt;</text:span>n<text:span text:style-name="T12">-</text:span><text:span text:style-name="T13">1</text:span><text:span text:style-name="T12">;</text:span> i<text:span text:style-name="T12">++)</text:span></text:p>
      <text:p text:style-name="P29"><text:s text:c="2"/><text:span text:style-name="T1">{</text:span></text:p>
      <text:p text:style-name="Preformatted_20_Text"><text:span text:style-name="T15"><text:s text:c="4"/>for</text:span><text:span text:style-name="T11"> </text:span><text:span text:style-name="T12">(</text:span><text:span text:style-name="T14">int</text:span> j<text:span text:style-name="T12">=</text:span>i<text:span text:style-name="T12">+</text:span><text:span text:style-name="T13">1</text:span><text:span text:style-name="T12">;</text:span> j<text:span text:style-name="T12">&lt;</text:span>n<text:span text:style-name="T12">;</text:span> j<text:span text:style-name="T12">++)</text:span></text:p>
      <text:p text:style-name="Preformatted_20_Text"><text:span text:style-name="T15"><text:s text:c="6"/>if</text:span><text:span text:style-name="T11"> </text:span><text:span text:style-name="T12">(</text:span>matrix<text:span text:style-name="T12">[</text:span>j<text:span text:style-name="T12">][</text:span>i<text:span text:style-name="T12">]&lt;-</text:span><text:span text:style-name="T20">0.0000000000001</text:span><text:span text:style-name="T11"> </text:span><text:span text:style-name="T12">||</text:span> matrix<text:span text:style-name="T12">[</text:span>j<text:span text:style-name="T12">][</text:span>i<text:span text:style-name="T12">]&gt;</text:span><text:span text:style-name="T20">0.0000000000001</text:span><text:span text:style-name="T12">)</text:span></text:p>
      <text:p text:style-name="Preformatted_20_Text"><text:s text:c="8"/>annulla<text:span text:style-name="T12">(</text:span>j<text:span text:style-name="T12">,</text:span>i<text:span text:style-name="T12">);</text:span></text:p>
      <text:p text:style-name="P29"><text:s text:c="2"/><text:span text:style-name="T1">}</text:span></text:p>
      <text:p text:style-name="P34">}</text:p>
      <text:p text:style-name="Preformatted_20_Text"/>
      <text:p text:style-name="Preformatted_20_Text"><text:span text:style-name="T14">void</text:span> risolvi<text:span text:style-name="T12">()</text:span></text:p>
      <text:p text:style-name="P34">{</text:p>
      <text:p text:style-name="Preformatted_20_Text"><text:span text:style-name="T14"><text:s text:c="2"/>double</text:span> val<text:span text:style-name="T12">;</text:span></text:p>
      <text:p text:style-name="Preformatted_20_Text"><text:span text:style-name="T15"><text:s text:c="2"/>for</text:span><text:span text:style-name="T11"> </text:span><text:span text:style-name="T12">(</text:span><text:span text:style-name="T14">int</text:span> i<text:span text:style-name="T12">=</text:span>n<text:span text:style-name="T12">-</text:span><text:span text:style-name="T13">1</text:span><text:span text:style-name="T12">;</text:span> i<text:span text:style-name="T12">&gt;=</text:span><text:span text:style-name="T13">0</text:span><text:span text:style-name="T12">;</text:span> i<text:span text:style-name="T12">--)</text:span></text:p>
      <text:p text:style-name="P29"><text:s text:c="2"/><text:span text:style-name="T1">{</text:span></text:p>
      <text:p text:style-name="P25"><text:s text:c="4"/><text:span text:style-name="T3">//printf("risolvo %d\n",i);</text:span></text:p>
      <text:p text:style-name="Preformatted_20_Text"><text:s text:c="4"/>val<text:span text:style-name="T11"> </text:span><text:span text:style-name="T12">=</text:span> matrix<text:span text:style-name="T12">[</text:span>i<text:span text:style-name="T12">][</text:span>n<text:span text:style-name="T12">] /</text:span> matrix<text:span text:style-name="T12">[</text:span>i<text:span text:style-name="T12">][</text:span>i<text:span text:style-name="T12">];</text:span></text:p>
      <text:p text:style-name="Preformatted_20_Text"><text:s text:c="4"/>matrix<text:span text:style-name="T12">[</text:span>i<text:span text:style-name="T12">][</text:span>n<text:span text:style-name="T12">] /=</text:span> matrix<text:span text:style-name="T12">[</text:span>i<text:span text:style-name="T12">][</text:span>i<text:span text:style-name="T12">];</text:span></text:p>
      <text:p text:style-name="Preformatted_20_Text"><text:s text:c="4"/>matrix<text:span text:style-name="T12">[</text:span>i<text:span text:style-name="T12">][</text:span>i<text:span text:style-name="T12">] =</text:span><text:span text:style-name="T13"> 1</text:span><text:span text:style-name="T12">;</text:span></text:p>
      <text:p text:style-name="Preformatted_20_Text"><text:soft-page-break/><text:span text:style-name="T15"><text:s text:c="4"/>for</text:span><text:span text:style-name="T11"> </text:span><text:span text:style-name="T12">(</text:span><text:span text:style-name="T14">int</text:span> j<text:span text:style-name="T12">=</text:span><text:span text:style-name="T13">0</text:span><text:span text:style-name="T12">;</text:span> j<text:span text:style-name="T12">&lt;</text:span>i<text:span text:style-name="T12">;</text:span> j<text:span text:style-name="T12">++)</text:span></text:p>
      <text:p text:style-name="P29"><text:s text:c="4"/><text:span text:style-name="T1">{</text:span></text:p>
      <text:p text:style-name="Preformatted_20_Text"><text:s text:c="6"/>matrix<text:span text:style-name="T12">[</text:span>j<text:span text:style-name="T12">][</text:span>n<text:span text:style-name="T12">] -=</text:span> matrix<text:span text:style-name="T12">[</text:span>j<text:span text:style-name="T12">][</text:span>i<text:span text:style-name="T12">] *</text:span> val<text:span text:style-name="T12">;</text:span></text:p>
      <text:p text:style-name="Preformatted_20_Text"><text:s text:c="6"/>matrix<text:span text:style-name="T12">[</text:span>j<text:span text:style-name="T12">][</text:span>i<text:span text:style-name="T12">] =</text:span><text:span text:style-name="T13"> 0</text:span><text:span text:style-name="T12">;</text:span></text:p>
      <text:p text:style-name="P29"><text:s text:c="4"/><text:span text:style-name="T1">}</text:span></text:p>
      <text:p text:style-name="P25"><text:s text:c="4"/><text:span text:style-name="T3">//print_matrix();</text:span></text:p>
      <text:p text:style-name="P29"><text:s text:c="2"/><text:span text:style-name="T1">}</text:span></text:p>
      <text:p text:style-name="P52"><text:span text:style-name="T1">}</text:span></text:p>
      <text:h text:style-name="P59" text:outline-level="1"><text:span text:style-name="T22">EUCLIDE - GCD</text:span></text:h>
      <text:p text:style-name="P53"><text:span text:style-name="T17">#define lint long long int</text:span></text:p>
      <text:p text:style-name="P47">lint gcd<text:span text:style-name="T12">(</text:span>lint a<text:span text:style-name="T12">,</text:span> lint r<text:span text:style-name="T12">) {</text:span></text:p>
      <text:p text:style-name="P47"><text:s text:c="2"/>lint new_r<text:span text:style-name="T11"> </text:span><text:span text:style-name="T12">=</text:span> a<text:span text:style-name="T11"> </text:span><text:span text:style-name="T12">%</text:span> r<text:span text:style-name="T12">;</text:span></text:p>
      <text:p text:style-name="P47"><text:span text:style-name="T15"><text:s text:c="2"/>if</text:span><text:span text:style-name="T11"> </text:span><text:span text:style-name="T12">(</text:span>new_r<text:span text:style-name="T11"> </text:span><text:span text:style-name="T12">==</text:span><text:span text:style-name="T13"> 0</text:span><text:span text:style-name="T12">)</text:span></text:p>
      <text:p text:style-name="P47"><text:span text:style-name="T15"><text:s text:c="4"/>return</text:span> r<text:span text:style-name="T12">;</text:span></text:p>
      <text:p text:style-name="P46"><text:s text:c="2"/>else</text:p>
      <text:p text:style-name="P47"><text:span text:style-name="T15"><text:s text:c="4"/>return</text:span> gcd<text:span text:style-name="T12">(</text:span>r<text:span text:style-name="T12">,</text:span> new_r<text:span text:style-name="T12">);</text:span></text:p>
      <text:p text:style-name="P51">}</text:p>
      <text:p text:style-name="P60"><text:span text:style-name="T6">SOMMATORIE</text:span></text:p>
      <text:p text:style-name="P4"><draw:frame draw:style-name="fr1" draw:name="Object1" text:anchor-type="as-char" svg:width="1.8437in" svg:height="0.4602in" draw:z-index="0"><draw:object-ole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as-char" svg:width="1.378in" svg:height="0.4602in" draw:z-index="22"><draw:object-ole xlink:href="./Object 2" xlink:type="simple" xlink:show="embed" xlink:actuate="onLoad"/><draw:image xlink:href="./ObjectReplacements/Object 2" xlink:type="simple" xlink:show="embed" xlink:actuate="onLoad"/></draw:frame><draw:frame draw:style-name="fr1" draw:name="Object3" text:anchor-type="as-char" svg:width="1.6327in" svg:height="0.4626in" draw:z-index="14"><draw:object-ole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><draw:frame draw:style-name="fr1" draw:name="Object4" text:anchor-type="as-char" svg:width="3.8492in" svg:height="0.2217in" draw:z-index="1"><draw:object-ole xlink:href="./Object 4" xlink:type="simple" xlink:show="embed" xlink:actuate="onLoad"/><draw:image xlink:href="./ObjectReplacements/Object 4" xlink:type="simple" xlink:show="embed" xlink:actuate="onLoad"/></draw:frame></text:p>
      <text:p text:style-name="P4"><draw:frame draw:style-name="fr1" draw:name="Object5" text:anchor-type="as-char" svg:width="1.6598in" svg:height="0.4602in" draw:z-index="2"><draw:object-ole xlink:href="./Object 5" xlink:type="simple" xlink:show="embed" xlink:actuate="onLoad"/><draw:image xlink:href="./ObjectReplacements/Object 5" xlink:type="simple" xlink:show="embed" xlink:actuate="onLoad"/></draw:frame><draw:frame draw:style-name="fr1" draw:name="Object7" text:anchor-type="as-char" svg:width="1.6598in" svg:height="0.4602in" draw:z-index="15"><draw:object-ole xlink:href="./Object 7" xlink:type="simple" xlink:show="embed" xlink:actuate="onLoad"/><draw:image xlink:href="./ObjectReplacements/Object 7" xlink:type="simple" xlink:show="embed" xlink:actuate="onLoad"/></draw:frame></text:p>
      <text:p text:style-name="P4"/>
      <text:p text:style-name="P4"><draw:frame draw:style-name="fr1" draw:name="Object6" text:anchor-type="as-char" svg:width="1.4634in" svg:height="0.4602in" draw:z-index="3"><draw:object-ole xlink:href="./Object 6" xlink:type="simple" xlink:show="embed" xlink:actuate="onLoad"/><draw:image xlink:href="./ObjectReplacements/Object 6" xlink:type="simple" xlink:show="embed" xlink:actuate="onLoad"/></draw:frame><draw:frame draw:style-name="fr1" draw:name="Object8" text:anchor-type="as-char" svg:width="1.7602in" svg:height="0.4756in" draw:z-index="16"><draw:object-ole xlink:href="./Object 8" xlink:type="simple" xlink:show="embed" xlink:actuate="onLoad"/><draw:image xlink:href="./ObjectReplacements/Object 8" xlink:type="simple" xlink:show="embed" xlink:actuate="onLoad"/></draw:frame><draw:frame draw:style-name="fr1" draw:name="Object9" text:anchor-type="as-char" svg:width="1.1402in" svg:height="0.4756in" draw:z-index="17"><draw:object-ole xlink:href="./Object 9" xlink:type="simple" xlink:show="embed" xlink:actuate="onLoad"/><draw:image xlink:href="./ObjectReplacements/Object 9" xlink:type="simple" xlink:show="embed" xlink:actuate="onLoad"/></draw:frame><draw:frame draw:style-name="fr1" draw:name="Object10" text:anchor-type="as-char" svg:width="0.9917in" svg:height="0.428in" draw:z-index="18"><draw:object-ole xlink:href="./Object 10" xlink:type="simple" xlink:show="embed" xlink:actuate="onLoad"/><draw:image xlink:href="./ObjectReplacements/Object 10" xlink:type="simple" xlink:show="embed" xlink:actuate="onLoad"/></draw:frame><draw:frame draw:style-name="fr1" draw:name="Object23" text:anchor-type="as-char" svg:width="1.3193in" svg:height="0.4602in" draw:z-index="19"><draw:object-ole xlink:href="./Object 23" xlink:type="simple" xlink:show="embed" xlink:actuate="onLoad"/><draw:image xlink:href="./ObjectReplacements/Object 23" xlink:type="simple" xlink:show="embed" xlink:actuate="onLoad"/></draw:frame></text:p>
      <text:p text:style-name="P4"/>
      <text:p text:style-name="P2">GEOMETRIA ANALITICA</text:p>
      <text:p text:style-name="P3">Circonferenza</text:p>
      <text:p text:style-name="P18">Formula: <draw:frame draw:style-name="fr1" draw:name="Object11" text:anchor-type="as-char" svg:width="3.1055in" svg:height="0.2154in" draw:z-index="4"><draw:object-ole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5">coefficiente angolare della retta tangente in un suo punto di ascissa x0: <draw:frame draw:style-name="fr1" draw:name="Object12" text:anchor-type="as-char" svg:width="1.5244in" svg:height="0.5071in" draw:z-index="5"><draw:object-ole xlink:href="./Object 12" xlink:type="simple" xlink:show="embed" xlink:actuate="onLoad"/><draw:image xlink:href="./ObjectReplacements/Object 12" xlink:type="simple" xlink:show="embed" xlink:actuate="onLoad"/></draw:frame></text:p>
      <text:p text:style-name="P3">Ellisse</text:p>
      <text:p text:style-name="P3"><text:span text:style-name="T4">Formula:</text:span> <draw:frame draw:style-name="fr2" draw:name="Object13" text:anchor-type="as-char" svg:y="0in" svg:width="0.8846in" svg:height="0.4547in" draw:z-index="6"><draw:object-ole xlink:href="./Object 13" xlink:type="simple" xlink:show="embed" xlink:actuate="onLoad"/><draw:image xlink:href="./ObjectReplacements/Object 13" xlink:type="simple" xlink:show="embed" xlink:actuate="onLoad"/></draw:frame></text:p>
      <text:p text:style-name="P2">CALCOLO COMBINATORIO</text:p>
      <text:p text:style-name="P6">-Permutazioni semplici di <text:span text:style-name="T3">n</text:span> oggetti distinti <draw:frame draw:style-name="fr1" draw:name="Object14" text:anchor-type="as-char" svg:width="0.6075in" svg:height="0.2217in" draw:z-index="7"><draw:object-ole xlink:href="./Object 14" xlink:type="simple" xlink:show="embed" xlink:actuate="onLoad"/><draw:image xlink:href="./ObjectReplacements/Object 14" xlink:type="simple" xlink:show="embed" xlink:actuate="onLoad"/></draw:frame> </text:p>
      <text:p text:style-name="P6"/>
      <text:p text:style-name="P6">-Disposizioni semplici di <text:span text:style-name="T3">n</text:span> oggetti distinti presi a <text:span text:style-name="T3">k</text:span> a <text:span text:style-name="T3">k</text:span> (o di classe <text:span text:style-name="T3">k</text:span>), k&lt;=n <draw:frame draw:style-name="fr1" draw:name="Object15" text:anchor-type="as-char" svg:width="1.128in" svg:height="0.4165in" draw:z-index="8"><draw:object-ole xlink:href="./Object 15" xlink:type="simple" xlink:show="embed" xlink:actuate="onLoad"/><draw:image xlink:href="./ObjectReplacements/Object 15" xlink:type="simple" xlink:show="embed" xlink:actuate="onLoad"/></draw:frame></text:p>
      <text:p text:style-name="P6"/>
      <text:p text:style-name="P6"><text:soft-page-break/>-Combinazioni semplici di <text:span text:style-name="T3">n</text:span> oggetti distinti presi a <text:span text:style-name="T3">k</text:span> a <text:span text:style-name="T3">k</text:span> (o di classe <text:span text:style-name="T3">k</text:span>), con k&lt;=n <draw:frame draw:style-name="fr1" draw:name="Object16" text:anchor-type="as-char" svg:width="1.2272in" svg:height="0.4429in" draw:z-index="20"><draw:object-ole xlink:href="./Object 16" xlink:type="simple" xlink:show="embed" xlink:actuate="onLoad"/><draw:image xlink:href="./ObjectReplacements/Object 16" xlink:type="simple" xlink:show="embed" xlink:actuate="onLoad"/></draw:frame></text:p>
      <text:p text:style-name="P6"/>
      <text:p text:style-name="P6">-Permutazioni con ripetizioni di <text:span text:style-name="T3">n</text:span> oggetti di cui <text:span text:style-name="T3">k</text:span> uguali fra loro (k&lt;=n) e (n-k) distinti <draw:frame draw:style-name="fr1" draw:name="Object17" text:anchor-type="as-char" svg:width="0.7736in" svg:height="0.4126in" draw:z-index="9"><draw:object-ole xlink:href="./Object 17" xlink:type="simple" xlink:show="embed" xlink:actuate="onLoad"/><draw:image xlink:href="./ObjectReplacements/Object 17" xlink:type="simple" xlink:show="embed" xlink:actuate="onLoad"/></draw:frame> </text:p>
      <text:p text:style-name="P6"/>
      <text:p text:style-name="P6">-Disposizioni con ripetizione di <text:span text:style-name="T3">n</text:span> oggetti presi a <text:span text:style-name="T3">k</text:span> a <text:span text:style-name="T3">k</text:span> (o di classe <text:span text:style-name="T3">k</text:span>) <draw:frame draw:style-name="fr1" draw:name="Object18" text:anchor-type="as-char" svg:width="0.7783in" svg:height="0.2425in" draw:z-index="21"><draw:object-ole xlink:href="./Object 18" xlink:type="simple" xlink:show="embed" xlink:actuate="onLoad"/><draw:image xlink:href="./ObjectReplacements/Object 18" xlink:type="simple" xlink:show="embed" xlink:actuate="onLoad"/></draw:frame> </text:p>
      <text:p text:style-name="P6">-Combinazioni con ripetizione di n oggetti distinti presi a <text:span text:style-name="T3">k</text:span> a <text:span text:style-name="T3">k</text:span> (o di classe <text:span text:style-name="T3">k</text:span>) <draw:frame draw:style-name="fr1" draw:name="Object19" text:anchor-type="as-char" svg:width="1.3098in" svg:height="0.4346in" draw:z-index="10"><draw:object-ole xlink:href="./Object 19" xlink:type="simple" xlink:show="embed" xlink:actuate="onLoad"/><draw:image xlink:href="./ObjectReplacements/Object 19" xlink:type="simple" xlink:show="embed" xlink:actuate="onLoad"/></draw:frame></text:p>
      <text:p text:style-name="P2">ALGEBRA</text:p>
      <text:p text:style-name="P3"><draw:frame draw:style-name="fr1" draw:name="Object20" text:anchor-type="as-char" svg:width="3.102in" svg:height="0.2193in" draw:z-index="11"><draw:object-ole xlink:href="./Object 20" xlink:type="simple" xlink:show="embed" xlink:actuate="onLoad"/><draw:image xlink:href="./ObjectReplacements/Object 20" xlink:type="simple" xlink:show="embed" xlink:actuate="onLoad"/></draw:frame></text:p>
      <text:p text:style-name="P3"><draw:frame draw:style-name="fr1" draw:name="Object21" text:anchor-type="as-char" svg:width="2.1161in" svg:height="0.2193in" draw:z-index="12"><draw:object-ole xlink:href="./Object 21" xlink:type="simple" xlink:show="embed" xlink:actuate="onLoad"/><draw:image xlink:href="./ObjectReplacements/Object 21" xlink:type="simple" xlink:show="embed" xlink:actuate="onLoad"/></draw:frame></text:p>
      <text:p text:style-name="P3"><draw:frame draw:style-name="fr1" draw:name="Object22" text:anchor-type="as-char" svg:width="2.1154in" svg:height="0.2193in" draw:z-index="13"><draw:object-ole xlink:href="./Object 22" xlink:type="simple" xlink:show="embed" xlink:actuate="onLoad"/><draw:image xlink:href="./ObjectReplacements/Object 22" xlink:type="simple" xlink:show="embed" xlink:actuate="onLoad"/></draw:frame></text:p>
      <text:p text:style-name="P3"/>
      <text:p text:style-name="P3"/>
      <text:p text:style-name="P2">IOMANIP</text:p>
      <text:p text:style-name="P4">#include &lt;iomanip&gt;</text:p>
      <text:p text:style-name="P4"/>
      <text:p text:style-name="P8"><text:span text:style-name="T2">setiosflags(ios_base::fmtflags mask) </text:span><text:span text:style-name="T4">Setta il formato specificato da mask che resta valido fino ad una modifica successiva, come ios::setf ( ).</text:span></text:p>
      <text:p text:style-name="P17"><text:span text:style-name="T2">resetiosflags (ios_base::fmtflags mask)</text:span> Rimuove dal formato corrente lo stile mask.</text:p>
      <text:p text:style-name="P17"><text:span text:style-name="T2">setbase (int base) </text:span>Setta la base numerica in cui stampare I numeri. Basi valide sono 2, 8, 10, e 16. </text:p>
      <text:p text:style-name="P17"><text:span text:style-name="T2">setw (int n)</text:span> Numero di caratteri da allocare per il prossimo output: es:</text:p>
      <text:p text:style-name="P17">cout &lt;&lt; setw(10);</text:p>
      <text:p text:style-name="P17">cout &lt;&lt; “abc”;</text:p>
      <text:p text:style-name="P17">= “ <text:s text:c="6"/>abc” </text:p>
      <text:p text:style-name="P17"><text:span text:style-name="T2">setfill (char c)</text:span> usato assieme a setw() specifica il carattere da usare per il riempimento:</text:p>
      <text:p text:style-name="P36">cout &lt;&lt; setfill ('x') &lt;&lt; setw (10);</text:p>
      <text:p text:style-name="P13">cout &lt;&lt; 77 &lt;&lt; endl;</text:p>
      <text:p text:style-name="P17">= “xxxxxxxx77” </text:p>
      <text:p text:style-name="P17"><text:span text:style-name="T2">setprecision (int n)</text:span> Numero di cifre decimali da stampare se si è in modlità fixed oppure scientific, numero di cifre totali da stampare altrimenti, NOTA: se il numero non necessita di tutta la precisione vengono stampati degli 0.</text:p>
      <text:p text:style-name="P4">ios::base flags da usare come mask in formato ios::constante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field</text:p>
          </table:table-cell>
          <table:table-cell table:style-name="Table1.A1" office:value-type="string">
            <text:p text:style-name="P19">member constant</text:p>
          </table:table-cell>
          <table:table-cell table:style-name="Table1.A1" office:value-type="string">
            <text:p text:style-name="P19">effect when set</text:p>
          </table:table-cell>
        </table:table-row>
        <table:table-row>
          <table:table-cell table:style-name="Table1.A1" table:number-rows-spanned="7" office:value-type="string">
            <text:p text:style-name="P20">independent flags</text:p>
          </table:table-cell>
          <table:table-cell table:style-name="Table1.A1" office:value-type="string">
            <text:p text:style-name="Table_20_Contents"><text:span text:style-name="Teletype"><text:span text:style-name="T5">boolalpha</text:span></text:span></text:p>
          </table:table-cell>
          <table:table-cell table:style-name="Table1.A1" office:value-type="string">
            <text:p text:style-name="Table_20_Contents"><text:span text:style-name="T5">read/write bool elements as alphabetic strings (</text:span><text:span text:style-name="Teletype"><text:span text:style-name="T5">true</text:span></text:span><text:span text:style-name="T5"> and </text:span><text:span text:style-name="Teletype"><text:span text:style-name="T5">false</text:span></text:span><text:span text:style-name="T5">).</text:span>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showbase</text:span></text:span></text:p>
          </table:table-cell>
          <table:table-cell table:style-name="Table1.A1" office:value-type="string">
            <text:p text:style-name="P21">write integral values preceded by their corresponding numeric base prefix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showpoint</text:span></text:span></text:p>
          </table:table-cell>
          <table:table-cell table:style-name="Table1.A1" office:value-type="string">
            <text:p text:style-name="P21">write floating-point values including always the decimal point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showpos</text:span></text:span></text:p>
          </table:table-cell>
          <table:table-cell table:style-name="Table1.A1" office:value-type="string">
            <text:p text:style-name="P21">write non-negative numerical values preceded by a plus sign (+)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skipws</text:span></text:span></text:p>
          </table:table-cell>
          <table:table-cell table:style-name="Table1.A1" office:value-type="string">
            <text:p text:style-name="P21">skip leading whitespaces on certain input operations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unitbuf</text:span></text:span></text:p>
          </table:table-cell>
          <table:table-cell table:style-name="Table1.A1" office:value-type="string">
            <text:p text:style-name="P21">flush output after each inserting operation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uppercase</text:span></text:span></text:p>
          </table:table-cell>
          <table:table-cell table:style-name="Table1.A1" office:value-type="string">
            <text:p text:style-name="P21">write uppercase letters replacing lowercase letters in certain insertion operations.</text:p>
          </table:table-cell>
        </table:table-row>
        <table:table-row>
          <table:table-cell table:style-name="Table1.A1" table:number-rows-spanned="3" office:value-type="string">
            <text:p text:style-name="Table_20_Contents"><text:span text:style-name="T7">numerical base</text:span><text:span text:style-name="T5"> <text:line-break/>(</text:span><text:span text:style-name="Teletype"><text:span text:style-name="T5">basefield</text:span></text:span><text:span text:style-name="T5">)</text:span></text:p>
          </table:table-cell>
          <table:table-cell table:style-name="Table1.A1" office:value-type="string">
            <text:p text:style-name="Table_20_Contents"><text:span text:style-name="Teletype"><text:span text:style-name="T5">dec</text:span></text:span></text:p>
          </table:table-cell>
          <table:table-cell table:style-name="Table1.A1" office:value-type="string">
            <text:p text:style-name="P21">read/write integral values using decimal base format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hex</text:span></text:span></text:p>
          </table:table-cell>
          <table:table-cell table:style-name="Table1.A1" office:value-type="string">
            <text:p text:style-name="P21">read/write integral values using hexadecimal base format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oct</text:span></text:span></text:p>
          </table:table-cell>
          <table:table-cell table:style-name="Table1.A1" office:value-type="string">
            <text:p text:style-name="P21">read/write integral values using octal base format.</text:p>
          </table:table-cell>
        </table:table-row>
        <table:table-row>
          <table:table-cell table:style-name="Table1.A1" table:number-rows-spanned="2" office:value-type="string">
            <text:p text:style-name="Table_20_Contents"><text:span text:style-name="T7">float format</text:span><text:span text:style-name="T5"> <text:line-break/>(</text:span><text:span text:style-name="Teletype"><text:span text:style-name="T5">floatfield</text:span></text:span><text:span text:style-name="T5">)</text:span></text:p>
          </table:table-cell>
          <table:table-cell table:style-name="Table1.A1" office:value-type="string">
            <text:p text:style-name="Table_20_Contents"><text:span text:style-name="Teletype"><text:span text:style-name="T5">fixed</text:span></text:span></text:p>
          </table:table-cell>
          <table:table-cell table:style-name="Table1.A1" office:value-type="string">
            <text:p text:style-name="P21">write floating point values in fixed-point notation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scientific</text:span></text:span></text:p>
          </table:table-cell>
          <table:table-cell table:style-name="Table1.A1" office:value-type="string">
            <text:p text:style-name="P21">write floating-point values in scientific notation.</text:p>
          </table:table-cell>
        </table:table-row>
        <table:table-row>
          <table:table-cell table:style-name="Table1.A1" table:number-rows-spanned="3" office:value-type="string">
            <text:p text:style-name="Table_20_Contents"><text:span text:style-name="T7">adjustment</text:span><text:span text:style-name="T5"> <text:line-break/>(</text:span><text:span text:style-name="Teletype"><text:span text:style-name="T5">adjustfield</text:span></text:span><text:span text:style-name="T5">)</text:span></text:p>
          </table:table-cell>
          <table:table-cell table:style-name="Table1.A1" office:value-type="string">
            <text:p text:style-name="Table_20_Contents"><text:span text:style-name="Teletype"><text:span text:style-name="T5">internal</text:span></text:span></text:p>
          </table:table-cell>
          <table:table-cell table:style-name="Table1.A1" office:value-type="string">
            <text:p text:style-name="P21">the output is padded to the <text:span text:style-name="T3">field width</text:span> by inserting <text:span text:style-name="T3">fill characters</text:span> at a specified internal point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left</text:span></text:span></text:p>
          </table:table-cell>
          <table:table-cell table:style-name="Table1.A1" office:value-type="string">
            <text:p text:style-name="P21">the output is padded to the <text:span text:style-name="T3">field width</text:span> appending <text:span text:style-name="T3">fill characters</text:span> at the end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right</text:span></text:span></text:p>
          </table:table-cell>
          <table:table-cell table:style-name="Table1.A1" office:value-type="string">
            <text:p text:style-name="P21">the output is padded to the <text:span text:style-name="T3">field width</text:span> by inserting <text:span text:style-name="T3">fill characters</text:span> at the beginning.</text:p>
          </table:table-cell>
        </table:table-row>
      </table:table>
      <text:p text:style-name="P4"/>
      <text:p text:style-name="P2">STL</text:p>
      <text:p text:style-name="P7"/>
      <text:p text:style-name="P22">-Map</text:p>
      <text:p text:style-name="P37"><office:annotation><dc:date>2007-11-15T00:00:00</dc:date><text:p>To generate your own colored code visit http://www.bedaux.net/cpp2html/</text:p></office:annotation>include<text:span text:style-name="T11"> </text:span><text:span text:style-name="T12">&lt;</text:span>map<text:span text:style-name="T12">&gt;</text:span></text:p>
      <text:p text:style-name="P24">#include &lt;iostream&gt;</text:p>
      <text:p text:style-name="P37">using namespace std;</text:p>
      <text:p text:style-name="P37"><text:span text:style-name="T10">struct</text:span> comp</text:p>
      <text:p text:style-name="P30">{</text:p>
      <text:p text:style-name="P37"><text:span text:style-name="T14"><text:s text:c="2"/>bool</text:span><text:span text:style-name="T10"> operator</text:span><text:span text:style-name="T12">()(</text:span><text:span text:style-name="T10">const</text:span><text:span text:style-name="T14"> char</text:span><text:span text:style-name="T12">*</text:span> s1<text:span text:style-name="T12">,</text:span><text:span text:style-name="T10"> const</text:span><text:span text:style-name="T14"> char</text:span><text:span text:style-name="T12">*</text:span> s2<text:span text:style-name="T12">)</text:span><text:span text:style-name="T10"> const</text:span></text:p>
      <text:p text:style-name="P31"><text:s text:c="2"/><text:span text:style-name="T1">{</text:span></text:p>
      <text:p text:style-name="P37"><text:span text:style-name="T15"><text:s text:c="4"/>return</text:span> strcmp<text:span text:style-name="T12">(</text:span>s1<text:span text:style-name="T12">,</text:span> s2<text:span text:style-name="T12">) &lt;</text:span><text:span text:style-name="T13"> 0</text:span><text:span text:style-name="T12">;</text:span></text:p>
      <text:p text:style-name="P31"><text:s text:c="2"/><text:span text:style-name="T1">}</text:span></text:p>
      <text:p text:style-name="P30">};</text:p>
      <text:p text:style-name="P37"/>
      <text:p text:style-name="P37"><text:span text:style-name="T14">int</text:span><text:span text:style-name="T10"> main</text:span><text:span text:style-name="T12">()</text:span></text:p>
      <text:p text:style-name="P30">{</text:p>
      <text:p text:style-name="P37"><text:s text:c="2"/>map<text:span text:style-name="T12">&lt;</text:span><text:span text:style-name="T10">const</text:span><text:span text:style-name="T14"> char</text:span><text:span text:style-name="T12">*,</text:span><text:span text:style-name="T14"> int</text:span><text:span text:style-name="T12">,</text:span> comp<text:span text:style-name="T12">&gt;</text:span> months<text:span text:style-name="T12">;</text:span><text:span text:style-name="T18"> </text:span><text:span text:style-name="T19">// mappa stringhe in interi</text:span></text:p>
      <text:p text:style-name="P37"><text:s text:c="2"/></text:p>
      <text:p text:style-name="P37"><text:s text:c="2"/>months<text:span text:style-name="T12">[</text:span><text:span text:style-name="T16">"january"</text:span><text:span text:style-name="T12">] =</text:span><text:span text:style-name="T13"> 31</text:span><text:span text:style-name="T12">;</text:span></text:p>
      <text:p text:style-name="P37"><text:span text:style-name="T12"><text:s text:c="2"/>...</text:span></text:p>
      <text:p text:style-name="P37"><text:s text:c="2"/></text:p>
      <text:p text:style-name="P37"><text:s text:c="2"/>cout<text:span text:style-name="T11"> </text:span><text:span text:style-name="T12">&lt;&lt;</text:span><text:span text:style-name="T16"> "june -&gt; "</text:span><text:span text:style-name="T11"> </text:span><text:span text:style-name="T12">&lt;&lt;</text:span> months<text:span text:style-name="T12">[</text:span><text:span text:style-name="T16">"june"</text:span><text:span text:style-name="T12">] &lt;&lt;</text:span> endl<text:span text:style-name="T12">;</text:span></text:p>
      <text:p text:style-name="P37"><text:s text:c="2"/>map<text:span text:style-name="T12">&lt;</text:span><text:span text:style-name="T10">const</text:span><text:span text:style-name="T14"> char</text:span><text:span text:style-name="T12">*,</text:span><text:span text:style-name="T14"> int</text:span><text:span text:style-name="T12">,</text:span> comp<text:span text:style-name="T12">&gt;::</text:span>iterator cur<text:span text:style-name="T11"> <text:s/></text:span><text:span text:style-name="T12">=</text:span> months<text:span text:style-name="T12">.</text:span>find<text:span text:style-name="T12">(</text:span><text:span text:style-name="T16">"june"</text:span><text:span text:style-name="T12">);</text:span></text:p>
      <text:p text:style-name="P37"><text:s text:c="2"/>map<text:span text:style-name="T12">&lt;</text:span><text:span text:style-name="T10">const</text:span><text:span text:style-name="T14"> char</text:span><text:span text:style-name="T12">*,</text:span><text:span text:style-name="T14"> int</text:span><text:span text:style-name="T12">,</text:span> comp<text:span text:style-name="T12">&gt;::</text:span>iterator prev<text:span text:style-name="T11"> </text:span><text:span text:style-name="T12">=</text:span> cur<text:span text:style-name="T12">;</text:span></text:p>
      <text:p text:style-name="P37"><text:s text:c="2"/>map<text:span text:style-name="T12">&lt;</text:span><text:span text:style-name="T10">const</text:span><text:span text:style-name="T14"> char</text:span><text:span text:style-name="T12">*,</text:span><text:span text:style-name="T14"> int</text:span><text:span text:style-name="T12">,</text:span> comp<text:span text:style-name="T12">&gt;::</text:span>iterator next<text:span text:style-name="T11"> </text:span><text:span text:style-name="T12">=</text:span> cur<text:span text:style-name="T12">; <text:s text:c="3"/></text:span></text:p>
      <text:p text:style-name="P37"><text:span text:style-name="T11"><text:s text:c="2"/></text:span><text:span text:style-name="T12">++</text:span>next<text:span text:style-name="T12">;</text:span></text:p>
      <text:p text:style-name="P37"><text:span text:style-name="T11"><text:s text:c="2"/></text:span><text:span text:style-name="T12">--</text:span>prev<text:span text:style-name="T12">;</text:span></text:p>
      <text:p text:style-name="P37"><text:s text:c="2"/>cout<text:span text:style-name="T11"> </text:span><text:span text:style-name="T12">&lt;&lt;</text:span><text:span text:style-name="T16"> "Previous (in alphabetical order) is "</text:span><text:span text:style-name="T11"> </text:span><text:span text:style-name="T12">&lt;&lt; (*</text:span>prev<text:span text:style-name="T12">).</text:span>first<text:span text:style-name="T11"> </text:span><text:span text:style-name="T12">&lt;&lt;</text:span> endl<text:span text:style-name="T12">;</text:span></text:p>
      <text:p text:style-name="P37"><text:s text:c="2"/>cout<text:span text:style-name="T11"> </text:span><text:span text:style-name="T12">&lt;&lt;</text:span><text:span text:style-name="T16"> "Next (in alphabetical order) is "</text:span><text:span text:style-name="T11"> </text:span><text:span text:style-name="T12">&lt;&lt; (*</text:span>next<text:span text:style-name="T12">).</text:span>first<text:span text:style-name="T11"> </text:span><text:span text:style-name="T12">&lt;&lt;</text:span> endl<text:span text:style-name="T12">;</text:span></text:p>
      <text:p text:style-name="P9">}</text:p>
      <text:p text:style-name="P14"><text:soft-page-break/>-Heap</text:p>
      <text:p text:style-name="P37"><text:span text:style-name="T17"><office:annotation><dc:date>2007-11-15T00:00:00</dc:date><text:p>To generate your own colored code visit http://www.bedaux.net/cpp2html/</text:p></office:annotation></text:span><text:span text:style-name="T17">#include &lt;iostream&gt;</text:span></text:p>
      <text:p text:style-name="P24">#include &lt;algorithm&gt;</text:p>
      <text:p text:style-name="P24">#include &lt;iterator&gt;</text:p>
      <text:p text:style-name="P37"/>
      <text:p text:style-name="P37"><text:span text:style-name="T10">using namespace</text:span> std<text:span text:style-name="T12">;</text:span></text:p>
      <text:p text:style-name="P37"/>
      <text:p text:style-name="P26">//funzione di comparazione x costruire un minheap invece del canonico maxheap</text:p>
      <text:p text:style-name="P37"><text:span text:style-name="T10">struct</text:span> cmp_minheap<text:span text:style-name="T11"> </text:span></text:p>
      <text:p text:style-name="P30">{</text:p>
      <text:p text:style-name="P37"><text:span text:style-name="T14"><text:s text:c="6"/>bool</text:span><text:span text:style-name="T10"> operator</text:span><text:span text:style-name="T12">()(</text:span><text:span text:style-name="T14">int</text:span> a<text:span text:style-name="T11"> </text:span><text:span text:style-name="T12">,</text:span><text:span text:style-name="T14"> int</text:span> b<text:span text:style-name="T12">)</text:span></text:p>
      <text:p text:style-name="P31"><text:s text:c="6"/><text:span text:style-name="T1">{</text:span></text:p>
      <text:p text:style-name="P37"><text:span text:style-name="T15"><text:s text:c="9"/>return</text:span> b<text:span text:style-name="T12">&lt;=</text:span>a<text:span text:style-name="T12">;</text:span></text:p>
      <text:p text:style-name="P31"><text:s text:c="6"/><text:span text:style-name="T1">}</text:span></text:p>
      <text:p text:style-name="P30">};</text:p>
      <text:p text:style-name="P37"/>
      <text:p text:style-name="P37"><text:span text:style-name="T14">int</text:span><text:span text:style-name="T10"> main</text:span><text:span text:style-name="T12">()</text:span></text:p>
      <text:p text:style-name="P30">{</text:p>
      <text:p text:style-name="P37"><text:span text:style-name="T14"><text:s text:c="3"/>int</text:span> arr<text:span text:style-name="T12">[]={</text:span><text:span text:style-name="T13">1</text:span><text:span text:style-name="T12">,</text:span><text:span text:style-name="T13">2</text:span><text:span text:style-name="T12">,</text:span><text:span text:style-name="T13">3</text:span><text:span text:style-name="T12">,</text:span><text:span text:style-name="T13">4</text:span><text:span text:style-name="T12">,</text:span><text:span text:style-name="T13">5</text:span><text:span text:style-name="T12">,</text:span><text:span text:style-name="T13">6</text:span><text:span text:style-name="T12">,</text:span><text:span text:style-name="T13">7</text:span><text:span text:style-name="T12">,</text:span><text:span text:style-name="T13">8</text:span><text:span text:style-name="T12">,</text:span><text:span text:style-name="T13">9</text:span><text:span text:style-name="T12">,</text:span><text:span text:style-name="T13">10</text:span><text:span text:style-name="T12">};</text:span></text:p>
      <text:p text:style-name="P35"><text:s text:c="3"/></text:p>
      <text:p text:style-name="P37"><text:span text:style-name="T14"><text:s text:c="3"/>int</text:span> dim<text:span text:style-name="T12">=</text:span><text:span text:style-name="T10">sizeof</text:span><text:span text:style-name="T12">(</text:span>arr<text:span text:style-name="T12">)/</text:span><text:span text:style-name="T10">sizeof</text:span><text:span text:style-name="T12">(</text:span><text:span text:style-name="T14">int</text:span><text:span text:style-name="T12">);</text:span></text:p>
      <text:p text:style-name="P37"><text:s text:c="3"/>make_heap<text:span text:style-name="T12">(</text:span>arr<text:span text:style-name="T12">,</text:span>arr<text:span text:style-name="T12">+</text:span>dim<text:span text:style-name="T12">-</text:span><text:span text:style-name="T13">1</text:span><text:span text:style-name="T12">);</text:span><text:span text:style-name="T18"> </text:span><text:span text:style-name="T19">//costruisci un heap su arr-1</text:span></text:p>
      <text:p text:style-name="P37"/>
      <text:p text:style-name="P27"><text:s text:c="3"/><text:span text:style-name="T3">//stampa a video tutto il contenuto di arr separato da spazi</text:span></text:p>
      <text:p text:style-name="P37"><text:s text:c="3"/>copy<text:span text:style-name="T12">(</text:span>arr<text:span text:style-name="T12">,</text:span> arr<text:span text:style-name="T12">+</text:span>dim<text:span text:style-name="T12">-</text:span><text:span text:style-name="T13">1</text:span><text:span text:style-name="T12">,</text:span> ostream_iterator<text:span text:style-name="T12">&lt;</text:span><text:span text:style-name="T14">int</text:span><text:span text:style-name="T12">&gt;(</text:span>cout<text:span text:style-name="T12">,</text:span><text:span text:style-name="T16"> " "</text:span><text:span text:style-name="T12">));</text:span><text:span text:style-name="T18"> </text:span><text:span text:style-name="T19">//9 8 7 4 5 6 3 2 1 </text:span></text:p>
      <text:p text:style-name="P37"><text:s text:c="3"/>cout<text:span text:style-name="T11"> </text:span><text:span text:style-name="T12">&lt;&lt;</text:span> endl<text:span text:style-name="T12">;</text:span></text:p>
      <text:p text:style-name="P37"/>
      <text:p text:style-name="P37"><text:s text:c="3"/>push_heap<text:span text:style-name="T12">(</text:span>arr<text:span text:style-name="T12">,</text:span> arr<text:span text:style-name="T12">+</text:span>dim<text:span text:style-name="T12">);</text:span><text:span text:style-name="T18"> </text:span><text:span text:style-name="T19">//inserisco nello heap l' ultimo elemento</text:span></text:p>
      <text:p text:style-name="P37"><text:s text:c="3"/>copy<text:span text:style-name="T12">(</text:span>arr<text:span text:style-name="T12">,</text:span> arr<text:span text:style-name="T12">+</text:span>dim<text:span text:style-name="T12">,</text:span> ostream_iterator<text:span text:style-name="T12">&lt;</text:span><text:span text:style-name="T14">int</text:span><text:span text:style-name="T12">&gt;(</text:span>cout<text:span text:style-name="T12">,</text:span><text:span text:style-name="T16"> " "</text:span><text:span text:style-name="T12">));</text:span><text:span text:style-name="T18"> </text:span><text:span text:style-name="T19">//10 9 7 4 8 6 3 2 1 5</text:span></text:p>
      <text:p text:style-name="P37"><text:s text:c="3"/>cout<text:span text:style-name="T11"> </text:span><text:span text:style-name="T12">&lt;&lt;</text:span> endl<text:span text:style-name="T12">;</text:span></text:p>
      <text:p text:style-name="P37"/>
      <text:p text:style-name="P37"><text:s text:c="3"/>sort_heap<text:span text:style-name="T12">(</text:span>arr<text:span text:style-name="T12">,</text:span>arr<text:span text:style-name="T12">+</text:span>dim<text:span text:style-name="T12">);</text:span></text:p>
      <text:p text:style-name="P37"><text:s text:c="3"/>copy<text:span text:style-name="T12">(</text:span>arr<text:span text:style-name="T12">,</text:span> arr<text:span text:style-name="T12">+</text:span>dim<text:span text:style-name="T12">,</text:span> ostream_iterator<text:span text:style-name="T12">&lt;</text:span><text:span text:style-name="T14">int</text:span><text:span text:style-name="T12">&gt;(</text:span>cout<text:span text:style-name="T12">,</text:span><text:span text:style-name="T16"> " "</text:span><text:span text:style-name="T12">));</text:span><text:span text:style-name="T18"> </text:span><text:span text:style-name="T19">//1 2 3 4 5 6 7 8 9 10</text:span></text:p>
      <text:p text:style-name="P37"><text:s text:c="3"/>cout<text:span text:style-name="T11"> </text:span><text:span text:style-name="T12">&lt;&lt;</text:span> endl<text:span text:style-name="T12">;</text:span></text:p>
      <text:p text:style-name="P37"/>
      <text:p text:style-name="P37"><text:span text:style-name="T14"><text:s text:c="3"/>int</text:span> arr2<text:span text:style-name="T12">[]={</text:span><text:span text:style-name="T13">1</text:span><text:span text:style-name="T12">,</text:span><text:span text:style-name="T13">2</text:span><text:span text:style-name="T12">,</text:span><text:span text:style-name="T13">3</text:span><text:span text:style-name="T12">,</text:span><text:span text:style-name="T13">4</text:span><text:span text:style-name="T12">,</text:span><text:span text:style-name="T13">5</text:span><text:span text:style-name="T12">,</text:span><text:span text:style-name="T13">6</text:span><text:span text:style-name="T12">,</text:span><text:span text:style-name="T13">7</text:span><text:span text:style-name="T12">,</text:span><text:span text:style-name="T13">8</text:span><text:span text:style-name="T12">,</text:span><text:span text:style-name="T13">9</text:span><text:span text:style-name="T12">,</text:span><text:span text:style-name="T13">10</text:span><text:span text:style-name="T12">};</text:span></text:p>
      <text:p text:style-name="P37"><text:span text:style-name="T14"><text:s text:c="3"/>int</text:span> dim2<text:span text:style-name="T12">=</text:span><text:span text:style-name="T10">sizeof</text:span><text:span text:style-name="T12">(</text:span>arr2<text:span text:style-name="T12">)/</text:span><text:span text:style-name="T10">sizeof</text:span><text:span text:style-name="T12">(</text:span><text:span text:style-name="T14">int</text:span><text:span text:style-name="T12">);</text:span></text:p>
      <text:p text:style-name="P37"><text:s text:c="3"/>make_heap<text:span text:style-name="T12">(</text:span>arr2<text:span text:style-name="T12">,</text:span>arr2<text:span text:style-name="T12">+</text:span>dim2<text:span text:style-name="T12">);</text:span></text:p>
      <text:p text:style-name="P37"/>
      <text:p text:style-name="P37"><text:s text:c="3"/>pop_heap<text:span text:style-name="T12">(</text:span>arr2<text:span text:style-name="T12">,</text:span> arr2<text:span text:style-name="T12">+</text:span>dim2<text:span text:style-name="T12">);</text:span><text:span text:style-name="T18"> </text:span><text:span text:style-name="T19">//levo l'elemento massimo e lo butto in fondo</text:span></text:p>
      <text:p text:style-name="P37"><text:s text:c="3"/>copy<text:span text:style-name="T12">(</text:span>arr2<text:span text:style-name="T12">,</text:span> arr2<text:span text:style-name="T12">+</text:span>dim2<text:span text:style-name="T12">-</text:span><text:span text:style-name="T13">1</text:span><text:span text:style-name="T12">,</text:span> ostream_iterator<text:span text:style-name="T12">&lt;</text:span><text:span text:style-name="T14">int</text:span><text:span text:style-name="T12">&gt;(</text:span>cout<text:span text:style-name="T12">,</text:span><text:span text:style-name="T16"> " "</text:span><text:span text:style-name="T12">));</text:span><text:span text:style-name="T18"> </text:span><text:span text:style-name="T19">//9 8 7 4 5 6 3 1 2</text:span></text:p>
      <text:p text:style-name="P37"><text:s text:c="3"/>cout<text:span text:style-name="T11"> </text:span><text:span text:style-name="T12">&lt;&lt;</text:span> endl<text:span text:style-name="T11"> </text:span><text:span text:style-name="T12">&lt;&lt;</text:span><text:span text:style-name="T16"> "arr[N-1] = "</text:span><text:span text:style-name="T11"> </text:span><text:span text:style-name="T12">&lt;&lt;</text:span> arr<text:span text:style-name="T12">[</text:span>dim<text:span text:style-name="T12">-</text:span><text:span text:style-name="T13">1</text:span><text:span text:style-name="T12">] &lt;&lt;</text:span> endl<text:span text:style-name="T12">;</text:span><text:span text:style-name="T18"> </text:span><text:span text:style-name="T19">// 10</text:span></text:p>
      <text:p text:style-name="P37"/>
      <text:p text:style-name="P37"><text:span text:style-name="T15"><text:s text:c="3"/>return</text:span><text:span text:style-name="T13"> 0</text:span><text:span text:style-name="T12">;</text:span></text:p>
      <text:p text:style-name="P10">}</text:p>
      <text:p text:style-name="P15">//GEOMETRIA COMPUTAZIONALE</text:p>
      <text:p text:style-name="P24"/>
      <text:p text:style-name="P37"><text:span text:style-name="T17"><office:annotation><dc:date>2007-11-14T00:00:00</dc:date><text:p>To generate your own colored code visit http://www.bedaux.net/cpp2html/</text:p></office:annotation></text:span><text:span text:style-name="T17">#include &lt;iostream&gt;</text:span></text:p>
      <text:p text:style-name="P24">#include &lt;algorithm&gt;</text:p>
      <text:p text:style-name="P24">#include &lt;vector&gt;</text:p>
      <text:p text:style-name="P37"><text:span text:style-name="T10">using namespace</text:span> std<text:span text:style-name="T12">;</text:span></text:p>
      <text:p text:style-name="P37"/>
      <text:p text:style-name="P37"><text:soft-page-break/><text:span text:style-name="T10">struct</text:span> point<text:span text:style-name="T12">{</text:span></text:p>
      <text:p text:style-name="P37"><text:span text:style-name="T14"><text:s text:c="4"/>int</text:span> x<text:span text:style-name="T12">;</text:span></text:p>
      <text:p text:style-name="P37"><text:span text:style-name="T14"><text:s text:c="4"/>int</text:span> y<text:span text:style-name="T12">;</text:span></text:p>
      <text:p text:style-name="P37"><text:s text:c="4"/>point<text:span text:style-name="T12">(){}</text:span></text:p>
      <text:p text:style-name="P37"><text:s text:c="4"/>point<text:span text:style-name="T12">(</text:span><text:span text:style-name="T14">int</text:span> tx<text:span text:style-name="T12">,</text:span><text:span text:style-name="T14"> int</text:span> ty<text:span text:style-name="T12">){</text:span></text:p>
      <text:p text:style-name="P37"><text:s text:c="8"/>x<text:span text:style-name="T12">=</text:span>tx<text:span text:style-name="T12">;</text:span>y<text:span text:style-name="T12">=</text:span>ty<text:span text:style-name="T12">;</text:span></text:p>
      <text:p text:style-name="P31"><text:s text:c="4"/><text:span text:style-name="T1">}</text:span></text:p>
      <text:p text:style-name="P30">};</text:p>
      <text:p text:style-name="P37"/>
      <text:p text:style-name="P37"/>
      <text:p text:style-name="P37"><text:span text:style-name="T14">int</text:span> prodvett<text:span text:style-name="T12">(</text:span>point a<text:span text:style-name="T12">,</text:span> point b<text:span text:style-name="T12">,</text:span> point c<text:span text:style-name="T12">){</text:span></text:p>
      <text:p text:style-name="P37"><text:span text:style-name="T15"><text:s text:c="4"/>return</text:span> a<text:span text:style-name="T12">.</text:span>x<text:span text:style-name="T12">*</text:span>b<text:span text:style-name="T12">.</text:span>y<text:span text:style-name="T11"> </text:span><text:span text:style-name="T12">-</text:span> a<text:span text:style-name="T12">.</text:span>y<text:span text:style-name="T12">*</text:span>b<text:span text:style-name="T12">.</text:span>x<text:span text:style-name="T11"> </text:span><text:span text:style-name="T12">+</text:span> a<text:span text:style-name="T12">.</text:span>y<text:span text:style-name="T12">*</text:span>c<text:span text:style-name="T12">.</text:span>x<text:span text:style-name="T11"> </text:span><text:span text:style-name="T12">-</text:span> a<text:span text:style-name="T12">.</text:span>x<text:span text:style-name="T12">*</text:span>c<text:span text:style-name="T12">.</text:span>y<text:span text:style-name="T11"> </text:span><text:span text:style-name="T12">+</text:span> b<text:span text:style-name="T12">.</text:span>x<text:span text:style-name="T12">*</text:span>c<text:span text:style-name="T12">.</text:span>y<text:span text:style-name="T11"> </text:span><text:span text:style-name="T12">-</text:span> c<text:span text:style-name="T12">.</text:span>x<text:span text:style-name="T12">*</text:span>b<text:span text:style-name="T12">.</text:span>y<text:span text:style-name="T12">;</text:span></text:p>
      <text:p text:style-name="P30">}</text:p>
      <text:p text:style-name="P37"/>
      <text:p text:style-name="P37">point base<text:span text:style-name="T12">;</text:span></text:p>
      <text:p text:style-name="P37"/>
      <text:p text:style-name="P37"><text:span text:style-name="T14">bool</text:span><text:span text:style-name="T10"> operator</text:span><text:span text:style-name="T11"> </text:span><text:span text:style-name="T12">&lt; (</text:span><text:span text:style-name="T10">const</text:span> point<text:span text:style-name="T12">&amp;</text:span> a<text:span text:style-name="T12">,</text:span><text:span text:style-name="T10">const</text:span> point<text:span text:style-name="T11"> </text:span><text:span text:style-name="T12">&amp;</text:span>b<text:span text:style-name="T12">){</text:span></text:p>
      <text:p text:style-name="P37"><text:span text:style-name="T15"><text:s text:c="4"/>return</text:span><text:span text:style-name="T11"> </text:span><text:span text:style-name="T12">(</text:span>prodvett<text:span text:style-name="T12">(</text:span>base<text:span text:style-name="T12">,</text:span>a<text:span text:style-name="T12">,</text:span>b<text:span text:style-name="T12">)&lt;</text:span><text:span text:style-name="T13">0</text:span><text:span text:style-name="T12">);</text:span></text:p>
      <text:p text:style-name="P30">}</text:p>
      <text:p text:style-name="P37"/>
      <text:p text:style-name="P37">vector<text:span text:style-name="T12">&lt;</text:span>point<text:span text:style-name="T12">&gt;</text:span> convexhull<text:span text:style-name="T12">(</text:span>vector<text:span text:style-name="T12">&lt;</text:span>point<text:span text:style-name="T12">&gt;</text:span> points<text:span text:style-name="T12">){</text:span></text:p>
      <text:p text:style-name="P37"><text:span text:style-name="T14"><text:s text:c="4"/>int</text:span> id<text:span text:style-name="T12">=</text:span><text:span text:style-name="T13">0</text:span><text:span text:style-name="T12">;</text:span></text:p>
      <text:p text:style-name="P37"><text:span text:style-name="T15"><text:s text:c="4"/>for</text:span><text:span text:style-name="T12">(</text:span>uint i<text:span text:style-name="T12">=</text:span><text:span text:style-name="T13">1</text:span><text:span text:style-name="T12">;</text:span>i<text:span text:style-name="T12">&lt;</text:span>points<text:span text:style-name="T12">.</text:span>size<text:span text:style-name="T12">();</text:span>i<text:span text:style-name="T12">++)</text:span></text:p>
      <text:p text:style-name="P37"><text:span text:style-name="T15"><text:s text:c="8"/>if</text:span><text:span text:style-name="T12">(</text:span>points<text:span text:style-name="T12">[</text:span>i<text:span text:style-name="T12">].</text:span>y<text:span text:style-name="T12">&lt;</text:span>points<text:span text:style-name="T12">[</text:span>id<text:span text:style-name="T12">].</text:span>y<text:span text:style-name="T11"> </text:span><text:span text:style-name="T12">|| (</text:span>points<text:span text:style-name="T12">[</text:span>i<text:span text:style-name="T12">].</text:span>y<text:span text:style-name="T12">==</text:span>points<text:span text:style-name="T12">[</text:span>id<text:span text:style-name="T12">].</text:span>y<text:span text:style-name="T11"> </text:span><text:span text:style-name="T12">&amp;&amp;</text:span> points<text:span text:style-name="T12">[</text:span>i<text:span text:style-name="T12">].</text:span>x<text:span text:style-name="T12">&lt;</text:span>points<text:span text:style-name="T12">[</text:span>id<text:span text:style-name="T12">].</text:span>x<text:span text:style-name="T12">))</text:span></text:p>
      <text:p text:style-name="P37"><text:s text:c="12"/>id<text:span text:style-name="T12">=</text:span>i<text:span text:style-name="T12">;</text:span></text:p>
      <text:p text:style-name="P37"><text:s text:c="4"/>point start<text:span text:style-name="T12">=</text:span>points<text:span text:style-name="T12">[</text:span>id<text:span text:style-name="T12">];</text:span></text:p>
      <text:p text:style-name="P37"><text:s text:c="4"/>points<text:span text:style-name="T12">[</text:span>id<text:span text:style-name="T12">]=</text:span>points<text:span text:style-name="T12">[</text:span>points<text:span text:style-name="T12">.</text:span>size<text:span text:style-name="T12">()-</text:span><text:span text:style-name="T13">1</text:span><text:span text:style-name="T12">];</text:span></text:p>
      <text:p text:style-name="P37"><text:s text:c="4"/>points<text:span text:style-name="T12">.</text:span>pop_back<text:span text:style-name="T12">();</text:span></text:p>
      <text:p text:style-name="P37"><text:s text:c="4"/>vector<text:span text:style-name="T12">&lt;</text:span>point<text:span text:style-name="T12">&gt;</text:span> result<text:span text:style-name="T12">;</text:span></text:p>
      <text:p text:style-name="P37"><text:s text:c="4"/>result<text:span text:style-name="T12">.</text:span>push_back<text:span text:style-name="T12">(</text:span>start<text:span text:style-name="T12">);</text:span></text:p>
      <text:p text:style-name="P37"><text:s text:c="4"/>base<text:span text:style-name="T12">=</text:span>start<text:span text:style-name="T12">;</text:span></text:p>
      <text:p text:style-name="P37"><text:s text:c="4"/>sort<text:span text:style-name="T12">(</text:span>points<text:span text:style-name="T12">.</text:span>begin<text:span text:style-name="T12">(),</text:span>points<text:span text:style-name="T12">.</text:span>end<text:span text:style-name="T12">());</text:span></text:p>
      <text:p text:style-name="P37"><text:s text:c="4"/>uint i<text:span text:style-name="T12">=</text:span><text:span text:style-name="T13">1</text:span><text:span text:style-name="T12">;</text:span></text:p>
      <text:p text:style-name="P37"><text:s text:c="4"/>result<text:span text:style-name="T12">.</text:span>push_back<text:span text:style-name="T12">(</text:span>points<text:span text:style-name="T12">[</text:span><text:span text:style-name="T13">0</text:span><text:span text:style-name="T12">]);</text:span></text:p>
      <text:p text:style-name="P37"><text:span text:style-name="T15"><text:s text:c="4"/>while</text:span><text:span text:style-name="T12">(</text:span>i<text:span text:style-name="T12">&lt;</text:span>points<text:span text:style-name="T12">.</text:span>size<text:span text:style-name="T12">()){</text:span></text:p>
      <text:p text:style-name="P37"><text:span text:style-name="T15"><text:s text:c="8"/>if</text:span><text:span text:style-name="T12">(</text:span>prodvett<text:span text:style-name="T12">(</text:span>result<text:span text:style-name="T12">[</text:span>result<text:span text:style-name="T12">.</text:span>size<text:span text:style-name="T12">()-</text:span><text:span text:style-name="T13">2</text:span><text:span text:style-name="T12">],</text:span>result<text:span text:style-name="T12">[</text:span>result<text:span text:style-name="T12">.</text:span>size<text:span text:style-name="T12">()-</text:span><text:span text:style-name="T13">1</text:span><text:span text:style-name="T12">],</text:span>points<text:span text:style-name="T12">[</text:span>i<text:span text:style-name="T12">])&gt;=</text:span><text:span text:style-name="T13">0</text:span><text:span text:style-name="T12">){</text:span></text:p>
      <text:p text:style-name="P37"><text:s text:c="12"/>result<text:span text:style-name="T12">.</text:span>pop_back<text:span text:style-name="T12">();</text:span></text:p>
      <text:p text:style-name="P37"><text:span text:style-name="T11"><text:s text:c="8"/></text:span><text:span text:style-name="T12">}</text:span><text:span text:style-name="T15">else</text:span><text:span text:style-name="T12">{</text:span></text:p>
      <text:p text:style-name="P37"><text:s text:c="12"/>result<text:span text:style-name="T12">.</text:span>push_back<text:span text:style-name="T12">(</text:span>points<text:span text:style-name="T12">[</text:span>i<text:span text:style-name="T12">]);</text:span></text:p>
      <text:p text:style-name="P37"><text:s text:c="12"/>i<text:span text:style-name="T12">++;</text:span></text:p>
      <text:p text:style-name="P31"><text:s text:c="8"/><text:span text:style-name="T1">}</text:span></text:p>
      <text:p text:style-name="P31"><text:s text:c="4"/><text:span text:style-name="T1">}</text:span></text:p>
      <text:p text:style-name="P37"><text:span text:style-name="T15"><text:s text:c="4"/>return</text:span> result<text:span text:style-name="T12">;</text:span></text:p>
      <text:p text:style-name="P30">}</text:p>
      <text:p text:style-name="P37"/>
      <text:p text:style-name="P37"/>
      <text:p text:style-name="P37"><text:span text:style-name="T14">int</text:span><text:span text:style-name="T10"> main</text:span><text:span text:style-name="T12">()</text:span></text:p>
      <text:p text:style-name="P37"/>
      <text:p text:style-name="P30">{</text:p>
      <text:p text:style-name="P37"/>
      <text:p text:style-name="P37"><text:s text:c="4"/>vector<text:span text:style-name="T12">&lt;</text:span>point<text:span text:style-name="T12">&gt;</text:span> v<text:span text:style-name="T12">;</text:span></text:p>
      <text:p text:style-name="P37"><text:s text:c="4"/>v<text:span text:style-name="T12">.</text:span>push_back<text:span text:style-name="T12">(</text:span>point<text:span text:style-name="T12">(</text:span><text:span text:style-name="T13">1</text:span><text:span text:style-name="T12">,</text:span><text:span text:style-name="T13">1</text:span><text:span text:style-name="T12">));</text:span></text:p>
      <text:p text:style-name="P37"><text:s text:c="4"/>v<text:span text:style-name="T12">.</text:span>push_back<text:span text:style-name="T12">(</text:span>point<text:span text:style-name="T12">(</text:span><text:span text:style-name="T13">3</text:span><text:span text:style-name="T12">,</text:span><text:span text:style-name="T13">3</text:span><text:span text:style-name="T12">));</text:span></text:p>
      <text:p text:style-name="P37"><text:s text:c="4"/>v<text:span text:style-name="T12">.</text:span>push_back<text:span text:style-name="T12">(</text:span>point<text:span text:style-name="T12">(</text:span><text:span text:style-name="T13">3</text:span><text:span text:style-name="T12">,</text:span><text:span text:style-name="T13">1</text:span><text:span text:style-name="T12">));</text:span></text:p>
      <text:p text:style-name="P37"><text:soft-page-break/><text:s text:c="4"/>v<text:span text:style-name="T12">.</text:span>push_back<text:span text:style-name="T12">(</text:span>point<text:span text:style-name="T12">(</text:span><text:span text:style-name="T13">1</text:span><text:span text:style-name="T12">,</text:span><text:span text:style-name="T13">3</text:span><text:span text:style-name="T12">));</text:span></text:p>
      <text:p text:style-name="P37"><text:s text:c="4"/>v<text:span text:style-name="T12">.</text:span>push_back<text:span text:style-name="T12">(</text:span>point<text:span text:style-name="T12">(</text:span><text:span text:style-name="T13">3</text:span><text:span text:style-name="T12">,</text:span><text:span text:style-name="T13">2</text:span><text:span text:style-name="T12">));</text:span></text:p>
      <text:p text:style-name="P37"><text:s text:c="4"/>v<text:span text:style-name="T12">.</text:span>push_back<text:span text:style-name="T12">(</text:span>point<text:span text:style-name="T12">(</text:span><text:span text:style-name="T13">2</text:span><text:span text:style-name="T12">,</text:span><text:span text:style-name="T13">1</text:span><text:span text:style-name="T12">));</text:span></text:p>
      <text:p text:style-name="P37"><text:s text:c="4"/>v<text:span text:style-name="T12">=</text:span>convexhull<text:span text:style-name="T12">(</text:span>v<text:span text:style-name="T12">);</text:span></text:p>
      <text:p text:style-name="P37"><text:span text:style-name="T15"><text:s text:c="4"/>for</text:span><text:span text:style-name="T12">(</text:span>uint i<text:span text:style-name="T12">=</text:span><text:span text:style-name="T13">0</text:span><text:span text:style-name="T12">;</text:span>i<text:span text:style-name="T12">&lt;</text:span>v<text:span text:style-name="T12">.</text:span>size<text:span text:style-name="T12">();</text:span>i<text:span text:style-name="T12">++)</text:span></text:p>
      <text:p text:style-name="P37"><text:s text:c="8"/>cout<text:span text:style-name="T12">&lt;&lt;</text:span>v<text:span text:style-name="T12">[</text:span>i<text:span text:style-name="T12">].</text:span>x<text:span text:style-name="T12">&lt;&lt;</text:span><text:span text:style-name="T16">" "</text:span><text:span text:style-name="T12">&lt;&lt;</text:span>v<text:span text:style-name="T12">[</text:span>i<text:span text:style-name="T12">].</text:span>y<text:span text:style-name="T12">&lt;&lt;</text:span>endl<text:span text:style-name="T12">;</text:span></text:p>
      <text:p text:style-name="P37"><text:span text:style-name="T15"><text:s text:c="4"/>return</text:span><text:span text:style-name="T13"> 0</text:span><text:span text:style-name="T12">;</text:span></text:p>
      <text:p text:style-name="P32">}</text:p>
      <text:p text:style-name="P32"/>
      <text:p text:style-name="P33"/>
      <text:p text:style-name="P32"/>
      <text:p text:style-name="P45"/>
      <text:p text:style-name="P43"><text:span text:style-name="T23">CMP</text:span></text:p>
      <text:p text:style-name="P49"><text:span text:style-name="T14"><office:annotation><dc:date>2012-11-15T17:47:41</dc:date><text:p>To generate your own colored code visit http://www.bedaux.net/cpp2html/</text:p></office:annotation></text:span><text:span text:style-name="T14">int</text:span> cmp<text:span text:style-name="T12">(</text:span><text:span text:style-name="T10">const</text:span><text:span text:style-name="T14"> void</text:span><text:span text:style-name="T11"> </text:span><text:span text:style-name="T12">*</text:span>a<text:span text:style-name="T12">,</text:span><text:span text:style-name="T10"> const</text:span><text:span text:style-name="T14"> void</text:span><text:span text:style-name="T11"> </text:span><text:span text:style-name="T12">*</text:span>b<text:span text:style-name="T12">){</text:span></text:p>
      <text:p text:style-name="P47"><text:span text:style-name="T10"><text:s text:c="2"/>const</text:span> lint<text:span text:style-name="T11"> </text:span><text:span text:style-name="T12">*</text:span>ia<text:span text:style-name="T11"> </text:span><text:span text:style-name="T12">= (</text:span><text:span text:style-name="T10">const</text:span> lint<text:span text:style-name="T11"> </text:span><text:span text:style-name="T12">*)</text:span>a<text:span text:style-name="T12">;</text:span></text:p>
      <text:p text:style-name="P47"><text:span text:style-name="T10"><text:s text:c="2"/>const</text:span> lint<text:span text:style-name="T11"> </text:span><text:span text:style-name="T12">*</text:span>ib<text:span text:style-name="T11"> </text:span><text:span text:style-name="T12">= (</text:span><text:span text:style-name="T10">const</text:span> lint<text:span text:style-name="T11"> </text:span><text:span text:style-name="T12">*)</text:span>b<text:span text:style-name="T12">;</text:span></text:p>
      <text:p text:style-name="P47"><text:span text:style-name="T15"><text:s text:c="2"/>return</text:span><text:span text:style-name="T11"> </text:span><text:span text:style-name="T12">*</text:span>ia<text:span text:style-name="T11"> <text:s/></text:span><text:span text:style-name="T12">- *</text:span>ib<text:span text:style-name="T12">;</text:span></text:p>
      <text:p text:style-name="P48">}</text:p>
      <text:p text:style-name="P47">qsort<text:span text:style-name="T12">(</text:span>arr<text:span text:style-name="T12">,</text:span> n<text:span text:style-name="T12">,</text:span><text:span text:style-name="T10"> sizeof</text:span><text:span text:style-name="T12">(</text:span>lint<text:span text:style-name="T12">),</text:span> cmp<text:span text:style-name="T12">);</text:span></text:p>
      <text:p text:style-name="P47"/>
      <text:p text:style-name="P54"><text:span text:style-name="T22"/></text:p>
      <text:p text:style-name="P54"><text:span text:style-name="T22"/></text:p>
      <text:p text:style-name="P41">OPZIONI g++</text:p>
      <text:p text:style-name="P44">g++ -Wall -Werror -O2 -g -static</text:p>
      <text:p text:style-name="P42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" fo:font-size="14pt" fo:font-weight="bold" style:font-name-asian="DejaVuSans" style:font-size-asian="14pt" style:font-weight-asian="bold" style:font-name-complex="Lucidasans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Nimbus Mono L" style:font-name-asian="Nimbus Mono L" style:font-name-complex="Nimbus Mono 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3937in" fo:margin-top="0.3937in" fo:margin-bottom="0.3937in" fo:margin-left="0.3937in" fo:margin-right="0.3937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HTML" style:page-layout-name="Mpm2">
      <style:footer>
        <text:p text:style-name="Footer"><text:tab/><text:tab/>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Andrea</meta:initial-creator>
    <meta:creation-date>2007-11-02T10:16:58</meta:creation-date>
    <dc:date>2012-11-15T17:54:53</dc:date>
    <meta:printed-by>Andrea</meta:printed-by>
    <meta:print-date>2007-11-15T22:48:23</meta:print-date>
    <meta:editing-cycles>39</meta:editing-cycles>
    <meta:editing-duration>PT4H56M28S</meta:editing-duration>
    <meta:document-statistic meta:table-count="1" meta:image-count="0" meta:object-count="23" meta:page-count="19" meta:paragraph-count="920" meta:word-count="2740" meta:character-count="21879" meta:non-whitespace-character-count="1723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n>0</math:mn>
          </math:mrow>
          <math:mi>n</math:mi>
        </math:munderover>
        <math:msup>
          <math:mi>k</math:mi>
          <math:mn>2</math:mn>
        </math:msup>
      </math:mrow>
      <math:mo math:stretchy="false">=</math:mo>
      <math:mfrac>
        <math:mrow>
          <math:mi>n</math:mi>
          <math:mrow>
            <math:mo math:stretchy="false">(</math:mo>
            <math:mrow>
              <math:mi>n</math:mi>
              <math:mo math:stretchy="false">+</math:mo>
              <math:mn>1</math:mn>
            </math:mrow>
            <math:mo math:stretchy="false">)</math:mo>
          </math:mrow>
          <math:mrow>
            <math:mo math:stretchy="false">(</math:mo>
            <math:mrow>
              <math:mn>2n</math:mn>
              <math:mo math:stretchy="false">+</math:mo>
              <math:mn>1</math:mn>
            </math:mrow>
            <math:mo math:stretchy="false">)</math:mo>
          </math:mrow>
        </math:mrow>
        <math:mn>6</math:mn>
      </math:mfrac>
    </math:mrow>
    <math:annotation math:encoding="StarMath 5.0">sum from{k=0} to{n} k^{2} = {n(n+1)(2n+1)} over 6
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n>0</math:mn>
          </math:mrow>
          <math:mo math:stretchy="false">∞</math:mo>
        </math:munderover>
        <math:msup>
          <math:mi>r</math:mi>
          <math:mi>k</math:mi>
        </math:msup>
      </math:mrow>
      <math:mo math:stretchy="false">=</math:mo>
      <math:mfrac>
        <math:mn>1</math:mn>
        <math:mrow>
          <math:mn>1</math:mn>
          <math:mo math:stretchy="false">−</math:mo>
          <math:mi>r</math:mi>
        </math:mrow>
      </math:mfrac>
    </math:mrow>
    <math:annotation math:encoding="StarMath 5.0">sum from k=0 to infinity r^k = 1 over {1-r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row>
                <math:msup>
                  <math:mi>x</math:mi>
                  <math:mn>2</math:mn>
                </math:msup>
                <math:mo math:stretchy="false">+</math:mo>
                <math:msup>
                  <math:mi>y</math:mi>
                  <math:mn>2</math:mn>
                </math:msup>
              </math:mrow>
              <math:mo math:stretchy="false">−</math:mo>
              <math:mn>2ax</math:mn>
            </math:mrow>
            <math:mo math:stretchy="false">−</math:mo>
            <math:mn>2by</math:mn>
          </math:mrow>
          <math:mo math:stretchy="false">+</math:mo>
          <math:mi>c</math:mi>
        </math:mrow>
        <math:mo math:stretchy="false">=</math:mo>
        <math:mn>0,</math:mn>
      </math:mrow>
      <math:mi/>
      <math:mrow>
        <math:mi>c</math:mi>
        <math:mo math:stretchy="false">=</math:mo>
        <math:mrow>
          <math:mrow>
            <math:msup>
              <math:mi>a</math:mi>
              <math:mn>2</math:mn>
            </math:msup>
            <math:mo math:stretchy="false">+</math:mo>
            <math:msup>
              <math:mi>b</math:mi>
              <math:mn>2</math:mn>
            </math:msup>
          </math:mrow>
          <math:mo math:stretchy="false">−</math:mo>
          <math:msup>
            <math:mi>r</math:mi>
            <math:mn>2</math:mn>
          </math:msup>
        </math:mrow>
      </math:mrow>
    </math:mrow>
    <math:annotation math:encoding="StarMath 5.0">x^2+y^2-2ax-2by+c=0,    ```c=a^2+b^2-r^2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m</math:mi>
      <math:mo math:stretchy="false">=</math:mo>
      <math:mrow>
        <math:mo math:stretchy="false">±</math:mo>
        <math:mfrac>
          <math:mrow>
            <math:msub>
              <math:mi>x</math:mi>
              <math:mn>0</math:mn>
            </math:msub>
            <math:mo math:stretchy="false">−</math:mo>
            <math:mi>a</math:mi>
          </math:mrow>
          <math:msqrt>
            <math:mrow>
              <math:msup>
                <math:mi>r</math:mi>
                <math:mn>2</math:mn>
              </math:msup>
              <math:mo math:stretchy="false">−</math:mo>
              <math:msup>
                <math:mrow>
                  <math:mo math:stretchy="false">(</math:mo>
                  <math:mrow>
                    <math:msub>
                      <math:mi>x</math:mi>
                      <math:mn>0</math:mn>
                    </math:msub>
                    <math:mo math:stretchy="false">−</math:mo>
                    <math:mi>a</math:mi>
                  </math:mrow>
                  <math:mo math:stretchy="false">)</math:mo>
                </math:mrow>
                <math:mn>2</math:mn>
              </math:msup>
            </math:mrow>
          </math:msqrt>
        </math:mfrac>
      </math:mrow>
    </math:mrow>
    <math:annotation math:encoding="StarMath 5.0">m=+-{{x_{0}-a} over {sqrt{r^2-(x_0-a)^2} }} 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p>
            <math:mi>x</math:mi>
            <math:mn>2</math:mn>
          </math:msup>
          <math:msup>
            <math:mi>a</math:mi>
            <math:mn>2</math:mn>
          </math:msup>
        </math:mfrac>
        <math:mo math:stretchy="false">+</math:mo>
        <math:mfrac>
          <math:msup>
            <math:mi>y</math:mi>
            <math:mn>2</math:mn>
          </math:msup>
          <math:msup>
            <math:mi>b</math:mi>
            <math:mn>2</math:mn>
          </math:msup>
        </math:mfrac>
      </math:mrow>
      <math:mo math:stretchy="false">=</math:mo>
      <math:mn>1</math:mn>
    </math:mrow>
    <math:annotation math:encoding="StarMath 5.0">{x^2}over{a^2} + {y^2}over{b^2}=1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P</math:mi>
          <math:mi>n</math:mi>
        </math:msub>
        <math:mo math:stretchy="false">=</math:mo>
        <math:mi>n</math:mi>
      </math:mrow>
      <math:mi>!</math:mi>
    </math:mrow>
    <math:annotation math:encoding="StarMath 5.0">P_n=n!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row>
          <math:mi>n</math:mi>
          <math:mi>,</math:mi>
          <math:mi>k</math:mi>
        </math:mrow>
      </math:msub>
      <math:mo math:stretchy="false">=</math:mo>
      <math:mfrac>
        <math:mrow>
          <math:mi>n</math:mi>
          <math:mi>!</math:mi>
        </math:mrow>
        <math:mrow>
          <math:mrow>
            <math:mo math:stretchy="false">(</math:mo>
            <math:mrow>
              <math:mi>n</math:mi>
              <math:mo math:stretchy="false">−</math:mo>
              <math:mi>k</math:mi>
            </math:mrow>
            <math:mo math:stretchy="false">)</math:mo>
          </math:mrow>
          <math:mi>!</math:mi>
        </math:mrow>
      </math:mfrac>
    </math:mrow>
    <math:annotation math:encoding="StarMath 5.0">D_{n,k}={n!}over{(n-k)!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i>n</math:mi>
          </math:mtr>
          <math:mtr>
            <math:mi>k</math:mi>
          </math:mtr>
        </math:mtable>
      </math:mfenced>
      <math:mo math:stretchy="false">=</math:mo>
      <math:mfrac>
        <math:mrow>
          <math:mi>n</math:mi>
          <math:mi>!</math:mi>
        </math:mrow>
        <math:mrow>
          <math:mi>k</math:mi>
          <math:mi>!</math:mi>
          <math:mrow>
            <math:mo math:stretchy="false">(</math:mo>
            <math:mrow>
              <math:mi>n</math:mi>
              <math:mo math:stretchy="false">−</math:mo>
              <math:mi>k</math:mi>
            </math:mrow>
            <math:mo math:stretchy="false">)</math:mo>
          </math:mrow>
          <math:mi>!</math:mi>
        </math:mrow>
      </math:mfrac>
    </math:mrow>
    <math:annotation math:encoding="StarMath 5.0">left( binom{n}{k} right )={n!} over {k!(n-k)!}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ub>
        <math:msup>
          <math:mi>P</math:mi>
          <math:mrow>
            <math:mo math:stretchy="false">(</math:mo>
            <math:mi>n</math:mi>
            <math:mo math:stretchy="false">)</math:mo>
          </math:mrow>
        </math:msup>
        <math:mi>n</math:mi>
      </math:msub>
      <math:mo math:stretchy="false">=</math:mo>
      <math:mfrac>
        <math:mrow>
          <math:mi>n</math:mi>
          <math:mi>!</math:mi>
        </math:mrow>
        <math:mrow>
          <math:mi>k</math:mi>
          <math:mi>!</math:mi>
        </math:mrow>
      </math:mfrac>
    </math:mrow>
    <math:annotation math:encoding="StarMath 5.0">{P^{(n)}}_n={n!}over{k!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b>
        <math:mrow>
          <math:mi>D</math:mi>
          <math:mi>'</math:mi>
        </math:mrow>
        <math:mrow>
          <math:mi>n</math:mi>
          <math:mi>,</math:mi>
          <math:mi>k</math:mi>
        </math:mrow>
      </math:msub>
      <math:mo math:stretchy="false">=</math:mo>
      <math:msup>
        <math:mi>n</math:mi>
        <math:mi>k</math:mi>
      </math:msup>
    </math:mrow>
    <math:annotation math:encoding="StarMath 5.0">{D'}_{n,k}=n^k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b>
        <math:mrow>
          <math:mi>C</math:mi>
          <math:mi>'</math:mi>
        </math:mrow>
        <math:mrow>
          <math:mi>n</math:mi>
          <math:mi>,</math:mi>
          <math:mi>k</math:mi>
        </math:mrow>
      </math:msub>
      <math:mo math:stretchy="false">=</math:mo>
      <math:mfenced math:open="" math:close="">
        <math:mtable>
          <math:mtr>
            <math:mrow>
              <math:mrow>
                <math:mi>n</math:mi>
                <math:mo math:stretchy="false">+</math:mo>
                <math:mi>k</math:mi>
              </math:mrow>
              <math:mo math:stretchy="false">−</math:mo>
              <math:mn>1</math:mn>
            </math:mrow>
          </math:mtr>
          <math:mtr>
            <math:mi>k</math:mi>
          </math:mtr>
        </math:mtable>
      </math:mfenced>
    </math:mrow>
    <math:annotation math:encoding="StarMath 5.0">{C'}_{n,k}=left(binom{n+k-1}{k} right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n>0</math:mn>
          </math:mrow>
          <math:mi>n</math:mi>
        </math:munderover>
        <math:msup>
          <math:mi>k</math:mi>
          <math:mn>3</math:mn>
        </math:msup>
      </math:mrow>
      <math:mo math:stretchy="false">=</math:mo>
      <math:mfrac>
        <math:mrow>
          <math:msup>
            <math:mi>n</math:mi>
            <math:mn>2</math:mn>
          </math:msup>
          <math:msup>
            <math:mrow>
              <math:mo math:stretchy="false">(</math:mo>
              <math:mrow>
                <math:mi>n</math:mi>
                <math:mo math:stretchy="false">+</math:mo>
                <math:mn>1</math:mn>
              </math:mrow>
              <math:mo math:stretchy="false">)</math:mo>
            </math:mrow>
            <math:mn>2</math:mn>
          </math:msup>
        </math:mrow>
        <math:mn>4</math:mn>
      </math:mfrac>
    </math:mrow>
    <math:annotation math:encoding="StarMath 5.0">sum from{k=0} to{n} k^{3} = {n^{2}(n+1)^{2}} over 4
 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(</math:mo>
          <math:mrow>
            <math:mrow>
              <math:mi>a</math:mi>
              <math:mo math:stretchy="false">+</math:mo>
              <math:mi>b</math:mi>
            </math:mrow>
            <math:mo math:stretchy="false">+</math:mo>
            <math:mi>c</math:mi>
          </math:mrow>
          <math:mo math:stretchy="false">)</math:mo>
        </math:mrow>
        <math:mn>2</math:mn>
      </math:msup>
      <math:mo math:stretchy="false">=</math:mo>
      <math:mrow>
        <math:mrow>
          <math:mrow>
            <math:mrow>
              <math:mrow>
                <math:msup>
                  <math:mi>a</math:mi>
                  <math:mn>2</math:mn>
                </math:msup>
                <math:mo math:stretchy="false">+</math:mo>
                <math:msup>
                  <math:mi>b</math:mi>
                  <math:mn>2</math:mn>
                </math:msup>
              </math:mrow>
              <math:mo math:stretchy="false">+</math:mo>
              <math:msup>
                <math:mi>c</math:mi>
                <math:mn>2</math:mn>
              </math:msup>
            </math:mrow>
            <math:mo math:stretchy="false">+</math:mo>
            <math:mn>2ab</math:mn>
          </math:mrow>
          <math:mo math:stretchy="false">+</math:mo>
          <math:mn>2ac</math:mn>
        </math:mrow>
        <math:mo math:stretchy="false">+</math:mo>
        <math:mn>2bc</math:mn>
      </math:mrow>
    </math:mrow>
    <math:annotation math:encoding="StarMath 5.0">(a+b+c)^2=a^2+b^2+c^2+2ab+2ac+2bc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a</math:mi>
            <math:mn>3</math:mn>
          </math:msup>
          <math:mo math:stretchy="false">+</math:mo>
          <math:msup>
            <math:mi>b</math:mi>
            <math:mn>3</math:mn>
          </math:msup>
        </math:mrow>
        <math:mo math:stretchy="false">=</math:mo>
        <math:mrow>
          <math:mo math:stretchy="false">(</math:mo>
          <math:mrow>
            <math:mi>a</math:mi>
            <math:mo math:stretchy="false">+</math:mo>
            <math:mi>b</math:mi>
          </math:mrow>
          <math:mo math:stretchy="false">)</math:mo>
        </math:mrow>
      </math:mrow>
      <math:mrow>
        <math:mo math:stretchy="false">(</math:mo>
        <math:mrow>
          <math:mrow>
            <math:msup>
              <math:mi>a</math:mi>
              <math:mn>2</math:mn>
            </math:msup>
            <math:mo math:stretchy="false">−</math:mo>
            <math:mi math:fontstyle="italic">ab</math:mi>
          </math:mrow>
          <math:mo math:stretchy="false">+</math:mo>
          <math:msup>
            <math:mi>b</math:mi>
            <math:mn>2</math:mn>
          </math:msup>
        </math:mrow>
        <math:mo math:stretchy="false">)</math:mo>
      </math:mrow>
    </math:mrow>
    <math:annotation math:encoding="StarMath 5.0">a^3+b^3=(a+b)(a^2-ab+b^2)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a</math:mi>
            <math:mn>3</math:mn>
          </math:msup>
          <math:mo math:stretchy="false">−</math:mo>
          <math:msup>
            <math:mi>b</math:mi>
            <math:mn>3</math:mn>
          </math:msup>
        </math:mrow>
        <math:mo math:stretchy="false">=</math:mo>
        <math:mrow>
          <math:mo math:stretchy="false">(</math:mo>
          <math:mrow>
            <math:mi>a</math:mi>
            <math:mo math:stretchy="false">−</math:mo>
            <math:mi>b</math:mi>
          </math:mrow>
          <math:mo math:stretchy="false">)</math:mo>
        </math:mrow>
      </math:mrow>
      <math:mrow>
        <math:mo math:stretchy="false">(</math:mo>
        <math:mrow>
          <math:mrow>
            <math:msup>
              <math:mi>a</math:mi>
              <math:mn>2</math:mn>
            </math:msup>
            <math:mo math:stretchy="false">+</math:mo>
            <math:mi math:fontstyle="italic">ab</math:mi>
          </math:mrow>
          <math:mo math:stretchy="false">+</math:mo>
          <math:msup>
            <math:mi>b</math:mi>
            <math:mn>2</math:mn>
          </math:msup>
        </math:mrow>
        <math:mo math:stretchy="false">)</math:mo>
      </math:mrow>
    </math:mrow>
    <math:annotation math:encoding="StarMath 5.0">a^3-b^3=(a-b)(a^2+ab+b^2)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i>m</math:mi>
          </math:mrow>
          <math:mi>n</math:mi>
        </math:munderover>
        <math:msup>
          <math:mi>r</math:mi>
          <math:mi>k</math:mi>
        </math:msup>
      </math:mrow>
      <math:mo math:stretchy="false">=</math:mo>
      <math:mfrac>
        <math:mrow>
          <math:msup>
            <math:mi>r</math:mi>
            <math:mrow>
              <math:mi>n</math:mi>
              <math:mo math:stretchy="false">−</math:mo>
              <math:mn>1</math:mn>
            </math:mrow>
          </math:msup>
          <math:mo math:stretchy="false">+</math:mo>
          <math:msup>
            <math:mi>r</math:mi>
            <math:mi>m</math:mi>
          </math:msup>
        </math:mrow>
        <math:mrow>
          <math:mi>r</math:mi>
          <math:mo math:stretchy="false">−</math:mo>
          <math:mn>1</math:mn>
        </math:mrow>
      </math:mfrac>
    </math:mrow>
    <math:annotation math:encoding="StarMath 5.0">sum from k=m to n r^k = {r^{n-1}+r^m} over {r-1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row>
          <math:mo math:stretchy="false">(</math:mo>
          <math:mrow>
            <math:munderover>
              <math:mo math:stretchy="false">∏</math:mo>
              <math:mrow>
                <math:mi>k</math:mi>
                <math:mo math:stretchy="false">=</math:mo>
                <math:mn>1</math:mn>
              </math:mrow>
              <math:mi>n</math:mi>
            </math:munderover>
            <math:msub>
              <math:mi>a</math:mi>
              <math:mi>k</math:mi>
            </math:msub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n>1</math:mn>
            </math:mrow>
            <math:mi>n</math:mi>
          </math:munderover>
          <math:mi>ln</math:mi>
        </math:mrow>
      </math:mrow>
      <math:mrow>
        <math:mo math:stretchy="false">(</math:mo>
        <math:msub>
          <math:mi>a</math:mi>
          <math:mi>k</math:mi>
        </math:msub>
        <math:mo math:stretchy="false">)</math:mo>
      </math:mrow>
    </math:mrow>
    <math:annotation math:encoding="StarMath 5.0">ln(prod from{k=1} to{n} a_k) = sum from{k=1} to{n} ln(a_k)
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 math:fontstyle="italic">se</math:mi>
      <math:msub>
        <math:mi>a</math:mi>
        <math:mn>0</math:mn>
      </math:msub>
      <math:mn>...</math:mn>
      <math:msub>
        <math:mi>a</math:mi>
        <math:mi>k</math:mi>
      </math:msub>
      <math:mi>è</math:mi>
      <math:mi math:fontstyle="italic">una</math:mi>
      <math:mi math:fontstyle="italic">successione</math:mi>
      <math:mi math:fontstyle="italic">qualunque</math:mi>
      <math:mi>,</math:mi>
      <math:mi math:fontstyle="italic">allora</math:mi>
      <math:mi>:</math:mi>
    </math:mrow>
    <math:annotation math:encoding="StarMath 5.0">se a_0 ... a_k è una successione qualunque, allora: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n>1</math:mn>
          </math:mrow>
          <math:mrow>
            <math:mi>n</math:mi>
            <math:mo math:stretchy="false">−</math:mo>
            <math:mn>1</math:mn>
          </math:mrow>
        </math:munderover>
        <math:mrow>
          <math:mo math:stretchy="false">(</math:mo>
          <math:mrow>
            <math:msub>
              <math:mi>a</math:mi>
              <math:mi>k</math:mi>
            </math:msub>
            <math:mo math:stretchy="false">−</math:mo>
            <math:msub>
              <math:mi>a</math:mi>
              <math:mrow>
                <math:mi>k</math:mi>
                <math:mo math:stretchy="false">−</math:mo>
                <math:mn>1</math:mn>
              </math:mrow>
            </math:msub>
          </math:mrow>
          <math:mo math:stretchy="false">)</math:mo>
        </math:mrow>
      </math:mrow>
      <math:mo math:stretchy="false">=</math:mo>
      <math:mrow>
        <math:msub>
          <math:mi>a</math:mi>
          <math:mi>n</math:mi>
        </math:msub>
        <math:mo math:stretchy="false">−</math:mo>
        <math:msub>
          <math:mi>a</math:mi>
          <math:mn>0</math:mn>
        </math:msub>
      </math:mrow>
    </math:mrow>
    <math:annotation math:encoding="StarMath 5.0">sum from k=1 to {n-1} (a_k-a_{k-1}) = a_n-a_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n>1</math:mn>
          </math:mrow>
          <math:mrow>
            <math:mi>n</math:mi>
            <math:mo math:stretchy="false">−</math:mo>
            <math:mn>1</math:mn>
          </math:mrow>
        </math:munderover>
        <math:mfrac>
          <math:mn>1</math:mn>
          <math:mrow>
            <math:mi>k</math:mi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</math:mrow>
        </math:mfrac>
      </math:mrow>
      <math:mo math:stretchy="false">=</math:mo>
      <math:mrow>
        <math:mn>1</math:mn>
        <math:mo math:stretchy="false">−</math:mo>
        <math:mfrac>
          <math:mn>1</math:mn>
          <math:mi>n</math:mi>
        </math:mfrac>
      </math:mrow>
    </math:mrow>
    <math:annotation math:encoding="StarMath 5.0">sum from k=1 to {n-1} {1 over {k(k+1)}} = 1 - 1 over n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n>0</math:mn>
          </math:mrow>
          <math:mrow>
            <math:mi>n</math:mi>
            <math:mo math:stretchy="false">−</math:mo>
            <math:mn>1</math:mn>
          </math:mrow>
        </math:munderover>
        <math:mrow>
          <math:mo math:stretchy="false">(</math:mo>
          <math:mrow>
            <math:msub>
              <math:mi>a</math:mi>
              <math:mi>k</math:mi>
            </math:msub>
            <math:mo math:stretchy="false">−</math:mo>
            <math:msub>
              <math:mi>a</math:mi>
              <math:mrow>
                <math:mi>k</math:mi>
                <math:mo math:stretchy="false">+</math:mo>
                <math:mn>1</math:mn>
              </math:mrow>
            </math:msub>
          </math:mrow>
          <math:mo math:stretchy="false">)</math:mo>
        </math:mrow>
      </math:mrow>
      <math:mo math:stretchy="false">=</math:mo>
      <math:mrow>
        <math:msub>
          <math:mi>a</math:mi>
          <math:mn>0</math:mn>
        </math:msub>
        <math:mo math:stretchy="false">−</math:mo>
        <math:msub>
          <math:mi>a</math:mi>
          <math:mi>n</math:mi>
        </math:msub>
      </math:mrow>
    </math:mrow>
    <math:annotation math:encoding="StarMath 5.0">sum from k=0 to {n-1} (a_k-a_{k+1}) = a_0-a_n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row>
              <math:mi>x</math:mi>
              <math:mo math:stretchy="false">+</math:mo>
              <math:mi>y</math:mi>
            </math:mrow>
            <math:mo math:stretchy="false">)</math:mo>
          </math:mrow>
          <math:mi>n</math:mi>
        </math:msup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n>0</math:mn>
            </math:mrow>
            <math:mi>n</math:mi>
          </math:munderover>
          <math:mfenced math:open="" math:close="">
            <math:mtable>
              <math:mtr>
                <math:mi>n</math:mi>
              </math:mtr>
              <math:mtr>
                <math:mi>k</math:mi>
              </math:mtr>
            </math:mtable>
          </math:mfenced>
        </math:mrow>
      </math:mrow>
      <math:msup>
        <math:mi>x</math:mi>
        <math:mi>k</math:mi>
      </math:msup>
      <math:msup>
        <math:mi>y</math:mi>
        <math:mrow>
          <math:mi>n</math:mi>
          <math:mo math:stretchy="false">−</math:mo>
          <math:mi>k</math:mi>
        </math:mrow>
      </math:msup>
    </math:mrow>
    <math:annotation math:encoding="StarMath 5.0">(x+y)^n = sum from k=0 to n left (binom{n}{k} right ) x^k y^{n-k} 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n>0</math:mn>
          </math:mrow>
          <math:mrow>
            <math:mi>n</math:mi>
            <math:mo math:stretchy="false">−</math:mo>
            <math:mn>1</math:mn>
          </math:mrow>
        </math:munderover>
        <math:mfenced math:open="" math:close="">
          <math:mtable>
            <math:mtr>
              <math:mi>k</math:mi>
            </math:mtr>
            <math:mtr>
              <math:mi>s</math:mi>
            </math:mtr>
          </math:mtable>
        </math:mfenced>
      </math:mrow>
      <math:mo math:stretchy="false">=</math:mo>
      <math:mfenced math:open="" math:close="">
        <math:mtable>
          <math:mtr>
            <math:mi>n</math:mi>
          </math:mtr>
          <math:mtr>
            <math:mrow>
              <math:mi>s</math:mi>
              <math:mo math:stretchy="false">+</math:mo>
              <math:mn>1</math:mn>
            </math:mrow>
          </math:mtr>
        </math:mtable>
      </math:mfenced>
    </math:mrow>
    <math:annotation math:encoding="StarMath 5.0">sum from k=0 to n-1 left ( binom{k}{s} right ) = left ( binom{n}{s+1} right)</math:annotation>
  </math:semantics>
</math:math>
</file>